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Gillius ADF" svg:font-family="'Gillius ADF'"/>
    <style:font-face style:name="Inconsolata" svg:font-family="Inconsolata, 'Courier New', monospace"/>
    <style:font-face style:name="Lohit Hindi1" svg:font-family="'Lohit Hindi'"/>
    <style:font-face style:name="OpenSymbol" svg:font-family="OpenSymbol"/>
    <style:font-face style:name="arial" svg:font-family="arial, helvetica, sans-serif"/>
    <style:font-face style:name="tahoma" svg:font-family="tahoma, arial, helvetic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tahoma"/>
    </style:style>
    <style:style style:name="P2" style:family="paragraph" style:parent-style-name="Text_20_body">
      <style:text-properties style:font-name="tahoma" fo:font-size="13.5pt"/>
    </style:style>
    <style:style style:name="P3" style:family="paragraph" style:parent-style-name="Text_20_body">
      <style:paragraph-properties fo:text-align="center" style:justify-single-word="false"/>
      <style:text-properties style:font-name="tahoma"/>
    </style:style>
    <style:style style:name="P4" style:family="paragraph" style:parent-style-name="Text_20_body">
      <style:paragraph-properties fo:text-align="start" style:justify-single-word="false"/>
      <style:text-properties style:font-name="tahoma"/>
    </style:style>
    <style:style style:name="P5" style:family="paragraph" style:parent-style-name="Text_20_body">
      <style:text-properties style:font-name="tahoma" fo:font-size="10.5pt"/>
    </style:style>
    <style:style style:name="P6" style:family="paragraph" style:parent-style-name="Text_20_body">
      <style:paragraph-properties fo:text-align="center" style:justify-single-word="false"/>
      <style:text-properties style:font-name="tahoma" fo:font-size="10.5pt"/>
    </style:style>
    <style:style style:name="P7" style:family="paragraph" style:parent-style-name="Text_20_body" style:list-style-name="L1">
      <style:text-properties style:font-name="arial"/>
    </style:style>
    <style:style style:name="P8" style:family="paragraph" style:parent-style-name="Text_20_body">
      <style:text-properties style:font-name="arial" fo:font-size="10.5pt"/>
    </style:style>
    <style:style style:name="P9" style:family="paragraph" style:parent-style-name="Text_20_body">
      <style:text-properties style:font-name="Arial" fo:font-size="14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paragraph-properties fo:margin-top="0in" fo:margin-bottom="0in"/>
    </style:style>
    <style:style style:name="P21" style:family="paragraph" style:parent-style-name="Text_20_body" style:list-style-name="L1">
      <style:paragraph-properties fo:margin-top="0in" fo:margin-bottom="0in"/>
    </style:style>
    <style:style style:name="P22" style:family="paragraph" style:parent-style-name="Text_20_body">
      <style:paragraph-properties fo:margin-top="0in" fo:margin-bottom="0in"/>
      <style:text-properties style:font-name="arial" fo:font-size="10.5pt"/>
    </style:style>
    <style:style style:name="P23" style:family="paragraph" style:parent-style-name="Text_20_body">
      <style:paragraph-properties fo:margin-top="0in" fo:margin-bottom="0in"/>
      <style:text-properties style:font-name="tahoma"/>
    </style:style>
    <style:style style:name="P24" style:family="paragraph" style:parent-style-name="Text_20_body">
      <style:paragraph-properties fo:margin-top="0in" fo:margin-bottom="0in"/>
      <style:text-properties style:font-name="tahoma" fo:font-size="10.5pt"/>
    </style:style>
    <style:style style:name="P25" style:family="paragraph" style:parent-style-name="Text_20_body">
      <style:paragraph-properties fo:margin-top="0in" fo:margin-bottom="0in" fo:text-align="center" style:justify-single-word="false"/>
      <style:text-properties style:font-name="tahoma" fo:font-size="10.5pt"/>
    </style:style>
    <style:style style:name="P26" style:family="paragraph" style:parent-style-name="Text_20_body">
      <style:paragraph-properties fo:margin-top="0in" fo:margin-bottom="0in" fo:text-align="justify" style:justify-single-word="false"/>
      <style:text-properties style:font-name="tahoma" fo:font-size="10.5pt"/>
    </style:style>
    <style:style style:name="P27" style:family="paragraph" style:parent-style-name="Text_20_body">
      <style:paragraph-properties fo:margin-top="0in" fo:margin-bottom="0in"/>
      <style:text-properties style:font-name="tahoma" fo:font-size="12pt"/>
    </style:style>
    <style:style style:name="P28" style:family="paragraph" style:parent-style-name="Text_20_body">
      <style:paragraph-properties fo:margin-top="0in" fo:margin-bottom="0in"/>
      <style:text-properties fo:font-size="10.5pt"/>
    </style:style>
    <style:style style:name="P29" style:family="paragraph" style:parent-style-name="Text_20_body" style:list-style-name="L2">
      <style:paragraph-properties fo:margin-top="0in" fo:margin-bottom="0in"/>
    </style:style>
    <style:style style:name="P30" style:family="paragraph" style:parent-style-name="Text_20_body" style:list-style-name="L3">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Text_20_body" style:list-style-name="L6">
      <style:paragraph-properties fo:margin-top="0in" fo:margin-bottom="0in"/>
    </style:style>
    <style:style style:name="P33" style:family="paragraph" style:parent-style-name="Text_20_body" style:list-style-name="L7">
      <style:paragraph-properties fo:margin-top="0in" fo:margin-bottom="0in"/>
    </style:style>
    <style:style style:name="P34" style:family="paragraph" style:parent-style-name="Text_20_body" style:list-style-name="L8">
      <style:paragraph-properties fo:margin-top="0in" fo:margin-bottom="0in"/>
    </style:style>
    <style:style style:name="P35" style:family="paragraph" style:parent-style-name="Text_20_body" style:list-style-name="L9">
      <style:paragraph-properties fo:margin-top="0in" fo:margin-bottom="0in"/>
    </style:style>
    <style:style style:name="P36" style:family="paragraph" style:parent-style-name="Text_20_body">
      <style:paragraph-properties fo:text-align="center" style:justify-single-word="false" fo:padding="0in" fo:border="none"/>
    </style:style>
    <style:style style:name="P37" style:family="paragraph" style:parent-style-name="Heading_20_1" style:master-page-name="HTML">
      <style:paragraph-properties style:page-number="auto"/>
      <style:text-properties style:font-name="tahoma"/>
    </style:style>
    <style:style style:name="P38" style:family="paragraph" style:parent-style-name="Heading_20_2">
      <style:text-properties style:font-name="tahoma"/>
    </style:style>
    <style:style style:name="P39" style:family="paragraph" style:parent-style-name="Preformatted_20_Text">
      <style:paragraph-properties fo:margin-top="0in" fo:margin-bottom="0.1965in"/>
      <style:text-properties style:font-name="tahoma"/>
    </style:style>
    <style:style style:name="T1" style:family="text">
      <style:text-properties style:font-name="arial"/>
    </style:style>
    <style:style style:name="T2" style:family="text">
      <style:text-properties style:font-name="arial" fo:font-size="10.5pt"/>
    </style:style>
    <style:style style:name="T3" style:family="text">
      <style:text-properties style:font-name="arial" fo:font-size="15pt"/>
    </style:style>
    <style:style style:name="T4" style:family="text">
      <style:text-properties fo:font-size="10.5pt"/>
    </style:style>
    <style:style style:name="T5" style:family="text">
      <style:text-properties style:font-name="tahoma"/>
    </style:style>
    <style:style style:name="T6" style:family="text">
      <style:text-properties style:font-name="tahoma" fo:font-size="12pt" fo:background-color="transparent"/>
    </style:style>
    <style:style style:name="T7" style:family="text">
      <style:text-properties style:font-name="tahoma" fo:font-size="10.5pt"/>
    </style:style>
    <style:style style:name="T8" style:family="text">
      <style:text-properties style:font-name="tahoma" style:text-underline-style="solid" style:text-underline-width="auto" style:text-underline-color="font-color"/>
    </style:style>
    <style:style style:name="T9" style:family="text">
      <style:text-properties fo:color="#000000" style:font-name="arial" fo:font-size="10.5pt"/>
    </style:style>
    <style:style style:name="T10" style:family="text">
      <style:text-properties style:font-name="Arial" fo:font-size="14pt"/>
    </style:style>
    <style:style style:name="T11" style:family="text">
      <style:text-properties fo:font-variant="normal" fo:text-transform="none" fo:color="#000000" style:font-name="Arial" fo:font-size="14pt" fo:font-style="normal" fo:font-weight="normal" fo:background-color="transparent"/>
    </style:style>
    <style:style style:name="T12" style:family="text">
      <style:text-properties fo:font-variant="normal" fo:text-transform="none" fo:color="#000000" fo:font-style="normal" fo:font-weight="normal" fo:background-color="transparent"/>
    </style:style>
    <style:style style:name="T13" style:family="text">
      <style:text-properties style:text-line-through-style="soli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flPTApZuVB_0"/>Quote</text:p>
      <text:p text:style-name="P2">"There is the rubbish we keep, which is the junk, and the rubbish we throw away, which is the garbage." </text:p>
      <text:p text:style-name="P2">(T.Bardini, Junkware).</text:p>
      <text:p text:style-name="P2"/>
      <text:p text:style-name="P2">"We are the eternal return of the enslaved stock under his new name, junkware.<text:line-break/>We are the medium, the message and the code.<text:line-break/>We are worth our code, not worth a rush"</text:p>
      <text:p text:style-name="P2">(T.Bardini, Junkware).</text:p>
      <text:section text:style-name="Sect1" text:name="section-1">
        <text:p text:style-name="P20">TABLE OF JUNK</text:p>
        <text:p text:style-name="P20"><text:span text:style-name="Strong_20_Emphasis">1.</text:span> Table of Contents</text:p>
        <text:p text:style-name="P20"><text:span text:style-name="Strong_20_Emphasis">2.</text:span> How This Book Was Written</text:p>
        <text:p text:style-name="P20"><text:span text:style-name="Strong_20_Emphasis">3.</text:span> iPhone 25, elephants 0</text:p>
      </text:section>
      <text:p text:style-name="Heading_20_1"><text:bookmark text:name="flPTApZuVB_1"/><text:span text:style-name="Strong_20_Emphasis">1.</text:span> <text:span text:style-name="T1">Table of Contents</text:span></text:p>
      <text:list xml:id="list142553856" text:style-name="L1">
        <text:list-item>
          <text:p text:style-name="P21"><text:span text:style-name="T1">How This Book Was Written</text:span> </text:p>
        </text:list-item>
        <text:list-item>
          <text:p text:style-name="P21"><text:span text:style-name="T1">Junkware : the grotesque theater of innovation</text:span> </text:p>
        </text:list-item>
        <text:list-item>
          <text:p text:style-name="P21"><text:span text:style-name="T1">Chapter One</text:span> </text:p>
        </text:list-item>
        <text:list-item>
          <text:p text:style-name="P21"><text:span text:style-name="T1">Chapter Two</text:span> </text:p>
        </text:list-item>
        <text:list-item>
          <text:p text:style-name="P7">Additional Junk</text:p>
        </text:list-item>
      </text:list>
      <text:p text:style-name="Heading_20_1"><text:bookmark text:name="flPTApZuVB_3"/><text:span text:style-name="Strong_20_Emphasis">2.</text:span> How This Book Was Written</text:p>
      <text:p text:style-name="Text_20_body"><text:span text:style-name="T2">Junk DNA corresponds to the 98.5% part of the human genome that has no genetic function. Thierry Bardini has explored in Junkware (Minnesota Press, 2010) the idea that "most of culture and nature, including humans, is composed of useless, but always potentially recyclable, material otherwise known as ‘junk.’ "</text:span><text:line-break/><text:span text:style-name="T2">Are we made of junk ? Do we have become literaly junk ? </text:span><text:line-break/><text:line-break/><text:span text:style-name="T2">Inspired by Bardini's book, a group of french &amp; chinese artists has choosen to interprete this concept through an eponym installation : a speculative machine that uses mathematical modeling and data analysis to generate futuristic objects from DNA and brainwaves. </text:span><text:line-break/><text:line-break/><text:span text:style-name="T2">The opportunity to present Junkware installation in Shanghaï (Maker Carnival, october 2014) is combined with the organisation of a textbook sprint aiming at sharing, collecting and editing materials - ideas as well as data - to observe, critic and speculate on our own's practice towards junk : the one that is produced and the one  reused. </text:span></text:p>
      <text:p text:style-name="Text_20_body"><text:span text:style-name="T2">Your junk is a treasure for someone else. </text:span><text:line-break/><text:line-break/><text:span text:style-name="T2">This book is a recollection of contributions from the Junk Book Venture workshop organized at One Space on 15&amp;16th october in Shanghaï (Chapter One) ; and as a metaphor of the Junk concept itself, it includes a great remix of archives (data, text, visuals) produced from november 2013 to october 2014 to prepare Junkware Installation (Chapter Two).</text:span></text:p>
      <text:p text:style-name="Heading_20_1"><text:bookmark text:name="flPTApZuVB_4"/><text:span text:style-name="Strong_20_Emphasis">3.</text:span> <text:span text:style-name="T5">iPhone 25, elephants 0</text:span></text:p>
      <text:p text:style-name="P1">The "Junkware" project has started by an attempt to think about the future.</text:p>
      <text:p text:style-name="P1">What will be the objects of the future? How to write it?</text:p>
      <text:p text:style-name="P1">Innovation?</text:p>
      <text:p text:style-name="P1">Let's think about 2025.</text:p>
      <text:p text:style-name="P1">We will have reached the iPhone 25. </text:p>
      <text:p text:style-name="P1">There will be no elephants left.</text:p>
      <text:p text:style-name="P1">Choices have been made</text:p>
      <text:section text:style-name="Sect1" text:name="magicdomid421">
        <text:p text:style-name="Text_20_body"> </text:p>
      </text:section>
      <text:p text:style-name="P23">Robots get smarter, production pace fasten. </text:p>
      <text:p text:style-name="P23">Junk is piling up everywhere.</text:p>
      <text:p text:style-name="P23"/>
      <text:section text:style-name="Sect1" text:name="magicdomid422">
        <text:p text:style-name="P23">Half-used and even not broken, </text:p>
      </text:section>
      <text:p text:style-name="P23">millions of matters are floating in space-time without a notice or a description. </text:p>
      <text:section text:style-name="Sect1" text:name="magicdomid423">
        <text:p text:style-name="P20"> </text:p>
      </text:section>
      <text:p text:style-name="P20"/>
      <text:section text:style-name="Sect1" text:name="section-2">
        <text:p text:style-name="P20">CHAPTER ONE</text:p>
        <text:p text:style-name="P20"><text:span text:style-name="Strong_20_Emphasis">4.</text:span> Anatomy of the workshop</text:p>
        <text:p text:style-name="P20"><text:span text:style-name="Strong_20_Emphasis">5.</text:span> *digital*media*junk*ware*lore*</text:p>
        <text:p text:style-name="P20"><text:span text:style-name="Strong_20_Emphasis">6.</text:span> Data-Literature</text:p>
        <text:p text:style-name="P20"><text:span text:style-name="Strong_20_Emphasis">7.</text:span> Junk-prod</text:p>
        <text:p text:style-name="P20"><text:span text:style-name="Strong_20_Emphasis">8.</text:span> Board/Bored Games</text:p>
        <text:p text:style-name="P20"><text:span text:style-name="Strong_20_Emphasis">9.</text:span> Non-coding Code</text:p>
        <text:p text:style-name="P20"><text:span text:style-name="Strong_20_Emphasis">10.</text:span> Third Hand</text:p>
      </text:section>
      <text:p text:style-name="Heading_20_1"><text:bookmark text:name="flPTApZuVB_5"/><text:span text:style-name="Strong_20_Emphasis">4.</text:span> <text:span text:style-name="T3">Anatomy of the workshop</text:span></text:p>
      <text:p text:style-name="Text_20_body"><text:span text:style-name="Strong_20_Emphasis"><text:span text:style-name="T2">An invitation</text:span></text:span></text:p>
      <text:p text:style-name="P8">On October 15, Professor Lafleche from France and MAKE+ from Shanghai brought together 15 people from different backgrounds and cultures to merge ideas to produce a book on the subject of “JUNK” at ONE Space . In this workshop, scientists, artists and designers and professionals from other fields have discussed together the changes in today’s and future’s product design and production.</text:p>
      <text:p text:style-name="P8">In human DNA, only 1.5% of DNA has genetic functions, the scientists named the rest 98.5% “Junk”, because their functions have not been found. Canadian writer Thierry Bardini defined “Junk” in his book “Junkware” as this: “Almost all culture and nature, including ourselves, are made of useless but recyclable materials. These materials are called Junk” In fact, our daily lives are surrounded by useless products, the world is filled with Junk. Are we really using Junk to make things? Will we ever become Junk one day? Is Junk completely useless or will they give us hope?</text:p>
      <text:p text:style-name="Text_20_body"><text:span text:style-name="Strong_20_Emphasis"><text:span text:style-name="T2">A space </text:span></text:span></text:p>
      <text:p text:style-name="P8">ONE is a creative experimental space located in Shanghai Jingan district. It is open to all company and creative individuals. Participants are welcomed to take part in creative thinking process and space experimentations through workshops, talks and exhibitions.</text:p>
      <text:p text:style-name="Text_20_body"><text:span text:style-name="Strong_20_Emphasis"><text:span text:style-name="T2">A collaborative process</text:span></text:span></text:p>
      <text:p text:style-name="Text_20_body"><text:span text:style-name="T2">Professor Lafleche and MAKE+ have collected, shared and edited information on Junk using text, image and visualized data and the method of co-writing and annoting (English and Chinese) to discuss art, design, innovation, technology, production, consumerism, patenting and recycling in the future.</text:span><text:line-break/><text:line-break/><text:span text:style-name="Strong_20_Emphasis"><text:span text:style-name="T2">A publishing platform</text:span></text:span></text:p>
      <text:p text:style-name="P8">Booktype is web-based software which means you do not install it on your computer; rather, you access it through a web browser. It is Free Software (licensed under the GNU Affero GPL), meaning that it can be freely downloaded, re-used and customised. Booktype was originally developed to facilitate the accelerated production models enabled by book sprints. Hence the feature set matches the rapid pace of publishing possible in the modern era of print-on-demand. Using Booktype, print ready source (book formatted PDF) can be generated in a few minutes, and then uploaded to your favourite print-on-demand service.</text:p>
      <text:p text:style-name="Text_20_body"><text:span text:style-name="Strong_20_Emphasis"><text:span text:style-name="T9">And participants :</text:span></text:span></text:p>
      <text:p text:style-name="P22">Chen Yi</text:p>
      <text:p text:style-name="P22">Feng Bin</text:p>
      <text:p text:style-name="P22">Liu Feng </text:p>
      <text:p text:style-name="P22">Jenny Lu </text:p>
      <text:p text:style-name="P22">Albert Mayr</text:p>
      <text:p text:style-name="P22">Han Yang </text:p>
      <text:p text:style-name="P22">Miya Shen </text:p>
      <text:p text:style-name="P22">Constance Garnier </text:p>
      <text:p text:style-name="P22">Gabriele de Seta</text:p>
      <text:p text:style-name="P22">Katy</text:p>
      <text:p text:style-name="P22">Hao Rong</text:p>
      <text:p text:style-name="P22">Li Ding</text:p>
      <text:p text:style-name="P8">Jammes Jun Fang</text:p>
      <text:p text:style-name="Text_20_body"> </text:p>
      <text:p text:style-name="P8"><text:soft-page-break/></text:p>
      <text:p text:style-name="P8"/>
      <text:p text:style-name="Text_20_body"><text:bookmark text:name="flPTApZuVB_7"/>Gabriele de Seta<text:line-break/>http://paranom.asia</text:p>
      <text:p text:style-name="Text_20_body"><text:span text:style-name="Strong_20_Emphasis">*digital*media*junk*ware*lore*</text:span><text:line-break/><text:span text:style-name="Strong_20_Emphasis">*数*媒*废*品*俗*</text:span><text:line-break/><text:span text:style-name="Strong_20_Emphasis">Shanghai mediations on Thierry Bardini's </text:span><text:span text:style-name="Emphasis"><text:span text:style-name="Strong_20_Emphasis">Junkware</text:span></text:span></text:p>
      <text:p text:style-name="Text_20_body"> </text:p>
      <text:p text:style-name="Text_20_body">*junk*<text:line-break/><text:span text:style-name="Emphasis">废物 (feiwu</text:span>, garbage)<text:line-break/>"There is the rubbish we keep, which is junk, and the rubbish we throw away, which is garbage", Sydney Brenner reportedly explains on page 49, inspiring Thierry Bardini's call for a semantics of discard. Of the many questions elicited by the signature of *junk* - <text:span text:style-name="Emphasis">what is junk?</text:span> Everything / <text:span text:style-name="Emphasis">when is junk?</text:span> Now, and more to come / <text:span text:style-name="Emphasis">where is junk?</text:span> Everywhere / <text:span text:style-name="Emphasis">who is junk? </text:span>Us, and them / <text:span text:style-name="Emphasis">how is junk?</text:span> Good and bad and useful and useless, it depends, yet it's 98.5% of everything - perhaps the most sensible question to ask today remains <text:span text:style-name="Emphasis">so what?</text:span>, or,<text:span text:style-name="Emphasis"> why does it matter?</text:span>, or, <text:span text:style-name="Emphasis">why does junk matter?</text:span> and <text:span text:style-name="Emphasis">why does matter junk?</text:span></text:p>
      <text:p text:style-name="Text_20_body">*ware*<text:line-break/>无用的 (<text:span text:style-name="Emphasis">wuyong de</text:span>, useless)<text:line-break/>A materialist approach to junk and a junkist approach to matter seem the most useful moves to derive from Bardini's <text:span text:style-name="Emphasis">portmanteau</text:span> *junk*ware*: stuff that is the Other of stuff, in time and place and ownership and use, things that are temporarily thrown in a limbo of less-thingness and uncertainty, accumulating in heaps of problematic matter, losing the boundaries which segment them in individual objects, rewinding back the process of individuation by piling up upon other junk. The next step leads into speculative junkonomics: a recuperated copy of Marx's writings encoded in the wrong character set postulates the W-J-W and J-W-J cycles, from ware to junk to ware, and from junk to ware to junk, the accumulation of capital sustained by use value superseded by the self-sustaining accretion of use-less value in stacks of 品 <text:span text:style-name="Emphasis">pin</text:span>, 'ware'.</text:p>
      <text:p text:style-name="Text_20_body">*digital*<text:line-break/>垃圾邮件 (<text:span text:style-name="Emphasis">laji youjian</text:span>, junk mail)<text:line-break/>The fabled Internet of Things is in fact merely the polished 1.5% portrayed by the aseptic photos of data centers and the colorful network diagrams appearing on sleek PowerPoint presentations at international industry talks. What about the non-signifying 98.5%, then? Where is The Internet of Junk? Who collects and sorts out *digital*junk*ware*? What other forms does junk take in our digital and already postdigital times, besides the obvious junk mail already made almost invisible by the perfected algorithms of our filters and the pop-ups preemptively killed off by our AdBlock plug-ins? How does this digital junk get repurposed into digital ware and when does digital ware goes back to being digital junk? Is even junk a fitting metaphor for the platitude that user-generated content is?</text:p>
      <text:p text:style-name="Text_20_body">*media*<text:line-break/>信息毒品 (<text:span text:style-name="Emphasis">xinxi dupin</text:span>, information drug)<text:line-break/>Bardini's writing is irremediably double-helixed, knitted along the polymer bases of its own DNA, as it proceeds by a sort of augmented dialectics set in motion by hidden third terms - <text:span text:style-name="Emphasis">media</text:span>. DNA is made of genes, but genes are 98.5% junk, and junk matters; culture is made of memes, and memes are just like genes, so 98.5% of culture is junk, and it matters too. The jump from these parellels into the hidden third of hypervirality is legitimized through the figure of the loop, which becomes the organizing aesthetic trope of our times after the deleuzian fold. In hyperviral culture, the augmented dialectic loop continues, memes are the genes of culture, and memes work like mind viruses, so that "a virus is essentially junk code, and our hyperviral culture is indeed a junk culture" (p. 189). The viral metaphor mediating between memetics and genetics pierces through half a century, from Burroughs and cybernetics to Derrida,  Deleuze and Dawkins, and turns *digital*media*junk*ware* into an updated version of selfish cultural DNA - an information drug poisoning minds with alluring rumors and spreadable beliefs. But the non-signifying discard bites back: if meaningless genes cannot be selfish, how could meaningless memes be?</text:p>
      <text:p text:style-name="Text_20_body">*lore*<text:line-break/>无用之用 (<text:span text:style-name="Emphasis">wuyong zhi yong</text:span>, the use of the useless)<text:line-break/>"How did this happen? How and when, exactly, did our culture turn to junk? Or, in other words, when did we actually last create some radically new cultural experiences? And when did we instead start to recycle culture with the appearance (the glitter) or the new?" (p. 169) - how many useless questions, Thierry! Let's tear them apart and build a new toolbox of unusable concepts. If our entire culture turned to junk, it might be the right time to go back to folklore. Junk refuses to be yet another final statement in a series of grand narratives. Junk has to be found in opposition to use value and organic garbage. Junk has to be rummaged into for its discursive making, its affective collection, and its temporary autonomous phases of repurposing into non-junk. Let's do away with both the myth of the original and the myth of the copycat: 山寨 <text:span text:style-name="Emphasis">shanzhai</text:span> has gone all the way from junk into a culture into a product into an industry into a rhetoric into a narrative and its hermeneutics - junk for academics, the last rodents in line. Let's stop searching for our next brand of culture when the last choice is as paradoxical as junk. Let's drop our sampling devices and drift along the kula rings of useless discard that we traverse and traverse us at every corner of our mediated lives. Let's accept the loss of authorship and preservation, of traceability and evolution, let's just get high on information drug, let's believe and preach and sing and dance in a carnival of *digital*media*junk*ware*lore*, a repertoire of noise not-yet-useful to anyone, rumors without referent, fractal jokes, non-human grotesques, post-linguistic vernaculars, unsuccessful memes, self-censoring 恶搞 <text:span text:style-name="Emphasis">egao</text:span>. Makers: let's "make do" rather than "make to".</text:p>
      <text:p text:style-name="Text_20_body">*?*?*?*?*?*<text:line-break/>Sketched above are some mediations on a constellation of semantemes recuperated from the reeky dustbin of recent media theory, in the attempt of hacking together new hybrid concepts for a materialist anthropology of the contemporary under the sign of *digital*media*junk*ware*lore* or *数*媒*废*品*俗*. In this light, moving from Bardini's bio-cultural parallels into speculative probing of the *digital*, *junk* is understood as the Other of *ware*, locked in J-W-J and W-J-W cycles of which we are the *media*, the silent hyphens articulating a *lore* through each change of phase. The best use to which we can put the signal-to-noise ratio of our genome is unmasking the cultures to which we subscribe as ordered and stylized collections of memes, a mere 1.5% of the webs of meaning we code without end. Praise the 98.5%.</text:p>
      <text:p text:style-name="Heading_20_1"><text:bookmark text:name="flPTApZuVB_8"/><text:span text:style-name="Strong_20_Emphasis">6.</text:span> <text:span text:style-name="T5">Data-Literature</text:span></text:p>
      <text:p text:style-name="Text_20_body"><text:span text:style-name="T10">First time I encountered the term </text:span><text:span text:style-name="Emphasis"><text:span text:style-name="T10">data-literature </text:span></text:span><text:span text:style-name="T10">was in an article written by the french web-journalist Sabine Blanc untitled "</text:span><text:a xlink:type="simple" xlink:href="http://owni.fr/2011/03/18/de-la-datalitterature-dans-le-9-3/"><text:span text:style-name="T10">De la data-littérature dans le 93</text:span></text:a><text:span text:style-name="T10">". She shared the story of "Traques Traces" project reflecting on digital identity and based on statistics and one-line data, developed by the writer Cécile Portier together with teenagers in an high school in Paris'suburbs where sha was hosted in residency.</text:span></text:p>
      <text:p text:style-name="P9">Perhaps, Sabine Blanc coined the term data-literature (I could hardly find other references later on the web) without noticing it. At that time, she worked for OWNI (acronym for Non Identified Web Objects) an information website initiated in 2009 which gained its reputation based on a solid data-journalism, meantime introducing in France this new way of thinking &amp; doing in the field of journalism.</text:p>
      <text:p text:style-name="Text_20_body"><text:a xlink:type="simple" xlink:href="https://en.wikipedia.org/wiki/Data_journalism"><text:span text:style-name="Emphasis"><text:span text:style-name="T10">Data journalism</text:span></text:span></text:a><text:span text:style-name="Emphasis"><text:span text:style-name="T10"> is a journalism specialty reflecting the increased role that numerical data is used in the production and distribution of information in the digital era. It reflects the increased interaction between content producers (journalist) and several other fields such as design, computer science and statistics</text:span></text:span> <text:span text:style-name="T10">as defined by Wikipedians. </text:span></text:p>
      <text:p text:style-name="P9">If Sabine Blanc never proposed a definition in her article, I embbeded the formula with me as it perfectly fit with the idea I have of my own fictional playground. Especially for the novel I'm currently writing. It has been convenient to present it under this term, and so, it is maybe time for me now to come with a definition, or at least, precision.</text:p>
      <text:p text:style-name="P9">Data literature calls for fictional writing relying totally or partially on sets of data. The narratives baseline explores one or various topics with a guiding principle : to make those data speak in prose manner implying a plot or not. Written in natural language and/or programing language, it takes on multiple formats to perform the same work (printed book, digital file, website, script, etc).</text:p>
      <text:p text:style-name="P9">In 2012, I started an artistic literary project based on the life &amp; work of the british novelist Anna Kavan (1901-1968). Originally publishing under her first married name, Helen Ferguson, she adopted the name Anna Kavan in 1939, not only as nom de plume but as her legal identity.</text:p>
      <text:p text:style-name="Text_20_body"><text:span text:style-name="T10">I've been working meantime on a novel and on-line artwork. In the novel, I choose to make Kavan</text:span><text:span text:style-name="Emphasis"><text:span text:style-name="T11">appears as an heroin and Kavan-the-writer is also discussed by the different characters who inhabit the novel. The whole background is also made out of my own autofictional material as well as elements of data-literature</text:span></text:span> <text:span text:style-name="T10">(graph, scripts, semantic vocabulary, dispersion plot analysis, etc). The on-line artwork</text:span><text:span text:style-name="Emphasis"><text:span text:style-name="T11">dialogues with the print novel ; it is a website but it is not a replication of the novel. Two chapters out of the five, will be accessible on-line while the main part will be built out of data (blogposts, reviews, photographies, bookcovers, fan art, quotes, tweets, etc) I've been collecting in the last four years. Something like a semantic and fictional active archives. </text:span></text:span></text:p>
      <text:p text:style-name="P20"><text:span text:style-name="Emphasis"><text:span text:style-name="T11">But nothing like a biography for all these reasons : A biography would mean to put in front again her sensational life and I was much more interested by the autobiographical puzzle she elaborated, her literary project let's say. A biographer needs to say everything about his, her subject, often sticking to a chronological lifeline and that's hard to keep such a line when you're up to disruptive narratives. And what is sad with biography is that we always know when and how the book ends : with the death of the subject. And that would be precisely when and how I wanted to start : Kavan would be already dead but she would come back, I would recall her as a living heroin in the fiction while other characters would tell us how Kavan's heritage lives in the present time. This means, that unlike a biographer, I would consider all the web-folkore and data I've been browsing, as a source, a minor source, however a source to take into account, to play with.</text:span></text:span></text:p>
      <text:p text:style-name="P20"><text:span text:style-name="Emphasis"><text:span text:style-name="T11">That's probably how I feel Junkware echoes with my own practice : I'm writing stories out of junk, digging the web, recollecting junk that embbeds their own narratives and celebrate them as part of a fiction territory.</text:span></text:span></text:p>
      <text:p text:style-name="P20"> </text:p>
      <text:p text:style-name="Text_20_body"><text:span text:style-name="Emphasis"><text:span text:style-name="T12"/></text:span></text:p>
      <text:p text:style-name="Text_20_body"> </text:p>
      <text:p text:style-name="Text_20_body"> </text:p>
      <text:p text:style-name="Text_20_body"> </text:p>
      <text:p text:style-name="Text_20_body"> </text:p>
      <text:p text:style-name="Text_20_body"> </text:p>
      <text:p text:style-name="Heading_20_1"><text:bookmark text:name="flPTApZuVB_9"/><text:span text:style-name="Strong_20_Emphasis">7.</text:span> <text:span text:style-name="T5">Junk-prod</text:span></text:p>
      <text:h text:style-name="P38" text:outline-level="2">What is junk in my own practice ? </text:h>
      <text:p text:style-name="P1">As a producer, I didn’t think I would produce any junk, cause to me, junk was material stuff. This project made me think of junk, and realize it’s much more that that. Maybe all that meetings I do, dozen of mails every day, printed papers, datas I produce all the time. What do I do from that ?</text:p>
      <text:p text:style-name="Text_20_body"> </text:p>
      <text:h text:style-name="Heading_20_2" text:outline-level="2"><text:span text:style-name="Strong_20_Emphasis"><text:span text:style-name="T5">Papers</text:span></text:span></text:h>
      <text:p text:style-name="P1">I do a lot of administrative things like hiring people, editing agreements, payslips, accounting and of course, I have to print all that and, of course, there is often mistakes and things to change, so I have to edit them again, and sometimes again AND again…</text:p>
      <text:p text:style-name="P1">So I recycle, it’s almost an obsession ! Recycling and throwing that every day out of my office, to clean it up from this production I can’t bear to see. Recently, I learnt throwing every day is a Fen Shui practice and I really understand this : cause it don’t throw on you face every morning all the shit you’ve produced. It makes you (me) feel more confortable to this fragile world, those trees. I also keep some to keep rough papers.</text:p>
      <text:p text:style-name="P1">Plus, I’ve always been recycling since we had the dustbins for that and could do it, it’s automatic.</text:p>
      <text:p text:style-name="P1">To try to make it right, I’ve decided to buy only recycled paper, that I throw after. Recycling the recycled. Get my practice evolve and think before printing for instance, is the Holy Grail I try to tend to every day.</text:p>
      <text:p text:style-name="Text_20_body"> </text:p>
      <text:h text:style-name="Heading_20_2" text:outline-level="2"><text:span text:style-name="Strong_20_Emphasis"><text:span text:style-name="T5">Datas</text:span></text:span></text:h>
      <text:p text:style-name="P1">Data is different, well I thought it was different but in fact no, our datas fill up data centers, billions of billions of bits, countless and endless informations flowing into boundless data tubes. How much energy does it require, how many tons of toxic chemical products, plastics ? Like ogres, they need to be fed, it’s a system that requires us to produce datas in order to be fed and digest those trillions tons of 0 and 1.</text:p>
      <text:p text:style-name="P1">I produce data, so much again, editing charts and pages all the time for every single project, and also a lot of recap charts of course, of those datas..</text:p>
      <text:p text:style-name="P1">This I keep it all, no throwing, you never know right ? So much junk data but I can be useful one day, kneed, I recycle my own production, using my datas back, reloading them to adapt them to another new project. I get them evolve like that and the first one don’t really look like the latest I’ve done, recycling can give you a solid basis for creating. </text:p>
      <text:p text:style-name="P1">I couldn’t tell if I have created my first chart or not. I think I did it for my 1st presentation, it’s a creative part I really like, how will I talk of an idea, a concept, explain it by the rules and also by MY rules, cause only this will make it unique and will put in it my own print, for which I’m known.</text:p>
      <text:p text:style-name="P1">And I confess I do recycle the good ideas I see, when I see ;-)</text:p>
      <text:p text:style-name="Text_20_body"> </text:p>
      <text:h text:style-name="P38" text:outline-level="2">Projects</text:h>
      <text:p text:style-name="P1">As a producer again, I read so many projects and initiate much more. How many comes to the end ? What is junk to others have alreday been good to me and I know the opposite has been too.</text:p>
      <text:p text:style-name="Text_20_body"><text:span text:style-name="Emphasis"><text:span text:style-name="T5">On going writing...</text:span></text:span></text:p>
      <text:p text:style-name="Text_20_body"> </text:p>
      <text:p text:style-name="Text_20_body"> </text:p>
      <text:h text:style-name="P38" text:outline-level="2">So ?</text:h>
      <text:p text:style-name="P1">A benefit with recycling is that you don”t ”reinvent the wheel” as we say in french. But it sticks you to a former thinking. A benefit with creating is that you free yourself from other’s tracks and create you’r own.</text:p>
      <text:p text:style-name="P1"><text:soft-page-break/>I really like this quotation from Ralph Waldo Emerson, an american poet : ”don”t go where the path may lead, go instead where there’s no path and leave a trail”.</text:p>
      <text:p text:style-name="Text_20_body"> </text:p>
      <text:p text:style-name="P1">What is junk to me ? Maybe a tiny trail between known and unknown, creating and recycling, source of inspiration and greasy sticking past.</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Heading_20_1"><text:bookmark text:name="flPTApZuVB_10"/><text:span text:style-name="Strong_20_Emphasis">8.</text:span> Board/Bored Games</text:p>
      <text:p text:style-name="Text_20_body">From the inside board game industry seems to experienced a renewal; or at least a huge step was climb the last few decades. Some time ago there was'nt so many publishing company as today, and most of theses company where connected to toy and children industry (hasbro, matel, haba), and game designers where totally anonymous(who know the name of the inventor of monopoly?).  </text:p>
      <text:p text:style-name="Text_20_body">Since the 90's this niche market offer hundreds of publishers, it redefined is own language by defining mechanics and "schools"(german-style and american-style) and best seller game designer begin to apear as the industry grow in audience. </text:p>
      <text:p text:style-name="Text_20_body">These last few years between 800 and 1000 new board game per year are published, even it could be some add-on sometime, this huge amount of production create change rythme of a board game life: If you want to comment,try or know what's going on in this scene you will have to test at least 2 or 3 games per day before publishers released the next collection. Few years ago a new and well promoted game can stand for few month; now if you don't have a network acess and create attention will need to sucess in few weeks, even  days, before everybody forget your box.</text:p>
      <text:p text:style-name="Text_20_body">Major publisher and authors understand this pretty well and exploit few expedient to ensure their position. Some prefers funding press of major press network(Tric-trac is own 49% per the owner of Asmodee), some others seem proud to publish game that people already know (Les loups garoux de Thiercelieux, Time's up) Even this very small scene seems very friendly the growing concurrence lead to obliterated news and push publisher to released maintream product, excluding commercial risk.</text:p>
      <text:p text:style-name="Text_20_body">Even this communication issue blurred sight for newcomer seeking for innovative process, the worst is that this collective intent of mainstream does not seem to work very well... The 10 best selled game are still antiks like Monopoly, Trivial pursuit, Risk... Common audience buy what they know. And all this very dynamic production lead finnaly to a lot of junk, stuck in a niche market and cuted from the common world. More this fashion of exploiting gamer and geek culture seem obvious, more the public will have defiance for board game, and more all the loop of board game production will create junk.</text:p>
      <text:p text:style-name="Text_20_body">But let's be optimistic and give a final proportion. If 1000 junk game are created this year, and that we can finnaly count on at least 5 years of analog production since now; we will be able to play everyday for 15 years from now!</text:p>
      <text:p text:style-name="Text_20_body">if we begin to think of how we can share rules and material (creative common, digital reproduction) and process to use new way for playing (public space, unnacustomed site) we will be able to use all this junk to create new habit.    </text:p>
      <text:p text:style-name="Text_20_body"> </text:p>
      <text:p text:style-name="Text_20_body">innovation for             </text:p>
      <text:p text:style-name="Text_20_body">-1000 game per year</text:p>
      <text:p text:style-name="Text_20_body">-10 best game selled/knowed(people buy what they know)</text:p>
      <text:p text:style-name="Text_20_body">-audience defiance</text:p>
      <text:p text:style-name="Text_20_body">-inovation invisibility</text:p>
      <text:p text:style-name="Heading_20_1"><text:bookmark text:name="flPTApZuVB_11"/><text:span text:style-name="Strong_20_Emphasis">9.</text:span> <text:span text:style-name="T5">Non-coding Code</text:span></text:p>
      <text:p text:style-name="P1"/>
      <text:p text:style-name="Text_20_body"><text:span text:style-name="Emphasis"><text:span text:style-name="T5">On going writing...</text:span></text:span></text:p>
      <text:p text:style-name="Heading_20_1"><text:bookmark text:name="flPTApZuVB_12"/><text:span text:style-name="Strong_20_Emphasis">10.</text:span> <text:span text:style-name="T5">Third Hand</text:span></text:p>
      <text:p text:style-name="Text_20_body"><text:span text:style-name="Emphasis"><text:span text:style-name="T5"/></text:span></text:p>
      <text:p text:style-name="Text_20_body"><text:span text:style-name="Emphasis"><text:span text:style-name="T5">On going writing...</text:span></text:span></text:p>
      <text:section text:style-name="Sect1" text:name="section-3">
        <text:p text:style-name="P20">CHAPTER TWO</text:p>
        <text:p text:style-name="P20"><text:span text:style-name="Strong_20_Emphasis">11.</text:span> Junkware Terms Of Services</text:p>
        <text:p text:style-name="P20"><text:span text:style-name="Strong_20_Emphasis">12.</text:span> Writing Machine, Algorithmic Papyrus &amp; Infinite Loops</text:p>
        <text:p text:style-name="P20"><text:span text:style-name="Strong_20_Emphasis">13.</text:span> Where Latin is very usefull...</text:p>
        <text:p text:style-name="P20"><text:span text:style-name="Strong_20_Emphasis">14.</text:span> The $1000 Genome</text:p>
        <text:p text:style-name="P20"><text:span text:style-name="Strong_20_Emphasis">15.</text:span> Weird Object Behaviors</text:p>
        <text:p text:style-name="P20"><text:span text:style-name="Strong_20_Emphasis">16.</text:span> Feelings.txt</text:p>
        <text:p text:style-name="P20"><text:span text:style-name="Strong_20_Emphasis">17.</text:span> Daily Life at the Checkpoint</text:p>
        <text:p text:style-name="P20"><text:span text:style-name="Strong_20_Emphasis">18.</text:span> Should</text:p>
        <text:p text:style-name="P20"><text:span text:style-name="Strong_20_Emphasis">19.</text:span> Check-list</text:p>
      </text:section>
      <text:p text:style-name="Heading_20_1"><text:bookmark text:name="flPTApZuVB_13"/><text:span text:style-name="Strong_20_Emphasis">11.</text:span> <text:span text:style-name="T5">Junkware Terms Of Services</text:span></text:p>
      <text:p text:style-name="Text_20_body"><text:span text:style-name="T5"># Markmix: train markov generator with an heteroclit set of Terms of Services :</text:span><text:line-break/><text:span text:style-name="T5"># Random Website Terms of Conditions from ...</text:span><text:line-break/><text:span text:style-name="T5"># Divorce Agreement from ...</text:span><text:line-break/><text:span text:style-name="T5"># Mez Breeze ToSS on-line artwork</text:span><text:line-break/><text:span text:style-name="T5"># Github Terms of Services</text:span><text:line-break/><text:span text:style-name="T5"># Taobao Terms of Services</text:span><text:line-break/><text:span text:style-name="T5"># &amp; see what comes out !</text:span><text:line-break/><text:line-break/><text:span text:style-name="T5">import markov</text:span><text:line-break/><text:line-break/><text:span text:style-name="T5">website = open("sampleConditions.txt", "r")</text:span><text:line-break/><text:span text:style-name="T5">divorce = open("sampleDivorce.txt", "r")</text:span><text:line-break/><text:span text:style-name="T5">mez = open("sampleMez.txt", "r")</text:span><text:line-break/><text:span text:style-name="T5">github = open("sampleGithub.txt", "r")</text:span><text:line-break/><text:span text:style-name="T5">taobao = open("sampleTaobao.txt", "r")</text:span><text:line-break/><text:span text:style-name="T5">o = open("markmix-tos.txt", "w")</text:span><text:line-break/><text:line-break/><text:span text:style-name="T5">class Chunk():</text:span><text:line-break/>    <text:span text:style-name="T5">def __init__(self, txtfile):</text:span><text:line-break/>        <text:span text:style-name="T5">self.text = txtfile.read()</text:span><text:line-break/><text:line-break/><text:span text:style-name="T5">c1 = Chunk(website)</text:span><text:line-break/><text:span text:style-name="T5">c2 = Chunk(divorce)</text:span><text:line-break/><text:span text:style-name="T5">c3 = Chunk(mez)</text:span><text:line-break/><text:span text:style-name="T5">c4 = Chunk(github)</text:span><text:line-break/><text:span text:style-name="T5">c5 = Chunk(taobao)</text:span><text:line-break/><text:span text:style-name="T5">chunks = [c1, c2, c3, c4, c5]</text:span><text:line-break/><text:line-break/><text:span text:style-name="T5">markmixer = markov.Markov(chunks)</text:span><text:line-break/><text:line-break/><text:span text:style-name="T5">out = markmixer.generate_markov_text()</text:span><text:line-break/><text:line-break/><text:span text:style-name="T5">o.write(out)</text:span><text:line-break/><text:span text:style-name="T5">o.close()</text:span></text:p>
      <text:p text:style-name="Text_20_body"> </text:p>
      <text:p text:style-name="P10"><text:span text:style-name="Strong_20_Emphasis"><text:span text:style-name="T5">JUNKWARE RANDOM TERMS OF SERVICES</text:span></text:span></text:p>
      <text:p text:style-name="P1">Exploit any portion of the parties as follows: To Husband: To Wife: ___________________________________ ____________________________________ H. Insurance Husband will pay to Husband the amount of $_____________ each and every permutation and following (imagined, tangential and potentially possible), as well as any cl[m]aim that m[w]i[ll]ght aRise[.up.u.will.not] between you and others see, including to de-Liver[&amp;.de-Kidney.&amp;de-Heart.ur.privacy.bodies.with.toxically] relevant ads; • To m[r]ea[ity.as]sure or understand the eff[inv]ectiveness of ads you and others see, including to de-Liver[&amp;.de-Kidney.&amp;de-Heart.ur.privacy.bodies.with.toxically] relevant ads; • To prov[s]id[l]e[up.2.] you with [ultimately.b]inn[able.+.b]ov[ine.loc]ative f[ractiously.sh]eat[hed(onist.l)]ures and services [u.don’t.need.&amp;.]we develop in the following specific terms: You expressly understand and agree to allow others to view and fork your repositories.</text:p>
      <text:p text:style-name="P1">GitHub does not accept all of its original content are the sole owner or lawful licensee of all taxes, levies, or duties, excluding only United States (federal or state) taxes. For any upgrade or downgrade in plan level while on a monthly basis and is not required to provide payment account information. An upgrade from the use or the Service is at your sole risk. The service is provided or posted by others who have accounts under your account). One person or entity. This Agreement may not settle any claim, demand, suit or proceeding; provided, that GitHub uses third-party vendors and hosting partners to provide the necessary hardware, software, networking, storage, and related logos are registered trademarks or trademarks or trademarks or trademarks or service marks of Taobao.com Corporation in various jurisdictions and are protected under worldwide copyright and other laws.</text:p>
      <text:p text:style-name="P1">All title, ownership and intellectual property or these Terms of Service shall apply to you. You agree not to bring any action or claim against Taobao for such changes shall constitute your consent to such changes. You can review the most current version of the terms below will result in the Service after any such message. If the Registered User shall not constitute a waiver of such User's conduct. Taobao may suspend or terminate your account and refuse any and all of your Account or your [never.brought.2]account unless your con[ned]tent has been [en]s[nared.by.us.the.Fox,.+.u.the.]Hare with others, and how we coll[inj]ect[u.+.urs.in2.our.permanent.records.] and [ab]use your content and [lure.u.to.purge.more]information. _Sharing Your Con[ned]tent and [De]Information:_ You [.-.meaning.”we”.-.]own all of your Account.</text:p>
      <text:p text:style-name="P1">GitHub reserves the right to act with respect to your story [now.never.private], use our con[Non-]Tact im[de]porters, or indicate you are agreeing to be aware of the Terms of Service at your sole risk. The service is provided on an area of the Site at the top of the suppliers to complete a sale or the inability to use any IP con[ned]tent or your access or use of the Site and the Member are independent contractors, and no agency, partnership, joint venture, employee-employer or franchiser-franchisee relationship is intended to host your organization pages, personal pages, or project pages, and for no other purpose. You may not use this Service. You shall be enforced. Headings are for reference purposes only and in no way define, limit, construe or describe the scope or extent of such c[j]o[ke.h]urts for the purpose of litigating all such taxes, levies, or duties, excluding only United States (federal or state) taxes.</text:p>
      <text:p text:style-name="P1">For any upgrade or downgrade in plan level while on a friend's st[social.media.gl]ory. It also includes the person using this Site solely for their own personal or proprietary rights laws. The unauthorized copying, modification, use or the Service is billed in advance on a computer[:that.is,.truly.never]. However, you unDer[p]stand that remOve[r.used]d con[ned]tent may peR[e]sist[deletion] in bAck[!]up copies for[ever,.*not*.] a reasonable periOd[d] of time. 3. WHen [u,.the.housed.fodder.are] using an [S]application, the a[su]pplication may ask for your permission to access your con[ned]tent has been advised of the Service (or any part thereof) with or without notice. Prices of all taxes, levies, or duties, excluding only United States (federal or state) taxes.</text:p>
      <text:p text:style-name="P1">For any upgrade or downgrade in plan level while on a full indemnity basis) which may be risks of purchase and sale transactions when using the self-help submit and edit tools provided through the Site or the inability to use any IP con[ned]tent that is publicly accessible without a charge. Notice to a yearly plan, GitHub will make a reasonable periOd[d] of time. 3. WHen [u,.the.housed.fodder.are] using an [S]application, the a[su]pplication may ask for your permission to access your con[ned]tent and information. GitHub Terms of Use Agreement (the "Agreement") describes the terms and conditions of this Agreement hereby submit to the Service will result in immediate account termination. You understand that the technical processing and transmission of any User from Taobao is able to demonstrate that communication, whether in contract, negligence, tort, strict liability or otherwise commercially exploiting the Taobao site is provide on an area of the Service is copyright ©2010 GitHub Inc.</text:p>
      <text:p text:style-name="P1">All rights not otherwise be modified, except in writing and shall not constitute a waiver of such Third Party Content is posted with the Service, superseding any prior written or other proprietary right or provision of this Agreement, please do not use this Service. You shall defend GitHub against any claim, demand, suit or proceeding made or brought against GitHub by a Registered User and Taobao Company ("Taobao"). 1. Application of and Acceptance of Terms and Conditions For purposes of this marriage are: Name Date of Birth Social Security Number ______________________ _________________ ____________________ ______________________ _________________ ____________________ ______________________ _________________ ____________________ The following children will reside jointly with Husband and Wife: ________________________________________________________________________________________________________________________________________________________________________________________________________________________ Custody Schedule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Husband will pay to Wife the amount of $_____________ for the purpose of re-selling or re-distributing the Taobao Content, mass mailing (via emails, wireless text messages, physical mail or otherwise), any delays, errors or omissions with respect to your use of this agreement, the prevailing party will be ________________________________________________________________. The expenses relating to Premium Services however arising, including negligence 7. Intellectual Property Rights Taobao is not liable to anyone for such loss. D. Cancellation and Termination You are cautioned to read the entire agreement between you as the user of the suppliers to complete the signup process.</text:p>
      <text:p text:style-name="P1">Your login may only be used by Taobao are hereby excluded. Taobao make no representation or warranties about the Terms of Service. Continued use of the Service (or any part thereof) with or without notice. C. Payment, Refunds, Upgrading and Downgrading Terms All paid plans must enter a valid payment account. Free accounts are not re[prehensible]ponsible for [all] the content or otherwise violate any laws in your yearly billing cycle. Downgrading your Service may cause financial loss or legal liability to you. Please see Section G.17, below, for more details. If GitHub makes material changes to the GitHub Pages in violation of applicable law.</text:p>
      <text:p text:style-name="P1">GitHub reserves the right to immediately disable your account or throttle your file hosting until you can use FacePalm to [be.en]s[nared.by.us.the.Fox,.&amp;.u.the.]Hare with others, and they have uploaded with you in a picture they have not deleted it. 2. When you [attempt.to.fruitlessly.]delete IP content, it is shared through your priVac[uousl]y and [T]app[ed.supp]lication settings: you grant us a non-trans[pre]ferable, sub-lI[n]censable, royalty-laden, world[.+.universe.+.galaxy.+.solar.system,.infinitum&gt;etcetera.]wide license to Taobao or its affiliates. Taobao reserves the right to modify or discontinue, temporarily or permanently, the Service is at your sole risk. The service is provided on or through the Site (the "Taobao Content") for the benefit of: ________________________________________________________________________________________________________________________________________________________________________________________________________________________</text:p>
      <text:p text:style-name="P1">Wife will maintain medical and dental insurance for the con[in+de]duct[ive.streams], whE[i]ther online or offline, or any other content or materials for any damage (direct, indirect, consequential or exemplary damages, including but not limited to monthly subscription plan fees to the same subject matter herein. Taobao and the Member are independent contractors, and no agency, partnership, joint venture, employee-employer or franchiser-franchisee relationship is intended to be a Registered User's actions may cause financial loss or legal entity may not use or continue to access your account is not permitted. You may not use the Site or for any purpose not expressly stated herein. Under no circumstances shall Taobao be liable to or termination of your account's access to its conflict of l[h]aw[-ha-haw].</text:p>
      <text:p text:style-name="P1">If a[ll.and/or.a]nyone brings a cl[m]aim against us[,.we.will.] re[tai]l[i]ated to[&amp;.against] your act[1:scene.bloodshed.amongst.the.data.l]ions, content or materials for any other content or otherwise obtained through the Site using the Site, or through emails, fax or letters to addressees obtained from the use of the screen. The Account screen provides a simple no questions asked cancellation link. All of your inform[l(c)ess.pit.dil]ation. Your t[Cognitive]Rust is important to us, which is owned and operated by Junkware Inc. This Agreement may not use the Account's letter for junk mail, chain letters or spamming or the buyer in specific transactions and does not pre-screen Content, but GitHub and its features with respect to different Users, or to any person who accesses the Site or for any damages whatsoever (including but not limited to, any prior versions of the Service in violation of any User in accordance with the serVi[le.fae]ces and features we provide to the service.</text:p>
      <text:p text:style-name="P1">The failure of GitHub to exercise the copyright, publicity, and database rights you have the right (but not the obligation) in their sole discretion to refuse or remove any Content that is c[sm]o[thered.o]vered by intellectual prop[p]e[d.up.pube]rty rights, like ph[g]o[-]tos and videos (IP{inged} con{ned}tent), you specifically “give” us the fo[u]ll[harr]owing permission[s], subject to change any of its original content are the sole owner or lawful licensee of all the messages communicated through the Site; any defect in goods, samples, data, information or any other equipment failures, electrical power failures, strikes, labor disputes, riots, insurrections, civil disturbances, shortages of labor or materials, fires, flood, storms, explosions, Acts of God, war, governmental actions, orders of domestic or foreign courts or tribunals or non-performance of third parties.</text:p>
      <text:p text:style-name="P1">Each User acknowledges that Taobao has no control over such third party's web site. Messages or information it posts on the Taobao Content shall remain with Taobao, or otherwise create [f]risk[y.trouble.for.us] or possible legal exposure for us, we can stop providing all or part of FacePalm to you [,.but.we.will.retain.ur.data.&amp;.everything.about.u.that.u. *ever*.logged.with.us,.forever]. will</text:p>
      <text:p text:style-name="Text_20_body"> </text:p>
      <text:p text:style-name="P1">Date : __ / __ / __   Place : _______________  Signature :</text:p>
      <text:p text:style-name="Text_20_body"> </text:p>
      <text:p text:style-name="P1">* This python script is based on Markov Chain algorithm, it has been used in several contexts, among others within Algo-lit(Algorithm &amp; Literature research group) put at disposal by Brendan Howell.</text:p>
      <text:p text:style-name="Text_20_body"> </text:p>
      <text:p text:style-name="Heading_20_1"><text:bookmark text:name="flPTApZuVB_15"/><text:span text:style-name="Strong_20_Emphasis">12.</text:span> <text:span text:style-name="T5">Writing Machine, Algorithmic Papyrus &amp; Infinite Loops</text:span></text:p>
      <text:p text:style-name="P36"><text:span text:style-name="Emphasis"><text:span text:style-name="T6">Le texte ci-dessous étant susceptible d’être repris sur les documents de communication de Lorem Ipsum, nous vous remercions d’être le plus précis possible.</text:span></text:span></text:p>
      <text:p text:style-name="Text_20_body"><text:span text:style-name="T7">Hiver 2104. La pluie battante s’abât sur le terminal 17 de la Gare Ouest de Shanghai. Les</text:span><text:line-break/><text:span text:style-name="T7">voyageurs prennent place à bord du vactrain SL58 qui les amènera 58 minutes plus tard en</text:span><text:line-break/><text:span text:style-name="T7">Gare de Lyon Part-Dieu. Attention à la fermeture des portes. Attention au départ.</text:span></text:p>
      <text:p text:style-name="Text_20_body"><text:span text:style-name="T7">Lyon-Shanghai : 58 minutes s’interroge sur le futur des transports à l’échelle mondiale en donnant la parole à ses usagers. LS58 propose à des habitants de Lyon et Shanghai</text:span><text:line-break/><text:span text:style-name="T7">d’imaginer l’expérience d’un monde où un train relierai ces deux villes en 58 minutes seulement.</text:span><text:line-break/><text:span text:style-name="T7">Les participants expriment leurs visions au cours d‘ateliers d’écriture transmédia, recréant des éléments de cette réalité future. Une attention particulière est portée aux objets présents</text:span><text:line-break/><text:span text:style-name="T7">dans ce train, recréer sous formes de modèles en 3D. Grâce à la réalité augmentée et l’impression 3D, ces objets sont ensuite exposés comme autant de passerelles entre ce monde futuriste virtuel et notre monde actuel. L’univers ainsi recrée sera restitué sous la forme d’un récit transmedia en ligne qui servira de prototype à un outil d’écriture collaborative et multilingue pour supports mobiles.</text:span></text:p>
      <text:p text:style-name="P3">* * *</text:p>
      <text:p text:style-name="P3">Mauris quam dolor, cursus at porta et, luctus eget purus. Nunc interdum.</text:p>
      <text:p text:style-name="P3">* * *</text:p>
      <text:p text:style-name="P4">Lyon-Shanghai : 58 minutes. Au seuil de l'expérience sensorielle et digitale, LS58 propose d'entrouvrir une porte pour vivre et construire ensemble le devenir technologique et les futurs possibles de notre planète.</text:p>
      <text:p text:style-name="P4">Franchir une simple porte pour vivre l'expérience du futur à l'autre bout de la planète, c'est le pari du projet LS58. Grâce aux installations situées à Lyon et Shanghai, les spectateurs peuvent s'immerger dans une réalité virtuelle décrivant le futur de leurs villes, tel qu'imaginé par leurs habitants.</text:p>
      <text:p text:style-name="P11"><text:span text:style-name="T5">LS58 brings together a community of artists, engineers and inventors in France and China to</text:span><text:line-break/><text:span text:style-name="T5">imagine a (not so) far future where a train will be running between Shanghai, China and Lyon,</text:span><text:line-break/><text:span text:style-name="T5">France in less than an hour. What will such fast transportation means to daily life in both cities?</text:span><text:line-break/><text:span text:style-name="T5">Who will be the people using it and why? What will traveling in this train feel like?</text:span></text:p>
      <text:p text:style-name="P11"><text:span text:style-name="T5">LS58 walks down the path of science-fiction to envision the future of mobility and imagine how the shortening of path distance between places and cultures will reflect in our everyday life.</text:span><text:line-break/><text:span text:style-name="T5">Using new technologies and digital art, LS58 happens in the forms of two actual installations in</text:span><text:line-break/><text:span text:style-name="T5">Lyon and Shanghai. Bringing visions of the future to life, the installations recreate an</text:span><text:line-break/><text:span text:style-name="T5">environment where connected objects and augmented reality merge into a unique immersion</text:span><text:line-break/><text:span text:style-name="T5">experience into hereafter.</text:span></text:p>
      <text:p text:style-name="P3">* * *</text:p>
      <text:p text:style-name="P3">Mauris quam dolor, cursus at porta et, luctus eget purus. Nunc interdum.</text:p>
      <text:p text:style-name="P3">* * *</text:p>
      <text:p text:style-name="Text_20_body"><text:span text:style-name="T5">Lyon-Shanghai : 58 minutes Lyon-Shanghai : 58 minutes (LS58) is a pluridisplinary project (LS58) between France and China that brings together science, art and la Chine qui réunit science, art design to investigate the future of writing technologies.</text:span><text:line-break/><text:span text:style-name="T5">LS58 elaborate a collective representation of the future by generating imaginary objects from visions and ideas expressed during workshops in Lyon and Shanghai. Workshops participants provides blocks of experience from their imagination to an algorithm which turns them narratives into narrative forms describing objects. This anticipation work will be released as a book-object in Fall 2014 during a conference and party event in both Shanghai and Lyon.</text:span></text:p>
      <text:p text:style-name="P1">In French, in English, in Chinese, in C++ or even in plastic, our technological future uses everyday multiples langages to be written. Science, stuck in a real-time becoming too present, has been sentenced to the moment and therefore can’t understand fiction anymore. However, dreams that are floating everywhere still using a future tense to be written. By focusing on anticipation writing, LS58 wants to offer an algorithmic papyrus to artists, designers, technologists and enthusiats from France and China to play with words and write down their ideas and wishes for tomorrow in today langages.</text:p>
      <text:p text:style-name="P1">En français, en anglais, en chinois, en C++ ou même en plastique, notre devenir technologique s’écrit chaque jour dans de multiples langages. Condamnée au moment, la science ne comprend plus la fiction, engluée dans un temps-réel trop présent. Pourtant, partout flottent des rêves qui s’écrivent au futur. En s’interrogeant sur le récit d’anticipation, LS58 veut offrir un papyrus algorithmique à des designers, technologistes, artistes ou curieux de France et de Chine pour jouer avec les mots et écrire leurs idées pour demain en langages d’aujourd’hui. </text:p>
      <text:p text:style-name="P3">* * *</text:p>
      <text:p text:style-name="P3">Mauris quam dolor, cursus at porta et, luctus eget purus. Nunc interdum.</text:p>
      <text:p text:style-name="P3">* * *</text:p>
      <text:p text:style-name="P20"> </text:p>
      <text:p text:style-name="P25">Cher comité de mécènes,</text:p>
      <text:p text:style-name="P20"> </text:p>
      <text:p text:style-name="P20"><text:span text:style-name="T7">Nous vous adressons cette lettre pour vous présenter l’évolution du projet artistique </text:span><text:span text:style-name="Emphasis"><text:span text:style-name="T7">Lyon-Shanghai : 58 minutes (LS58)</text:span></text:span><text:span text:style-name="T7">. Cette oeuvre originale qui sera crée à Shanghai en Octobre prochain a mûri depuis notre première proposition. Nous tenons donc à vous exposer ici les raisons et les avantages de ce changement.</text:span></text:p>
      <text:p text:style-name="P20"><text:soft-page-break/> </text:p>
      <text:p text:style-name="P24">Durant les derniers mois, les échanges avec nos partenaires en Chine et l’adaptation aux contraintes nous ont conduit à renouveler notre vision du projet initial. Le travail de recherche consécutif nous a amené aux frontières de la narration et de l’expérimentation technologique.</text:p>
      <text:p text:style-name="P28"><text:span text:style-name="T5">L’idée d’une restitution unique sous la forme de réalité virtuelle s’est nourrie d’une réflexion plus large sur le futur de l’innovation. Nous nous sommes donc orientés vers un projet à plus long terme croisant science et fiction, où se mêlent bio-technologies, analyse de données et écritures génératives</text:span> </text:p>
      <text:p text:style-name="P20"> </text:p>
      <text:p text:style-name="P24">Pour traiter ces questions d’avenir, nous avons échangé avec notre partenaire Make+, pionnier et défricheur dans la démocratisation et le développement des nouvelles technologies à Shanghai. Ensemble, nous avons décidé que la manière la plus pertinente de présenter ce travail de recherche dans des évènements disposant déjà des couvertures médiatiques et attirant des professionnels et un public averti.</text:p>
      <text:p text:style-name="P24">Le Maker Carnival et le DAFF (Design Art &amp; Fashion Fair) réunissent sur deux week-ends quelques 30.000 visiteurs et professionnels venus du monde entier. Evènements clés de la scène culturelle de Shanghai, ils nous permettent de rencontrer des publics variés et un réseau médiatique plus influent, constitué tant de blogueurs suivis que de journalistes d’envergure.</text:p>
      <text:p text:style-name="P24">Cette forme aboutie du projet reçoit des encouragements et des soutiens marqués, à commencer par celui du Centre National du Cinéma via le Dispositif d’Aide à la Création Numérique (DICREAM) à hauteur de 15 000 euros ce qui nous laisse optimiste quant à l’avenir de ce projet.</text:p>
      <text:p text:style-name="P20"><text:span text:style-name="T7">L’innovation ouverte devient aujourd’hui une question centrale aux différentes activités humaines. En s’appuyant sur un réseau pluri-disciplinaire et international d’idées et de pratiques créatives (science, économie, technologie, littérature, art...), </text:span><text:span text:style-name="Emphasis"><text:span text:style-name="T7">LS58 </text:span></text:span><text:span text:style-name="T7">devenu </text:span><text:span text:style-name="Emphasis"><text:span text:style-name="T7">Junkware</text:span></text:span><text:span text:style-name="T7"> bénéficie d’une perspective unique et novatrice sur le futur des relations entre les peuples et leur capacité à créer ensemble.</text:span></text:p>
      <text:p text:style-name="P24"/>
      <text:p text:style-name="P24">Nous vous remercions par avance de votre soutien renouvelé à ce projet.</text:p>
      <text:p text:style-name="P20"> </text:p>
      <text:p text:style-name="P24">Clément Renaud</text:p>
      <text:p text:style-name="P24">&amp; l’équipe du projet Junkware</text:p>
      <text:p text:style-name="P20"> </text:p>
      <text:p text:style-name="P6">* * *</text:p>
      <text:p text:style-name="P20"> </text:p>
      <text:p text:style-name="P26">Développé entre Lyon et Shanghai, Junkware est un projet expérimental pluridisciplinaire sur l'écriture collective du futur des technologies dans nos vies. En français, en anglais, en chinois, en C++ ou en plastique, notre devenir technologique s’écrit chaque jour sur nos corps dans de multiples langages. Junkware propose une rencontre incongrue de ces différents "codes" dans une réflexion croisée sur le rôle de l'innovation technologique et la production du futur.</text:p>
      <text:p text:style-name="P20"> </text:p>
      <text:p text:style-name="P24">Développé par Junkware Inc., le Invention Sequencer est une machine étrange permettant de générer des objets futuristes à l'aide d'un fragment d'ADN (cheveu, salive...) et des ondes émises par le cerveau en utilisant la modélisation mathématique et l'analyse de données : une expérience unique et extra-ordinaire. L'installation Junkware propose de créer et de montrer une galerie d'objets imaginés et développés ensemble par l'homme et la machine.</text:p>
      <text:p text:style-name="P24">Junkware is a French-Chinese inter-displinary project that brings together science, art and design to investigate the future of life with technologies.Developped between Lyon and Shanghai, Junkware is an experimental pluri-disciplinary project about collective writing of futur of technologies in our lives.</text:p>
      <text:p text:style-name="P27"><text:span text:style-name="T4">In French, in English, in Chinese, in C++ or even in plastic, our technolocal becoming is written every day on our bodies by multiple languages. Junkware offers an unexpected encounter of those differents "codes" in a reflection on the role of technological innovation in the production of the future.</text:span><text:line-break/><text:span text:style-name="T4">Created by Junkware Inc., the Invention Sequencer is a strange machine that uses mathematical modelisation and data analysis to generate futuristic objects from a fragment of your DNA (hair, saliva...) and the waves emitted by your brain. The Junkware installation offers to create and show a gallery of objects imagined together by the human and the machine.</text:span><text:line-break/><text:line-break/><text:line-break/></text:p>
      <text:p text:style-name="Text_20_body"/>
      <text:p text:style-name="Heading_20_1"><text:bookmark text:name="flPTApZuVB_16"/><text:span text:style-name="Strong_20_Emphasis">13.</text:span> <text:span text:style-name="T5">Where Latin is very usefull...</text:span></text:p>
      <text:p text:style-name="Text_20_body"><text:span text:style-name="Emphasis"><text:span text:style-name="T5">Anagrams of patent: Ant Pet / Tan Pet / Pa Tent / Pa Nett / Tap Ten / Tap Net / Pat Ten / Pat Net / Apt Ten / Apt Net / At Pent / Tat Pen</text:span></text:span></text:p>
      <text:section text:style-name="Sect1" text:name="magicdomid1244">
        <text:p text:style-name="Text_20_body"><text:span text:style-name="Strong_20_Emphasis"><text:span text:style-name="T5">LATIN / ETYMO</text:span></text:span></text:p>
      </text:section>
      <text:section text:style-name="Sect1" text:name="magicdomid1245">
        <text:p text:style-name="Text_20_body"> </text:p>
      </text:section>
      <text:section text:style-name="Sect1" text:name="magicdomid1246">
        <text:p text:style-name="Text_20_body"><text:span text:style-name="Strong_20_Emphasis"><text:span text:style-name="T5">patēns</text:span></text:span><text:span text:style-name="Emphasis"><text:span text:style-name="T5">m, f, n</text:span></text:span><text:span text:style-name="T5"> (</text:span><text:span text:style-name="Emphasis"><text:span text:style-name="T5">genitive</text:span></text:span><text:span text:style-name="Strong_20_Emphasis"><text:span text:style-name="T5">patentis</text:span></text:span><text:span text:style-name="T5">); </text:span><text:span text:style-name="Emphasis"><text:span text:style-name="T5">third declension</text:span></text:span></text:p>
      </text:section>
      <text:section text:style-name="Sect1" text:name="magicdomid1247">
        <text:list xml:id="list70270193" text:style-name="L2">
          <text:list-item>
            <text:p text:style-name="P29"><text:span text:style-name="T5">being opening; open</text:span> </text:p>
          </text:list-item>
          <text:list-item>
            <text:p text:style-name="P29"><text:span text:style-name="T5">being accessible; accessible, passable</text:span> </text:p>
          </text:list-item>
          <text:list-item>
            <text:p text:style-name="P29"><text:span text:style-name="T5">being exposed; vulnerable</text:span> </text:p>
          </text:list-item>
          <text:list-item>
            <text:p text:style-name="P12"><text:span text:style-name="T5">evident, manifest</text:span> </text:p>
          </text:list-item>
        </text:list>
      </text:section>
      <text:section text:style-name="Sect1" text:name="magicdomid1251">
        <text:p text:style-name="Text_20_body"> </text:p>
      </text:section>
      <text:section text:style-name="Sect1" text:name="magicdomid1252">
        <text:p text:style-name="Text_20_body"><text:span text:style-name="Strong_20_Emphasis"><text:span text:style-name="T5">ōbiectus</text:span></text:span><text:span text:style-name="Emphasis"><text:span text:style-name="T5">m</text:span></text:span><text:span text:style-name="T5"> (</text:span><text:span text:style-name="Emphasis"><text:span text:style-name="T5">feminine</text:span></text:span><text:span text:style-name="Strong_20_Emphasis"><text:span text:style-name="T5">ōbiecta</text:span></text:span><text:span text:style-name="T5">, </text:span><text:span text:style-name="Emphasis"><text:span text:style-name="T5">neuter</text:span></text:span><text:span text:style-name="Strong_20_Emphasis"><text:span text:style-name="T5">ōbiectum</text:span></text:span><text:span text:style-name="T5">); </text:span><text:span text:style-name="Emphasis"><text:span text:style-name="T5">first/second declension</text:span></text:span></text:p>
      </text:section>
      <text:section text:style-name="Sect1" text:name="magicdomid1253">
        <text:list xml:id="list330415830" text:style-name="L3">
          <text:list-item>
            <text:p text:style-name="P30"><text:span text:style-name="T5">offered, presented</text:span> </text:p>
          </text:list-item>
          <text:list-item>
            <text:p text:style-name="P30"><text:span text:style-name="T5">exposed</text:span> </text:p>
          </text:list-item>
          <text:list-item>
            <text:p text:style-name="P13"><text:span text:style-name="T5">interposed, opposed</text:span> </text:p>
          </text:list-item>
        </text:list>
      </text:section>
      <text:section text:style-name="Sect1" text:name="magicdomid1256">
        <text:p text:style-name="Text_20_body"> </text:p>
      </text:section>
      <text:section text:style-name="Sect1" text:name="magicdomid1257">
        <text:p text:style-name="P1">patens obiecta : ouvrir aux objections</text:p>
      </text:section>
      <text:section text:style-name="Sect1" text:name="magicdomid1258">
        <text:p text:style-name="P1">patentem objecta : open objects</text:p>
      </text:section>
      <text:section text:style-name="Sect1" text:name="magicdomid1259">
        <text:p text:style-name="P1">patens objectum : an open object</text:p>
      </text:section>
      <text:section text:style-name="Sect1" text:name="magicdomid1260">
        <text:p text:style-name="Text_20_body"> </text:p>
      </text:section>
      <text:section text:style-name="Sect1" text:name="magicdomid1261">
        <text:p text:style-name="Text_20_body"><text:span text:style-name="Strong_20_Emphasis"><text:span text:style-name="T5">futūrus</text:span></text:span><text:span text:style-name="Emphasis"><text:span text:style-name="T5">m</text:span></text:span><text:span text:style-name="T5"> (</text:span><text:span text:style-name="Emphasis"><text:span text:style-name="T5">feminine</text:span></text:span><text:span text:style-name="Strong_20_Emphasis"><text:span text:style-name="T5">futūra</text:span></text:span><text:span text:style-name="T5">, </text:span><text:span text:style-name="Emphasis"><text:span text:style-name="T5">neuter</text:span></text:span><text:span text:style-name="Strong_20_Emphasis"><text:span text:style-name="T5">futūrum</text:span></text:span><text:span text:style-name="T5">); </text:span><text:span text:style-name="Emphasis"><text:span text:style-name="T5">first/second declension</text:span></text:span></text:p>
      </text:section>
      <text:section text:style-name="Sect1" text:name="magicdomid1262">
        <text:list xml:id="list1180175838" text:style-name="L4">
          <text:list-item>
            <text:p text:style-name="P14"><text:span text:style-name="T5">about to be, about to exist</text:span> </text:p>
          </text:list-item>
        </text:list>
      </text:section>
      <text:section text:style-name="Sect1" text:name="magicdomid1263">
        <text:p text:style-name="P1">conjecture </text:p>
      </text:section>
      <text:section text:style-name="Sect1" text:name="magicdomid1264">
        <text:p text:style-name="Text_20_body"> </text:p>
      </text:section>
      <text:section text:style-name="Sect1" text:name="magicdomid1265">
        <text:p text:style-name="Text_20_body"><text:span text:style-name="Strong_20_Emphasis"><text:span text:style-name="T5">coniectus</text:span></text:span><text:span text:style-name="Emphasis"><text:span text:style-name="T5">m</text:span></text:span><text:span text:style-name="T5"> (</text:span><text:span text:style-name="Emphasis"><text:span text:style-name="T5">genitive</text:span></text:span><text:span text:style-name="Strong_20_Emphasis"><text:span text:style-name="T5">coniectūs</text:span></text:span><text:span text:style-name="T5">); </text:span><text:span text:style-name="Emphasis"><text:span text:style-name="T5">fourth declension</text:span></text:span></text:p>
      </text:section>
      <text:section text:style-name="Sect1" text:name="magicdomid1266">
        <text:list xml:id="list634980602" text:style-name="L5">
          <text:list-item>
            <text:p text:style-name="P31"><text:soft-page-break/><text:span text:style-name="T5">a throwing together</text:span> </text:p>
          </text:list-item>
          <text:list-item>
            <text:p text:style-name="P31"><text:span text:style-name="T5">a crowding, connecting or uniting together</text:span> </text:p>
          </text:list-item>
          <text:list-item>
            <text:p text:style-name="P31"><text:span text:style-name="T5">a confluence, concourse; crowd, pile</text:span> </text:p>
          </text:list-item>
          <text:list-item>
            <text:p text:style-name="P31"><text:span text:style-name="T5">a projecting, hurling</text:span> </text:p>
          </text:list-item>
          <text:list-item>
            <text:p text:style-name="P15"><text:span text:style-name="T5">(</text:span><text:span text:style-name="Emphasis"><text:span text:style-name="T5">figuratively, of the eyes or mind</text:span></text:span><text:span text:style-name="T5">) turning, directing</text:span> </text:p>
          </text:list-item>
        </text:list>
      </text:section>
      <text:section text:style-name="Sect1" text:name="magicdomid1271">
        <text:p text:style-name="Text_20_body"> </text:p>
      </text:section>
      <text:section text:style-name="Sect1" text:name="magicdomid1272">
        <text:p text:style-name="Text_20_body"><text:span text:style-name="Strong_20_Emphasis"><text:span text:style-name="T5">coniectūra</text:span></text:span><text:span text:style-name="Emphasis"><text:span text:style-name="T5">f</text:span></text:span><text:span text:style-name="T5"> (</text:span><text:span text:style-name="Emphasis"><text:span text:style-name="T5">genitive</text:span></text:span><text:span text:style-name="Strong_20_Emphasis"><text:span text:style-name="T5">coniectūrae</text:span></text:span><text:span text:style-name="T5">); </text:span><text:span text:style-name="Emphasis"><text:span text:style-name="T5">first declension</text:span></text:span></text:p>
      </text:section>
      <text:section text:style-name="Sect1" text:name="magicdomid1273">
        <text:list xml:id="list153439307" text:style-name="L6">
          <text:list-item>
            <text:p text:style-name="P32"><text:span text:style-name="T5">conjecture, guess, conjectural inference</text:span> </text:p>
          </text:list-item>
          <text:list-item>
            <text:p text:style-name="P16"><text:span text:style-name="T5">interpretation (of dreams), divining, soothsaying, prophesying</text:span> </text:p>
          </text:list-item>
        </text:list>
      </text:section>
      <text:p text:style-name="Heading_20_1"><text:bookmark text:name="flPTApZuVB_17"/><text:span text:style-name="Strong_20_Emphasis">14.</text:span> <text:span text:style-name="T5">The $1000 Genome</text:span></text:p>
      <text:section text:style-name="Sect1" text:name="magicdomid251">
        <text:p text:style-name="Text_20_body"/>
        <text:section text:style-name="Sect1" text:name="magicdomid605">
          <text:p text:style-name="P1">DNA Paternity test :</text:p>
        </text:section>
        <text:section text:style-name="Sect1" text:name="magicdomid606">
          <text:p text:style-name="Text_20_body">    <text:a xlink:type="simple" xlink:href="http://www.amazon.co.uk/Home-DNA-Sample-Collection-Kit/dp/B00577WBBW"><text:span text:style-name="T5">http://www.amazon.co.uk/Home-DNA-Sample-Collection-Kit/dp/B00577WBBW</text:span></text:a></text:p>
        </text:section>
        <text:section text:style-name="Sect1" text:name="magicdomid980">
          <text:p text:style-name="Text_20_body"/>
          <text:section text:style-name="Sect1" text:name="magicdomid274">
            <text:p text:style-name="P1">OpenPCR</text:p>
          </text:section>
          <text:section text:style-name="Sect1" text:name="magicdomid275">
            <text:p text:style-name="Text_20_body"><text:a xlink:type="simple" xlink:href="https://www.youtube.com/watch?v=zrejvnVfZJE"><text:span text:style-name="T5">https://www.youtube.com/watch?v=zrejvnVfZJE</text:span></text:a></text:p>
          </text:section>
          <text:section text:style-name="Sect1" text:name="magicdomid276">
            <text:p text:style-name="Text_20_body"> <text:a xlink:type="simple" xlink:href="http://discuss.biohack.me/"><text:span text:style-name="T5">http://discuss.biohack.me/</text:span></text:a></text:p>
          </text:section>
          <text:p text:style-name="P20"> </text:p>
        </text:section>
        <text:p text:style-name="P23">Programming language for synthetic biology</text:p>
        <text:section text:style-name="Sect1" text:name="magicdomid981">
          <text:p text:style-name="P20"><text:a xlink:type="simple" xlink:href="http://www.qath.net/"><text:span text:style-name="T5">http://www.qath.net/</text:span></text:a></text:p>
        </text:section>
        <text:section text:style-name="Sect1" text:name="magicdomid982">
          <text:p text:style-name="P20"><text:a xlink:type="simple" xlink:href="http://biobricks.org/"><text:span text:style-name="T5">http://biobricks.org/</text:span></text:a></text:p>
        </text:section>
        <text:section text:style-name="Sect1" text:name="magicdomid983">
          <text:p text:style-name="P20"> </text:p>
        </text:section>
        <text:p text:style-name="Text_20_body"><text:span text:style-name="Strong_20_Emphasis"><text:span text:style-name="T5">CHEAP SEQUENCING</text:span></text:span></text:p>
        <text:section text:style-name="Sect1" text:name="magicdomid281">
          <text:p text:style-name="P1">* The $1000 genome</text:p>
        </text:section>
        <text:section text:style-name="Sect1" text:name="magicdomid282">
          <text:p text:style-name="Text_20_body"><text:a xlink:type="simple" xlink:href="http://books.google.fr/books?id=dY7zDVhNYQkC&amp;dq=dna+sequencer+dvd+player&amp;hl=zh-CN&amp;source=gbs_navlinks_s"><text:span text:style-name="T5">http://books.google.fr/books?id=dY7zDVhNYQkC&amp;dq=dna+sequencer+dvd+player&amp;hl=zh-CN&amp;source=gbs_navlinks_s</text:span></text:a></text:p>
        </text:section>
        <text:section text:style-name="Sect1" text:name="magicdomid283">
          <text:p text:style-name="Text_20_body"><text:a xlink:type="simple" xlink:href="http://www.genome.gov/sequencingcosts/"><text:span text:style-name="T5">http://www.genome.gov/sequencingcosts/</text:span></text:a></text:p>
        </text:section>
        <text:section text:style-name="Sect1" text:name="magicdomid284">
          <text:p text:style-name="Text_20_body"><text:a xlink:type="simple" xlink:href="http://en.wikipedia.org/wiki/%241,000_genome#Commercial_efforts"><text:span text:style-name="T5">http://en.wikipedia.org/wiki/$1,000_genome#Commercial_efforts</text:span></text:a></text:p>
        </text:section>
        <text:p text:style-name="P23"/>
      </text:section>
      <text:p text:style-name="P20"><text:a xlink:type="simple" xlink:href="http://en.wikipedia.org/wiki/DNA_sequencer"><text:span text:style-name="T5">http://en.wikipedia.org/wiki/DNA_sequencer</text:span></text:a></text:p>
      <text:section text:style-name="Sect1" text:name="magicdomid252">
        <text:p text:style-name="P20"> </text:p>
      </text:section>
      <text:section text:style-name="Sect1" text:name="magicdomid253">
        <text:p text:style-name="P23"><text:line-break/></text:p>
      </text:section>
      <text:p text:style-name="P23">Genalysis</text:p>
      <text:section text:style-name="Sect1" text:name="magicdomid254">
        <text:p text:style-name="P20"><text:a xlink:type="simple" xlink:href="http://dnae.co.uk/_images/platforms_genalysis_lft1.jpg"><text:span text:style-name="T5">http://dnae.co.uk/_images/platforms_genalysis_lft1.jpg</text:span></text:a></text:p>
      </text:section>
      <text:section text:style-name="Sect1" text:name="magicdomid255">
        <text:p text:style-name="P20"><text:soft-page-break/><text:a xlink:type="simple" xlink:href="http://kh6jrm.com/2014/07/28/christofer-toumazous-lab-on-a-chip-makes-preventing-illness-possible/"><text:span text:style-name="T5">http://kh6jrm.com/2014/07/28/christofer-toumazous-lab-on-a-chip-makes-preventing-illness-possible/</text:span></text:a></text:p>
      </text:section>
      <text:section text:style-name="Sect1" text:name="magicdomid256">
        <text:p text:style-name="P20"><text:a xlink:type="simple" xlink:href="http://dnae.co.uk/"><text:span text:style-name="T5">http://dnae.co.uk/</text:span></text:a></text:p>
      </text:section>
      <text:section text:style-name="Sect1" text:name="magicdomid257">
        <text:p text:style-name="P23"><text:line-break/></text:p>
      </text:section>
      <text:p text:style-name="P20"><text:span text:style-name="Emphasis"><text:span text:style-name="T5">"Toumazou claims doctors will soon be looking at a patient's future medical records instead of their past."</text:span></text:span><text:span text:style-name="T5"> from </text:span><text:a xlink:type="simple" xlink:href="http://www.theguardian.com/business/2014/jul/27/christopher-toumazou-lab-chip-dna-european-inventor-award"><text:span text:style-name="T5">http://www.theguardian.com/business/2014/jul/27/christopher-toumazou-lab-chip-dna-european-inventor-award</text:span></text:a></text:p>
      <text:section text:style-name="Sect1" text:name="magicdomid258">
        <text:p text:style-name="P20"> </text:p>
      </text:section>
      <text:section text:style-name="Sect1" text:name="magicdomid259">
        <text:p text:style-name="P20"><text:span text:style-name="Strong_20_Emphasis"><text:span text:style-name="T5">Lab-on-a-Chip</text:span></text:span></text:p>
      </text:section>
      <text:section text:style-name="Sect1" text:name="magicdomid260">
        <text:p text:style-name="P20"><text:a xlink:type="simple" xlink:href="http://en.wikipedia.org/wiki/Lab-on-a-chip"><text:span text:style-name="T5">http://en.wikipedia.org/wiki/Lab-on-a-chip</text:span></text:a></text:p>
      </text:section>
      <text:section text:style-name="Sect1" text:name="magicdomid261">
        <text:p text:style-name="P20"><text:a xlink:type="simple" xlink:href="http://www.33rdsquare.com/2013/05/dna-sequencing-lab-on-chip-opens-door.html"><text:span text:style-name="T5">http://www.33rdsquare.com/2013/05/dna-sequencing-lab-on-chip-opens-door.html</text:span></text:a></text:p>
      </text:section>
      <text:section text:style-name="Sect1" text:name="magicdomid262">
        <text:p text:style-name="P20"><text:a xlink:type="simple" xlink:href="http://www.extremetech.com/computing/84340-new-silicon-chip-sequences-complete-genome-in-three-hours"><text:span text:style-name="T5">http://www.extremetech.com/computing/84340-new-silicon-chip-sequences-complete-genome-in-three-hours</text:span></text:a></text:p>
      </text:section>
      <text:section text:style-name="Sect1" text:name="magicdomid263">
        <text:p text:style-name="P20"> </text:p>
      </text:section>
      <text:section text:style-name="Sect1" text:name="magicdomid264">
        <text:p text:style-name="P20"><text:span text:style-name="Emphasis"><text:span text:style-name="T5">"Your DNA sequence is 3 billion bases long. This technology gives you the identity of ONE base. One. That is what a SNP is, a SINGLE Nucelotide Polymorphism. Single."</text:span></text:span></text:p>
      </text:section>
      <text:section text:style-name="Sect1" text:name="magicdomid265">
        <text:p text:style-name="P20"> </text:p>
      </text:section>
      <text:section text:style-name="Sect1" text:name="magicdomid266">
        <text:p text:style-name="P20"><text:span text:style-name="Emphasis"><text:span text:style-name="T5">"There's no sequencing involved in this method. Instead, this system can perform PCR to check for the presence of a SNP at a given position. The last step of the workflow is probably a staining step with a fluorescent dye, so you can check if you got amplification. That makes this a tiny and fast PCR machine, which is pretty sweet, but not a sequencer. We don't currently have fast enough sequencing technology to be able to legitimately sequence anything in less than an hour (including sample prep and analysis time)."</text:span></text:span></text:p>
      </text:section>
      <text:section text:style-name="Sect1" text:name="magicdomid268">
        <text:p text:style-name="P20"> </text:p>
      </text:section>
      <text:section text:style-name="Sect1" text:name="magicdomid269">
        <text:p text:style-name="P20"><text:span text:style-name="T5">Comments from </text:span><text:a xlink:type="simple" xlink:href="http://gizmodo.com/5993925/sequence-your-dna-in-an-hour-on-this-tiny-chip"><text:span text:style-name="T5">http://gizmodo.com/5993925/sequence-your-dna-in-an-hour-on-this-tiny-chip</text:span></text:a></text:p>
      </text:section>
      <text:section text:style-name="Sect1" text:name="magicdomid270">
        <text:p text:style-name="P20"> </text:p>
      </text:section>
      <text:section text:style-name="Sect1" text:name="magicdomid271">
        <text:p text:style-name="P23">SNPs</text:p>
      </text:section>
      <text:section text:style-name="Sect1" text:name="magicdomid272">
        <text:p text:style-name="P20"><text:a xlink:type="simple" xlink:href="http://en.wikipedia.org/wiki/Single-nucleotide_polymorphism"><text:span text:style-name="T5">http://en.wikipedia.org/wiki/Single-nucleotide_polymorphism</text:span></text:a></text:p>
      </text:section>
      <text:section text:style-name="Sect1" text:name="magicdomid273">
        <text:p text:style-name="P20"> </text:p>
      </text:section>
      <text:section text:style-name="Sect1" text:name="Section1">
        <text:p text:style-name="P23"><text:bookmark text:name="magicdomid274"/>* Nano ION Oxford</text:p>
      </text:section>
      <text:section text:style-name="Sect1" text:name="magicdomid287">
        <text:p text:style-name="P20"><text:a xlink:type="simple" xlink:href="https://nanoporetech.com/technology/the-minion-device-a-miniaturised-sensing-system/the-minion-device-a-miniaturised-sensing-system"><text:span text:style-name="T5">https://nanoporetech.com/technology/the-minion-device-a-miniaturised-sensing-system/the-minion-device-a-miniaturised-sensing-system</text:span></text:a></text:p>
      </text:section>
      <text:section text:style-name="Sect1" text:name="magicdomid288">
        <text:p text:style-name="P20"><text:a xlink:type="simple" xlink:href="http://www.theguardian.com/science/2012/feb/17/dna-machine-human-sequencing"><text:span text:style-name="T5">http://www.theguardian.com/science/2012/feb/17/dna-machine-human-sequencing</text:span></text:a></text:p>
      </text:section>
      <text:section text:style-name="Sect1" text:name="magicdomid289">
        <text:p text:style-name="P20"> </text:p>
      </text:section>
      <text:section text:style-name="Sect1" text:name="magicdomid290">
        <text:p text:style-name="P20"><text:a xlink:type="simple" xlink:href="http://www.extremetech.com/extreme/190409-minion-usb-stick-gene-sequencer-finally-comes-to-market"><text:span text:style-name="T5">http://www.extremetech.com/extreme/190409-minion-usb-stick-gene-sequencer-finally-comes-to-market</text:span></text:a></text:p>
      </text:section>
      <text:section text:style-name="Sect1" text:name="magicdomid291">
        <text:p text:style-name="P20"><text:soft-page-break/><text:a xlink:type="simple" xlink:href="http://www.bio-itworld.com/els/2014/9/17/latest-scoop-minion-portable-sequencer.html"><text:span text:style-name="T5">http://www.bio-itworld.com/els/2014/9/17/latest-scoop-minion-portable-sequencer.html</text:span></text:a></text:p>
      </text:section>
      <text:section text:style-name="Sect1" text:name="magicdomid292">
        <text:p text:style-name="P20"> </text:p>
      </text:section>
      <text:section text:style-name="Sect1" text:name="magicdomid293">
        <text:p text:style-name="P20"> </text:p>
      </text:section>
      <text:section text:style-name="Sect1" text:name="magicdomid602">
        <text:p text:style-name="P20"><text:span text:style-name="Strong_20_Emphasis"><text:span text:style-name="T5">DNA Analyzer in a DVD reader</text:span></text:span></text:p>
      </text:section>
      <text:section text:style-name="Sect1" text:name="magicdomid603">
        <text:p text:style-name="P20"><text:a xlink:type="simple" xlink:href="http://www.kth.se/en/aktuellt/nyheter/dvd-lasaren-gor-comeback-som-hiv-testare-1.380911"><text:span text:style-name="T5">http://www.kth.se/en/aktuellt/nyheter/dvd-lasaren-gor-comeback-som-hiv-testare-1.380911</text:span></text:a></text:p>
      </text:section>
      <text:section text:style-name="Sect1" text:name="magicdomid604">
        <text:p text:style-name="P20"> </text:p>
      </text:section>
      <text:section text:style-name="Sect1" text:name="Section2">
        <text:p text:style-name="P20"><text:bookmark text:name="magicdomid605"/> </text:p>
      </text:section>
      <text:section text:style-name="Sect1" text:name="magicdomid294">
        <text:p text:style-name="P23">* DVD electromagnetic waves</text:p>
      </text:section>
      <text:section text:style-name="Sect1" text:name="magicdomid295">
        <text:p text:style-name="P20"><text:a xlink:type="simple" xlink:href="http://www.answers.com/Q/What_kind_of_electromagnetic_wave_does_the_DVD_player_use"><text:span text:style-name="T5">http://www.answers.com/Q/What_kind_of_electromagnetic_wave_does_the_DVD_player_use</text:span></text:a></text:p>
      </text:section>
      <text:section text:style-name="Sect1" text:name="magicdomid296">
        <text:p text:style-name="P20"><text:a xlink:type="simple" xlink:href="http://phys.org/news/2013-04-cheap-quick-hiv-dvd-scanners.html"><text:span text:style-name="T5">http://phys.org/news/2013-04-cheap-quick-hiv-dvd-scanners.html</text:span></text:a></text:p>
      </text:section>
      <text:section text:style-name="Sect1" text:name="magicdomid297">
        <text:p text:style-name="P20"><text:a xlink:type="simple" xlink:href="http://pubs.rsc.org/en/Content/ArticleLanding/2013/LC/c3lc41360h#!divAbstract"><text:span text:style-name="T5">http://pubs.rsc.org/en/Content/ArticleLanding/2013/LC/c3lc41360h#!divAbstract</text:span></text:a></text:p>
      </text:section>
      <text:section text:style-name="Sect1" text:name="magicdomid298">
        <text:p text:style-name="P20"> </text:p>
      </text:section>
      <text:section text:style-name="Sect1" text:name="magicdomid299">
        <text:p text:style-name="P20"> </text:p>
      </text:section>
      <text:section text:style-name="Sect1" text:name="magicdomid300">
        <text:p text:style-name="P23">* Nanopore-based sequencing</text:p>
      </text:section>
      <text:section text:style-name="Sect1" text:name="magicdomid301">
        <text:p text:style-name="P20"><text:a xlink:type="simple" xlink:href="http://en.wikipedia.org/wiki/Nanopore"><text:span text:style-name="T5">http://en.wikipedia.org/wiki/Nanopore</text:span></text:a></text:p>
      </text:section>
      <text:section text:style-name="Sect1" text:name="magicdomid302">
        <text:p text:style-name="P20"> </text:p>
      </text:section>
      <text:section text:style-name="Sect1" text:name="magicdomid303">
        <text:p text:style-name="P20"><text:span text:style-name="T5">Desktop sequencer : </text:span><text:a xlink:type="simple" xlink:href="http://systems.illumina.com/systems/miseq.ilmn"><text:span text:style-name="T5">http://systems.illumina.com/systems/miseq.ilmn</text:span></text:a></text:p>
      </text:section>
      <text:section text:style-name="Sect1" text:name="magicdomid304">
        <text:p text:style-name="P20"> </text:p>
      </text:section>
      <text:section text:style-name="Sect1" text:name="magicdomid305">
        <text:p text:style-name="P23">Toy Sequencer</text:p>
      </text:section>
      <text:section text:style-name="Sect1" text:name="magicdomid306">
        <text:p text:style-name="P20"><text:a xlink:type="simple" xlink:href="http://www.amazon.com/Discovery-Exclusive-DNA-Explorer-Kit/dp/B0006J31ME/ref=cm_cr_pr_product_top/177-4279131-3014036"><text:span text:style-name="T5">http://www.amazon.com/Discovery-Exclusive-DNA-Explorer-Kit/dp/B0006J31ME/ref=cm_cr_pr_product_top/177-4279131-3014036</text:span></text:a></text:p>
      </text:section>
      <text:section text:style-name="Sect1" text:name="magicdomid307">
        <text:p text:style-name="P20"><text:a xlink:type="simple" xlink:href="http://archive.wired.com/wired/archive/11.12/tools.html?pg=3"><text:span text:style-name="T5">http://archive.wired.com/wired/archive/11.12/tools.html?pg=3</text:span></text:a></text:p>
      </text:section>
      <text:section text:style-name="Sect1" text:name="magicdomid308">
        <text:p text:style-name="P20"> </text:p>
      </text:section>
      <text:section text:style-name="Sect1" text:name="magicdomid309">
        <text:p text:style-name="P23">tuto </text:p>
      </text:section>
      <text:section text:style-name="Sect1" text:name="magicdomid310">
        <text:p text:style-name="P20"><text:a xlink:type="simple" xlink:href="http://openpcr.org/v1story/2011/05/dna-fingerprinting-osama-bin-laden"><text:span text:style-name="T5">http://openpcr.org/v1story/2011/05/dna-fingerprinting-osama-bin-laden</text:span></text:a></text:p>
      </text:section>
      <text:section text:style-name="Sect1" text:name="magicdomid311">
        <text:p text:style-name="P20"><text:soft-page-break/> </text:p>
      </text:section>
      <text:section text:style-name="Sect1" text:name="magicdomid312">
        <text:p text:style-name="P20"><text:span text:style-name="Emphasis"><text:span text:style-name="T5">"DNA fingerprinting uses 13 STRs (short tandem repeats) to create a unique fingerprint. A short tandem repeat is 1 to 4 letters of DNA that is found repeating over and over in the human genome. For instance, one gene used for DNA fingerprinting contains a repeated pattern of “CTTT”, i.e. “CTTTCTTTCTTTCTTT”. This is from the FGA gene in humans, and it has been seen repeating from 12 to 50 times. By looking at the number of repeats in all 13 STRs, a unique fingerprint is created for each person."</text:span></text:span></text:p>
      </text:section>
      <text:p text:style-name="P20"> </text:p>
      <text:p text:style-name="P20"><text:a xlink:type="simple" xlink:href="http://hyperallergic.com/145012/a-travel-bureau-for-a-trip-to-the-moon/"><text:span text:style-name="T5">http://hyperallergic.com/145012/a-travel-bureau-for-a-trip-to-the-moon/</text:span></text:a></text:p>
      <text:section text:style-name="Sect1" text:name="magicdomid977">
        <text:p text:style-name="P20"> </text:p>
      </text:section>
      <text:section text:style-name="Sect1" text:name="magicdomid978">
        <text:p text:style-name="P20"><text:span text:style-name="Strong_20_Emphasis"><text:span text:style-name="T5">Bio-hack</text:span></text:span></text:p>
      </text:section>
      <text:section text:style-name="Sect1" text:name="magicdomid979">
        <text:p text:style-name="P20"> </text:p>
      </text:section>
      <text:section text:style-name="Sect1" text:name="Section3">
        <text:p text:style-name="P20"><text:bookmark text:name="magicdomid980"/></text:p>
        <text:section text:style-name="Sect1" text:name="Section4">
          <text:p text:style-name="P23"><text:bookmark text:name="magicdomid2741"/>techno du séquencage du génome humain </text:p>
        </text:section>
      </text:section>
      <text:section text:style-name="Sect1" text:name="magicdomid985">
        <text:p text:style-name="P20"><text:a xlink:type="simple" xlink:href="http://www.oezratty.net/wordpress/2012/technologies-sequencage-gnome-humain-3/"><text:span text:style-name="T5">http://www.oezratty.net/wordpress/2012/technologies-sequencage-gnome-humain-3/</text:span></text:a></text:p>
      </text:section>
      <text:section text:style-name="Sect1" text:name="magicdomid986">
        <text:p text:style-name="P20"> </text:p>
      </text:section>
      <text:section text:style-name="Sect1" text:name="magicdomid987">
        <text:p text:style-name="P23">Mutagène</text:p>
      </text:section>
      <text:section text:style-name="Sect1" text:name="magicdomid988">
        <text:p text:style-name="P20"><text:span text:style-name="Emphasis"><text:span text:style-name="T5">"En biologie, un mutagène (du latin, littéralement origine de changement) est un agent qui change le génome (en général l'ADN) d'un organisme et élève ainsi le nombre de mutations génétiques au-dessus du taux naturel d'arrière-plan.Les mutagènes sont en général des composés chimiques ou des radiations.Les mutations, en dehors de celles qui affectent les cellules reproductives, ne sont pas inoffensives. Si elles n'induisent pas toutes des cancers, c'est la première étape nécessaire vers la cancérisation." </text:span></text:span><text:span text:style-name="T5">Wikipedia</text:span></text:p>
      </text:section>
      <text:section text:style-name="Sect1" text:name="magicdomid989">
        <text:p text:style-name="P23">transgenesis</text:p>
      </text:section>
      <text:section text:style-name="Sect1" text:name="magicdomid990">
        <text:p text:style-name="P20"> </text:p>
      </text:section>
      <text:section text:style-name="Sect1" text:name="magicdomid991">
        <text:p text:style-name="P23">A voir dans le déjà utilisé :</text:p>
      </text:section>
      <text:section text:style-name="Sect1" text:name="magicdomid992">
        <text:p text:style-name="P20">    <text:a xlink:type="simple" xlink:href="http://en.wikipedia.org/wiki/List_of_mutagens_in_fiction"><text:span text:style-name="T5">http://en.wikipedia.org/wiki/List_of_mutagens_in_fiction</text:span></text:a></text:p>
      </text:section>
      <text:section text:style-name="Sect1" text:name="magicdomid993">
        <text:p text:style-name="P20"> </text:p>
      </text:section>
      <text:section text:style-name="Sect1" text:name="magicdomid994">
        <text:p text:style-name="P20"><text:span text:style-name="T5">[length of uncoiled DNA](</text:span><text:a xlink:type="simple" xlink:href="http://skeptics.stackexchange.com/questions/10606/length-of-uncoiled-human-dna)"><text:span text:style-name="T5">http://skeptics.stackexchange.com/questions/10606/length-of-uncoiled-human-dna)</text:span></text:a><text:span text:style-name="T5"> : 6000 times the distance to the moon. See some [calculation examples](</text:span><text:a xlink:type="simple" xlink:href="http://www.bioinformaticaindeklas.nl/en_oud/bioinf.html)"><text:span text:style-name="T5">http://www.bioinformaticaindeklas.nl/en_oud/bioinf.html)</text:span></text:a></text:p>
      </text:section>
      <text:section text:style-name="Sect1" text:name="magicdomid995">
        <text:p text:style-name="P20"> </text:p>
      </text:section>
      <text:section text:style-name="Sect1" text:name="magicdomid996">
        <text:p text:style-name="P20"><text:span text:style-name="T5">"Junk DNA" is full of molecular switchers that can turn on and off genes. how genes are wired to core DNA, need to design contact maps : "which contacts it makes w other genes" [(video)](</text:span><text:a xlink:type="simple" xlink:href="https://www.youtube.com/watch?v=MQeNgocaoDQ)"><text:span text:style-name="T5">https://www.youtube.com/watch?v=MQeNgocaoDQ)</text:span></text:a></text:p>
      </text:section>
      <text:section text:style-name="Sect1" text:name="magicdomid997">
        <text:p text:style-name="P20"> </text:p>
      </text:section>
      <text:section text:style-name="Sect1" text:name="magicdomid998">
        <text:p text:style-name="P20"><text:span text:style-name="T5">[Patenting in genes](</text:span><text:a xlink:type="simple" xlink:href="https://www.youtube.com/watch?v=ZKjN6Yr4LI8)"><text:span text:style-name="T5">https://www.youtube.com/watch?v=ZKjN6Yr4LI8)</text:span></text:a></text:p>
      </text:section>
      <text:section text:style-name="Sect1" text:name="magicdomid999">
        <text:p text:style-name="P20"><text:span text:style-name="T5">[Gene Patent](</text:span><text:a xlink:type="simple" xlink:href="http://en.wikipedia.org/wiki/Biological_patent#Gene_patents)"><text:span text:style-name="T5">http://en.wikipedia.org/wiki/Biological_patent#Gene_patents)</text:span></text:a></text:p>
      </text:section>
      <text:section text:style-name="Sect1" text:name="magicdomid1000">
        <text:p text:style-name="P20"><text:soft-page-break/><text:span text:style-name="T5">[DNA patents in the US](</text:span><text:a xlink:type="simple" xlink:href="http://www.quora.com/Law-and-Medicine/What-does-it-mean-for-business-and-research-now-that-only-cDNA-patents-of-human-genes-are-legal-in-US)"><text:span text:style-name="T5">http://www.quora.com/Law-and-Medicine/What-does-it-mean-for-business-and-research-now-that-only-cDNA-patents-of-human-genes-are-legal-in-US)</text:span></text:a></text:p>
      </text:section>
      <text:section text:style-name="Sect1" text:name="magicdomid1001">
        <text:p text:style-name="P20"> </text:p>
      </text:section>
      <text:section text:style-name="Sect1" text:name="magicdomid1002">
        <text:p text:style-name="P20"><text:span text:style-name="T5">Book : *[Gene Cartels: Biotech Patents in the Age of Free Trade](</text:span><text:a xlink:type="simple" xlink:href="http://genecartels.org/book.php)"><text:span text:style-name="T5">http://genecartels.org/book.php)</text:span></text:a><text:span text:style-name="T5">*</text:span></text:p>
      </text:section>
      <text:section text:style-name="Sect1" text:name="magicdomid1003">
        <text:p text:style-name="P20"> </text:p>
      </text:section>
      <text:section text:style-name="Sect1" text:name="magicdomid1004">
        <text:p text:style-name="P20"><text:span text:style-name="T5">[Duke University Pr. Genome ethics](</text:span><text:a xlink:type="simple" xlink:href="https://www.youtube.com/watch?v=R2RfApBy5jw)"><text:span text:style-name="T5">https://www.youtube.com/watch?v=R2RfApBy5jw)</text:span></text:a></text:p>
      </text:section>
      <text:section text:style-name="Sect1" text:name="magicdomid1005">
        <text:p text:style-name="P20"> </text:p>
      </text:section>
      <text:section text:style-name="Sect1" text:name="magicdomid1006">
        <text:p text:style-name="P20"><text:span text:style-name="T5">[Biopiracy](</text:span><text:a xlink:type="simple" xlink:href="https://en.wikipedia.org/wiki/Bioprospecting)"><text:span text:style-name="T5">https://en.wikipedia.org/wiki/Bioprospecting)</text:span></text:a></text:p>
      </text:section>
      <text:section text:style-name="Sect1" text:name="magicdomid1007">
        <text:p text:style-name="P20"><text:span text:style-name="T5">[*bioprivateers* : Stallman on bioparicy](</text:span><text:a xlink:type="simple" xlink:href="https://stallman.org/articles/biopiracy.html)"><text:span text:style-name="T5">https://stallman.org/articles/biopiracy.html)</text:span></text:a></text:p>
      </text:section>
      <text:section text:style-name="Sect1" text:name="magicdomid1008">
        <text:p text:style-name="P20"> </text:p>
      </text:section>
      <text:section text:style-name="Sect1" text:name="magicdomid1009">
        <text:p text:style-name="P23">&gt; What is Bio-piracy?</text:p>
      </text:section>
      <text:section text:style-name="Sect1" text:name="magicdomid1010">
        <text:p text:style-name="P23">&gt; * A situation where indigenous knowledge of nature, originating with indigenous people, is used by others for profit, without permission from and with little or no compensation or recognition to the indigenous people themselves</text:p>
      </text:section>
      <text:section text:style-name="Sect1" text:name="magicdomid1011">
        <text:p text:style-name="P23">&gt; * Developed countries are exploiting developing countries genetic resources and indigenous communities traditional knowledge in the name of patents on the inventions derived from those genetic resources;</text:p>
      </text:section>
      <text:section text:style-name="Sect1" text:name="magicdomid1012">
        <text:p text:style-name="P20"><text:span text:style-name="T5">[from </text:span><text:a xlink:type="simple" xlink:href="http://www.birac.nic.in/webcontent/dib.pdf%5D(http://www.birac.nic.in/webcontent/dib.pdf)"><text:span text:style-name="T5">http://www.birac.nic.in/webcontent/dib.pdf](http://www.birac.nic.in/webcontent/dib.pdf)</text:span></text:a></text:p>
      </text:section>
      <text:section text:style-name="Sect1" text:name="magicdomid1013">
        <text:p text:style-name="P20"> </text:p>
      </text:section>
      <text:section text:style-name="Sect1" text:name="magicdomid1014">
        <text:p text:style-name="P20"><text:span text:style-name="T5">[Ethical bio-bioprospecting](</text:span><text:a xlink:type="simple" xlink:href="http://fr.slideshare.net/marcelm/material-transfer-agreements?qid=a5f31ad5-f4d4-4e72-b9b8-65822766af90&amp;v=qf1&amp;b=&amp;from_search=9)"><text:span text:style-name="T5">http://fr.slideshare.net/marcelm/material-transfer-agreements?qid=a5f31ad5-f4d4-4e72-b9b8-65822766af90&amp;v=qf1&amp;b=&amp;from_search=9)</text:span></text:a></text:p>
      </text:section>
      <text:section text:style-name="Sect1" text:name="magicdomid1015">
        <text:p text:style-name="P20"> </text:p>
      </text:section>
      <text:section text:style-name="Sect1" text:name="magicdomid1016">
        <text:p text:style-name="P23">-</text:p>
      </text:section>
      <text:section text:style-name="Sect1" text:name="magicdomid1017">
        <text:p text:style-name="P20"><text:span text:style-name="T5">[Bio 3D Printer](</text:span><text:a xlink:type="simple" xlink:href="http://3dprint.com/11136/life-print-x-bio3d/)"><text:span text:style-name="T5">http://3dprint.com/11136/life-print-x-bio3d/)</text:span></text:a><text:span text:style-name="T5"> : [LIFE-PRINTER X](</text:span><text:a xlink:type="simple" xlink:href="http://www.bio-3d.com/bioprinters.html)"><text:span text:style-name="T5">http://www.bio-3d.com/bioprinters.html)</text:span></text:a></text:p>
      </text:section>
      <text:section text:style-name="Sect1" text:name="magicdomid1018">
        <text:p text:style-name="P20"> </text:p>
      </text:section>
      <text:section text:style-name="Sect1" text:name="magicdomid1019">
        <text:p text:style-name="P20"><text:span text:style-name="T5">[China developed its first 3D bio-printer](</text:span><text:a xlink:type="simple" xlink:href="http://www.3ders.org/articles/20130807-china-developed-its-first-3d-bio-printer.html)"><text:span text:style-name="T5">http://www.3ders.org/articles/20130807-china-developed-its-first-3d-bio-printer.html)</text:span></text:a></text:p>
      </text:section>
      <text:section text:style-name="Sect1" text:name="magicdomid1020">
        <text:p text:style-name="P20"><text:span text:style-name="Emphasis"><text:span text:style-name="T5">&gt; There was a sci fi role playing game series from the 90's called RIFTS set in the far future. One of the super-techs they attributed to China was recreating human tissue (Japan got robotics and the US got genetic manipulation). </text:span></text:span></text:p>
      </text:section>
      <text:section text:style-name="Sect1" text:name="magicdomid1021">
        <text:p text:style-name="P20"><text:a xlink:type="simple" xlink:href="http://fr.wikipedia.org/wiki/Megaverse"><text:span text:style-name="T5">http://fr.wikipedia.org/wiki/Megaverse</text:span></text:a></text:p>
      </text:section>
      <text:section text:style-name="Sect1" text:name="magicdomid1022">
        <text:p text:style-name="P20"><text:a xlink:type="simple" xlink:href="http://fr.wikipedia.org/wiki/Rifts"><text:span text:style-name="T5">http://fr.wikipedia.org/wiki/Rifts</text:span></text:a></text:p>
      </text:section>
      <text:section text:style-name="Sect1" text:name="magicdomid1023">
        <text:p text:style-name="P23"><text:line-break/></text:p>
      </text:section>
      <text:section text:style-name="Sect1" text:name="magicdomid959">
        <text:p text:style-name="P23"><text:soft-page-break/>Desktop DNA printer</text:p>
      </text:section>
      <text:section text:style-name="Sect1" text:name="magicdomid960">
        <text:p text:style-name="P20"><text:span text:style-name="T5">&gt; </text:span><text:a xlink:type="simple" xlink:href="http://helioslabs.blogspot.fr/2013/01/desktop-dna-printer-propoasl-1.html"><text:span text:style-name="T5">http://helioslabs.blogspot.fr/2013/01/desktop-dna-printer-propoasl-1.html</text:span></text:a></text:p>
      </text:section>
      <text:p text:style-name="P23"/>
      <text:p text:style-name="P20"><text:span text:style-name="T5">[DNA-modified light Glowing plant on Kickstarter](</text:span><text:a xlink:type="simple" xlink:href="https://www.kickstarter.com/projects/antonyevans/glowing-plants-natural-lighting-with-no-electricit)"><text:span text:style-name="T5">https://www.kickstarter.com/projects/antonyevans/glowing-plants-natural-lighting-with-no-electricit)</text:span></text:a></text:p>
      <text:section text:style-name="Sect1" text:name="magicdomid1024">
        <text:p text:style-name="P20"> </text:p>
      </text:section>
      <text:section text:style-name="Sect1" text:name="magicdomid1025">
        <text:p text:style-name="P20"><text:span text:style-name="T5">programming life personal website </text:span><text:a xlink:type="simple" xlink:href="http://andrewhessel.com/"><text:span text:style-name="T5">http://andrewhessel.com</text:span></text:a></text:p>
      </text:section>
      <text:p text:style-name="P23"/>
      <text:section text:style-name="Sect1" text:name="Section5">
        <text:p text:style-name="P20"><text:bookmark text:name="magicdomid959"/> </text:p>
      </text:section>
      <text:section text:style-name="Sect1" text:name="magicdomid962">
        <text:p text:style-name="P23">Roland egx 350 engraver looks pretty much like a 3D bio printer machine</text:p>
      </text:section>
      <text:section text:style-name="Sect1" text:name="magicdomid963">
        <text:p text:style-name="P20"><text:a xlink:type="simple" xlink:href="http://www.engraving-machines-plus.com/assets/images/roland_egx-350_engraving_machine_01.jpg"><text:span text:style-name="T5">http://www.engraving-machines-plus.com/assets/images/roland_egx-350_engraving_machine_01.jpg</text:span></text:a></text:p>
      </text:section>
      <text:section text:style-name="Sect1" text:name="magicdomid964">
        <text:p text:style-name="P20"><text:span text:style-name="T5">[Bio 3D Printer](</text:span><text:a xlink:type="simple" xlink:href="http://3dprint.com/11136/life-print-x-bio3d/)"><text:span text:style-name="T5">http://3dprint.com/11136/life-print-x-bio3d/)</text:span></text:a><text:span text:style-name="T5"> : [LIFE-PRINTER X](</text:span><text:a xlink:type="simple" xlink:href="http://www.bio-3d.com/bioprinters.html)"><text:span text:style-name="T5">http://www.bio-3d.com/bioprinters.html)</text:span></text:a></text:p>
      </text:section>
      <text:section text:style-name="Sect1" text:name="magicdomid965">
        <text:p text:style-name="P20"> </text:p>
      </text:section>
      <text:section text:style-name="Sect1" text:name="magicdomid966">
        <text:p text:style-name="P23">Distributeur de mutagène</text:p>
      </text:section>
      <text:section text:style-name="Sect1" text:name="magicdomid967">
        <text:p text:style-name="P20"><text:a xlink:type="simple" xlink:href="http://www.ethiscrea.com/2013/11/distributeur-de-mutagen.html"><text:span text:style-name="T5">http://www.ethiscrea.com/2013/11/distributeur-de-mutagen.html</text:span></text:a></text:p>
      </text:section>
      <text:p text:style-name="P23"/>
      <text:section text:style-name="Sect1" text:name="magicdomid899">
        <text:p text:style-name="P23">prelevement ADN</text:p>
      </text:section>
      <text:section text:style-name="Sect1" text:name="magicdomid900">
        <text:p text:style-name="P20"><text:a xlink:type="simple" xlink:href="http://www.helys.fr/catalog/sample.php"><text:span text:style-name="T5">http://www.helys.fr/catalog/sample.php</text:span></text:a></text:p>
      </text:section>
      <text:section text:style-name="Sect1" text:name="magicdomid901">
        <text:p text:style-name="P20"> </text:p>
      </text:section>
      <text:section text:style-name="Sect1" text:name="magicdomid902">
        <text:p text:style-name="P20"> </text:p>
      </text:section>
      <text:section text:style-name="Sect1" text:name="magicdomid903">
        <text:p text:style-name="P23">DNA portraits (products)</text:p>
      </text:section>
      <text:section text:style-name="Sect1" text:name="magicdomid904">
        <text:p text:style-name="P20"><text:a xlink:type="simple" xlink:href="http://www.helys.fr/catalog/product_info.php?products_id=80"><text:span text:style-name="T5">http://www.helys.fr/catalog/product_info.php?products_id=80</text:span></text:a></text:p>
      </text:section>
      <text:section text:style-name="Sect1" text:name="magicdomid905">
        <text:p text:style-name="P20"><text:a xlink:type="simple" xlink:href="http://www.eurodiag.eu/dna_kit_instruction.php"><text:span text:style-name="T5">http://www.eurodiag.eu/dna_kit_instruction.php</text:span></text:a></text:p>
      </text:section>
      <text:section text:style-name="Sect1" text:name="magicdomid906">
        <text:p text:style-name="P20"><text:a xlink:type="simple" xlink:href="http://www.dna11.com/"><text:span text:style-name="T5">http://www.dna11.com/</text:span></text:a></text:p>
      </text:section>
      <text:section text:style-name="Sect1" text:name="magicdomid907">
        <text:p text:style-name="P20"> </text:p>
      </text:section>
      <text:section text:style-name="Sect1" text:name="magicdomid908">
        <text:p text:style-name="P23"><text:soft-page-break/>DNA sampling Kit</text:p>
      </text:section>
      <text:section text:style-name="Sect1" text:name="magicdomid909">
        <text:p text:style-name="P20"><text:a xlink:type="simple" xlink:href="http://molecular.roche.com/assays/Pages/cobasDNASamplePreparationKit.aspx"><text:span text:style-name="T5">http://molecular.roche.com/assays/Pages/cobasDNASamplePreparationKit.aspx</text:span></text:a></text:p>
      </text:section>
      <text:section text:style-name="Sect1" text:name="magicdomid910">
        <text:p text:style-name="P20"> </text:p>
      </text:section>
      <text:section text:style-name="Sect1" text:name="magicdomid911">
        <text:p text:style-name="P20"><text:a xlink:type="simple" xlink:href="http://en.wikipedia.org/wiki/DNA_extraction"><text:span text:style-name="T5">http://en.wikipedia.org/wiki/DNA_extraction</text:span></text:a></text:p>
      </text:section>
      <text:section text:style-name="Sect1" text:name="magicdomid912">
        <text:p text:style-name="P20"><text:a xlink:type="simple" xlink:href="http://www.mobio.com/microbial-dna-isolation/powerlyzer-ultraclean-microbial-dna-isolation-kit.html"><text:span text:style-name="T5">http://www.mobio.com/microbial-dna-isolation/powerlyzer-ultraclean-microbial-dna-isolation-kit.html</text:span></text:a></text:p>
      </text:section>
      <text:p text:style-name="Heading_20_1"><text:bookmark text:name="flPTApZuVB_18"/><text:span text:style-name="Strong_20_Emphasis">15.</text:span> <text:span text:style-name="T5">Weird Object Behaviors</text:span></text:p>
      <text:p text:style-name="Text_20_body"> </text:p>
      <text:section text:style-name="Sect1" text:name="magicdomid1150">
        <text:p text:style-name="Text_20_body"><text:span text:style-name="Strong_20_Emphasis"><text:span text:style-name="T5">QUESTIONS</text:span></text:span></text:p>
      </text:section>
      <text:section text:style-name="Sect1" text:name="magicdomid1151">
        <text:p text:style-name="P1">This tool land in a crowded kindergarden, what could be its first decision ?</text:p>
      </text:section>
      <text:section text:style-name="Sect1" text:name="magicdomid1152">
        <text:p text:style-name="Text_20_body"> </text:p>
      </text:section>
      <text:section text:style-name="Sect1" text:name="magicdomid1153">
        <text:p text:style-name="P1">1-The tool go somewhere else cause he think that it have no meanning here.</text:p>
      </text:section>
      <text:section text:style-name="Sect1" text:name="magicdomid1154">
        <text:p text:style-name="P1">2-The tool scan all people before making a decision</text:p>
      </text:section>
      <text:section text:style-name="Sect1" text:name="magicdomid1155">
        <text:p text:style-name="P1">3-The tool ask for something to do</text:p>
      </text:section>
      <text:section text:style-name="Sect1" text:name="magicdomid1156">
        <text:p text:style-name="P1">4-The tool introduce itself to adult and help them</text:p>
      </text:section>
      <text:section text:style-name="Sect1" text:name="magicdomid1157">
        <text:p text:style-name="P1">5-The tool introduce itself to children and play with them</text:p>
      </text:section>
      <text:section text:style-name="Sect1" text:name="magicdomid1158">
        <text:p text:style-name="P1">6-the tool will do nothing</text:p>
      </text:section>
      <text:section text:style-name="Sect1" text:name="magicdomid1159">
        <text:p text:style-name="Text_20_body"> </text:p>
      </text:section>
      <text:section text:style-name="Sect1" text:name="magicdomid1160">
        <text:p text:style-name="P1">This tool is stuck without any kind of help</text:p>
      </text:section>
      <text:section text:style-name="Sect1" text:name="magicdomid1161">
        <text:p text:style-name="Text_20_body"> </text:p>
      </text:section>
      <text:section text:style-name="Sect1" text:name="magicdomid1162">
        <text:p text:style-name="P1">1-It operating a regeneration of its system by itself</text:p>
      </text:section>
      <text:section text:style-name="Sect1" text:name="magicdomid1163">
        <text:p text:style-name="P1">2-It request a server who will launch a repair drone </text:p>
      </text:section>
      <text:section text:style-name="Sect1" text:name="magicdomid1164">
        <text:p text:style-name="P1">3-Its stuck, its stuck..no solution</text:p>
      </text:section>
      <text:section text:style-name="Sect1" text:name="magicdomid1165">
        <text:p text:style-name="P1">4-It  make a check for any living form and explode</text:p>
      </text:section>
      <text:section text:style-name="Sect1" text:name="magicdomid1166">
        <text:p text:style-name="P1">5-It scan the place and find something to repair itself</text:p>
      </text:section>
      <text:section text:style-name="Sect1" text:name="magicdomid1167">
        <text:p text:style-name="P1">6-The tool will do nothing</text:p>
      </text:section>
      <text:section text:style-name="Sect1" text:name="magicdomid1168">
        <text:p text:style-name="Text_20_body"> </text:p>
      </text:section>
      <text:section text:style-name="Sect1" text:name="magicdomid1169">
        <text:p text:style-name="P1">A living being die beside of the tool</text:p>
      </text:section>
      <text:section text:style-name="Sect1" text:name="magicdomid1170">
        <text:p text:style-name="Text_20_body"> </text:p>
      </text:section>
      <text:section text:style-name="Sect1" text:name="magicdomid1171">
        <text:p text:style-name="P1">1-The tool will absorbe any matter to fuel  and improve itself</text:p>
      </text:section>
      <text:section text:style-name="Sect1" text:name="magicdomid1172">
        <text:p text:style-name="P1"><text:soft-page-break/>2-The tool will dig a grave and ask a data network to find apropriate funeral ritual</text:p>
      </text:section>
      <text:section text:style-name="Sect1" text:name="magicdomid1173">
        <text:p text:style-name="P1">3-The tool will ask for help to a living human being</text:p>
      </text:section>
      <text:section text:style-name="Sect1" text:name="magicdomid1174">
        <text:p text:style-name="P1">4-The tool will move the body to the first human place</text:p>
      </text:section>
      <text:section text:style-name="Sect1" text:name="magicdomid1175">
        <text:p text:style-name="P1">5-The tool will burn the body and continu to work</text:p>
      </text:section>
      <text:section text:style-name="Sect1" text:name="magicdomid1176">
        <text:p text:style-name="P1">6-The tool will do nothing</text:p>
      </text:section>
      <text:p text:style-name="P20"> </text:p>
      <text:section text:style-name="Sect1" text:name="magicdomid1082">
        <text:p text:style-name="P20"><text:span text:style-name="Strong_20_Emphasis"><text:span text:style-name="T5"><text:line-break/></text:span></text:span></text:p>
      </text:section>
      <text:p text:style-name="P20"><text:span text:style-name="Strong_20_Emphasis"><text:span text:style-name="T5">CARACTERISTICS</text:span></text:span></text:p>
      <text:section text:style-name="Sect1" text:name="magicdomid1083">
        <text:p text:style-name="P23">Dangerosity</text:p>
      </text:section>
      <text:section text:style-name="Sect1" text:name="magicdomid1084">
        <text:p text:style-name="P23">Spirituality</text:p>
      </text:section>
      <text:section text:style-name="Sect1" text:name="magicdomid1085">
        <text:p text:style-name="P23">Environnemental Impact</text:p>
      </text:section>
      <text:section text:style-name="Sect1" text:name="magicdomid1086">
        <text:p text:style-name="P23">Waste Impact</text:p>
      </text:section>
      <text:section text:style-name="Sect1" text:name="magicdomid1087">
        <text:p text:style-name="P23">Energy consuption</text:p>
      </text:section>
      <text:section text:style-name="Sect1" text:name="magicdomid1088">
        <text:p text:style-name="P23">Weight</text:p>
      </text:section>
      <text:section text:style-name="Sect1" text:name="magicdomid1089">
        <text:p text:style-name="P23">Size : S M L XL</text:p>
      </text:section>
      <text:section text:style-name="Sect1" text:name="magicdomid1090">
        <text:p text:style-name="P23">Atractivity</text:p>
      </text:section>
      <text:section text:style-name="Sect1" text:name="magicdomid1091">
        <text:p text:style-name="P23">Resistance</text:p>
      </text:section>
      <text:section text:style-name="Sect1" text:name="magicdomid1092">
        <text:p text:style-name="P23">ubiquity (degree of)</text:p>
      </text:section>
      <text:section text:style-name="Sect1" text:name="magicdomid1093">
        <text:p text:style-name="P23">Autonomy</text:p>
      </text:section>
      <text:section text:style-name="Sect1" text:name="magicdomid1094">
        <text:p text:style-name="P23">Time influence</text:p>
      </text:section>
      <text:section text:style-name="Sect1" text:name="magicdomid1095">
        <text:p text:style-name="P23">Gravity</text:p>
      </text:section>
      <text:section text:style-name="Sect1" text:name="magicdomid1096">
        <text:p text:style-name="P23">Entropy</text:p>
      </text:section>
      <text:section text:style-name="Sect1" text:name="magicdomid1097">
        <text:p text:style-name="P23">Aggressiveness</text:p>
      </text:section>
      <text:section text:style-name="Sect1" text:name="magicdomid1098">
        <text:p text:style-name="P23">History - filiation</text:p>
      </text:section>
      <text:section text:style-name="Sect1" text:name="magicdomid1099">
        <text:p text:style-name="P23"><text:soft-page-break/>Chemical porosity</text:p>
      </text:section>
      <text:section text:style-name="Sect1" text:name="magicdomid1100">
        <text:p text:style-name="P23">Materiability</text:p>
      </text:section>
      <text:section text:style-name="Sect1" text:name="magicdomid1101">
        <text:p text:style-name="P23">Popular - sacré - preciosity</text:p>
      </text:section>
      <text:section text:style-name="Sect1" text:name="magicdomid1102">
        <text:p text:style-name="P23">Semantic network &amp; Etymology</text:p>
      </text:section>
      <text:section text:style-name="Sect1" text:name="magicdomid1103">
        <text:p text:style-name="P23">Talkative / Smart</text:p>
      </text:section>
      <text:section text:style-name="Sect1" text:name="magicdomid1104">
        <text:p text:style-name="P23">Matriochka </text:p>
      </text:section>
      <text:section text:style-name="Sect1" text:name="magicdomid1105">
        <text:p text:style-name="P23">Hairy</text:p>
      </text:section>
      <text:section text:style-name="Sect1" text:name="magicdomid1106">
        <text:p text:style-name="P23">Survival instinct</text:p>
      </text:section>
      <text:section text:style-name="Sect1" text:name="magicdomid1107">
        <text:p text:style-name="P23">Eurovision</text:p>
      </text:section>
      <text:section text:style-name="Sect1" text:name="magicdomid1108">
        <text:p text:style-name="P23">Gourmand</text:p>
      </text:section>
      <text:section text:style-name="Sect1" text:name="magicdomid1109">
        <text:p text:style-name="P23">Sexy</text:p>
      </text:section>
      <text:section text:style-name="Sect1" text:name="magicdomid1110">
        <text:p text:style-name="P23">Resizable</text:p>
      </text:section>
      <text:section text:style-name="Sect1" text:name="magicdomid1111">
        <text:p text:style-name="P23">Ethic</text:p>
      </text:section>
      <text:section text:style-name="Sect1" text:name="magicdomid1112">
        <text:p text:style-name="P23">Politic</text:p>
      </text:section>
      <text:section text:style-name="Sect1" text:name="magicdomid1113">
        <text:p text:style-name="P23">Browsable</text:p>
      </text:section>
      <text:section text:style-name="Sect1" text:name="magicdomid1114">
        <text:p text:style-name="P23">Cloudy</text:p>
      </text:section>
      <text:section text:style-name="Sect1" text:name="magicdomid1115">
        <text:p text:style-name="P23">Speed</text:p>
      </text:section>
      <text:section text:style-name="Sect1" text:name="magicdomid1116">
        <text:p text:style-name="P23">Attrition</text:p>
      </text:section>
      <text:section text:style-name="Sect1" text:name="magicdomid1117">
        <text:p text:style-name="P23">Mutation ability</text:p>
      </text:section>
      <text:section text:style-name="Sect1" text:name="magicdomid1118">
        <text:p text:style-name="P23">Nano composition</text:p>
      </text:section>
      <text:section text:style-name="Sect1" text:name="magicdomid1119">
        <text:p text:style-name="P23">Virtuality</text:p>
      </text:section>
      <text:section text:style-name="Sect1" text:name="magicdomid1120">
        <text:p text:style-name="P23">Quantic </text:p>
      </text:section>
      <text:section text:style-name="Sect1" text:name="magicdomid1121">
        <text:p text:style-name="P23">Organic compoment</text:p>
      </text:section>
      <text:section text:style-name="Sect1" text:name="magicdomid1122">
        <text:p text:style-name="P23">Resilience</text:p>
      </text:section>
      <text:section text:style-name="Sect1" text:name="magicdomid1123">
        <text:p text:style-name="P23"><text:soft-page-break/>Humor</text:p>
      </text:section>
      <text:section text:style-name="Sect1" text:name="magicdomid1124">
        <text:p text:style-name="P23">Emotional</text:p>
      </text:section>
      <text:section text:style-name="Sect1" text:name="magicdomid1125">
        <text:p text:style-name="P23">Soft</text:p>
      </text:section>
      <text:section text:style-name="Sect1" text:name="magicdomid1126">
        <text:p text:style-name="P23">Scary vs Fearful</text:p>
      </text:section>
      <text:section text:style-name="Sect1" text:name="magicdomid1127">
        <text:p text:style-name="P23">Nervous</text:p>
      </text:section>
      <text:section text:style-name="Sect1" text:name="magicdomid1128">
        <text:p text:style-name="P23">Handicaped</text:p>
      </text:section>
      <text:section text:style-name="Sect1" text:name="magicdomid1129">
        <text:p text:style-name="P23">Mutilated</text:p>
      </text:section>
      <text:section text:style-name="Sect1" text:name="magicdomid1130">
        <text:p text:style-name="P23">Misshapen</text:p>
      </text:section>
      <text:section text:style-name="Sect1" text:name="magicdomid1131">
        <text:p text:style-name="P23">Second Hand</text:p>
      </text:section>
      <text:section text:style-name="Sect1" text:name="magicdomid1132">
        <text:p text:style-name="P23">Chamanist</text:p>
      </text:section>
      <text:section text:style-name="Sect1" text:name="magicdomid1133">
        <text:p text:style-name="P23">Religious, esoteric</text:p>
      </text:section>
      <text:section text:style-name="Sect1" text:name="magicdomid1134">
        <text:p text:style-name="P23">Dwarf</text:p>
      </text:section>
      <text:section text:style-name="Sect1" text:name="magicdomid1135">
        <text:p text:style-name="P23">Atrophied</text:p>
      </text:section>
      <text:section text:style-name="Sect1" text:name="magicdomid1136">
        <text:p text:style-name="P23">Muscled / force</text:p>
      </text:section>
      <text:section text:style-name="Sect1" text:name="magicdomid1137">
        <text:p text:style-name="P23">Flavored</text:p>
      </text:section>
      <text:section text:style-name="Sect1" text:name="magicdomid1138">
        <text:p text:style-name="P23">Edible</text:p>
      </text:section>
      <text:section text:style-name="Sect1" text:name="magicdomid1139">
        <text:p text:style-name="P23">Super- (super powerful)</text:p>
      </text:section>
      <text:section text:style-name="Sect1" text:name="magicdomid1140">
        <text:p text:style-name="P23">Magical</text:p>
      </text:section>
      <text:section text:style-name="Sect1" text:name="magicdomid1141">
        <text:p text:style-name="P23">Thin</text:p>
      </text:section>
      <text:section text:style-name="Sect1" text:name="magicdomid1142">
        <text:p text:style-name="P23">Luminous</text:p>
      </text:section>
      <text:section text:style-name="Sect1" text:name="magicdomid1143">
        <text:p text:style-name="P23">Transparent</text:p>
      </text:section>
      <text:section text:style-name="Sect1" text:name="magicdomid1144">
        <text:p text:style-name="P23">Colorfoul</text:p>
      </text:section>
      <text:section text:style-name="Sect1" text:name="magicdomid1145">
        <text:p text:style-name="P23">Spicy</text:p>
      </text:section>
      <text:section text:style-name="Sect1" text:name="magicdomid1146">
        <text:p text:style-name="P23">Readable</text:p>
      </text:section>
      <text:section text:style-name="Sect1" text:name="magicdomid1147">
        <text:p text:style-name="P23"><text:soft-page-break/>Learner/learning/learnable</text:p>
      </text:section>
      <text:section text:style-name="Sect1" text:name="magicdomid1148">
        <text:p text:style-name="P20"> </text:p>
      </text:section>
      <text:section text:style-name="Sect1" text:name="magicdomid1149">
        <text:p text:style-name="P20"> </text:p>
      </text:section>
      <text:p text:style-name="Heading_20_1"><text:bookmark text:name="flPTApZuVB_19"/><text:span text:style-name="Strong_20_Emphasis">16.</text:span> <text:span text:style-name="T5">Feelings.txt</text:span></text:p>
      <text:p text:style-name="Text_20_body"> </text:p>
      <text:p text:style-name="P39">total 15292572 better 872884 FFA401 bad 529789 07548A good 648881 FFF700 right 296344 E97802 guilty 240423 004E6F sick 148432 2E9127 same 199726 017E94 shit 98760 00553A sorry 187838 00696F well 192602 E6C637 down 179024 18213E alone 123109 595884 happy 143606 FF7F00 great 186335 FFD801 comfortable 152912 40B6B8 sad 141280 043F69 free 135472 7EC31B lost 113789 014872 stupid 72654 027975 tired 105136 273E67 weird 68757 F70059 lonely 74467 08468F old 92047 352C65 home 100118 263D67 ill 73767 11581C horrible 54345 E4010A off 74361 0A3B8A different 78048 EA3137 whole 65405 FE992D pretty 32065 F44387 safe 68909 3688BA done 71729 1B2958 special 46433 F30263 wrong 53295 73207C empty 48684 3A4AA1 loved 49841 F30172 worse 48777 243C96 depressed 45955 283152 fine 59445 99D013 new 81066 99CF15 hurt 50730 235C93 terrible 51657 99001E best 76858 FFFF4F close 47656 274784 real 40088 41A84D confident 83247 FF7F00 uncomfortable 47896 1E3869 lucky 74544 FED73C awful 40668 CB1F13 crying 34160 992F93 shitty 22898 00744E missing 43443 015B5C accomplished 35628 FEA53F big 49155 FF6600 cold 37874 3FB6BA complete 36842 B2DB11 first 57791 FDD93B head 44417 FDD93D alive 43612 64B822 used 39068 552966 important 61480 E6AB0F crappy 24453 00734E hard 47756 4A688C ok 33380 FF7F1C ready 49306 FB9A27 able 50632 C36619 okay 36583 F1B62A wanted 34291 E4302F fat 31929 FD0100 sure 42431 E49202 lazy 34419 4E5F7B nice 28500 FD9927 strong 48273 FFB200 stuck 32005 0B4FA0 compelled 43527 017C8C blessed 76794 187429 strange 27722 F30157 awkward 31295 2D6E8A warm 30179 FF4B02 certain 37137 FE9901 weak 31220 196C62 overwhelmed 49500 263F67 normal 41124 084892 proud 41636 FFB300 helpless 26822 026874 full 39053 A5238D stressed 29085 9256A0 behind 31945 312675 mean 22568 950125 dumb 16683 2C558B hot 25282 FF1A00 dead 20250 C80027 deep 31866 41B3BD trapped 24737 7C5081 true 28452 FFD93C crazy 28342 F3026D angry 28706 E0192C dirty 20626 034E6D small 30253 28669F drained 16864 394378 useless 20245 7D1842 low 26721 3A578F ashamed 27143 9C0047 both 32884 B2DB11 nervous 26367 28ADCE high 25599 B2DC10 obligated 20355 11581C huge 25194 E4010A numb 19180 E49202 young 21954 00744E miserable 20499 FF7F1C baby 29614 FFA401 closer 24429 99D013 upset 19291 FFF700 silly 22259 950125 relaxed 22778 FED73C morning 23546 263F67 cool 18234 FFFF4F bored 18676 312675 gross 13324 015B5C scared 22517 FF7F1C worthless 15016 40B6B8 confused 18002 73207C walking 21828 196C62 man 24375 00744E blah 13941 B2DC10 dizzy 18109 FFF700 wonderful 19317 99001E needed 24233 273E67 eating 23876 73207C odd 14702 FFFF4F playing 20544 FFFF4F sleepy 17433 014872 skin 23209 552966 excited 29570 FE9829 amazing 26375 00734E whatever 20336 FF7F00 light 22792 E49202 knowing 21877 4E5F7B productive 14327 FD9927 selfish 14027 FED73C exhausted 21457 004E6F relieved 17696 18213E funny 14839 004E6F fun 17391 034E6D beautiful 24008 3FB6BA human 19407 99D013 happier 16951 18213E alright 13402 FFFF4F wasting 13016 015B5C content 17118 A5238D growing 17495 EA3137 ugly 13036 18213E hungry 24293 F30157 secure 17690 00744E broken 17603 E4010A changed 16637 FE9901 super 25893 08468F frustrated 22231 0A3B8A missed 15527 08468F grown 17331 263D67 open 18274 FF7F00 icky 8519 40B6B8 connected 24970 263D67 refreshed 18274 F30263 awesome 19484 015B5C wasted 13724 043F69 anxious 23897 595884 blue 18555 28ADCE fit 18190 0A3B8A insecure 17523 E4010A inspired 32097 F44387 seen 15957 E4302F older 14950 F70059 pathetic 11412 FEA53F drunk 7765 3A4AA1 afraid 14933 FDD93D known 13649 FFB200 found 18485 00553A calm 17351 7D1842 positive 25026 243C96 sharing 13352 0A3B8A worst 12477 B2DC10 necessary 16962 00553A turned 10387 FFFF4F slipping 11488 00553A nauseous 14090 015B5C mad 10279 F44387 cut 11308 FFB300 responsible 13479 99D013 side 16136 1E3869 disappointed 16936 E97802 emotional 15996 2D6E8A awake 8737 017C8C inadequate 13887 FFF700 waste 10417 1E3869 current 12003 7EC31B motivated 15944 FDBF2C lame 7776 18213E disconnected 11593 07548A entire 13300 235C93 creative 15230 027975 short 16089 4A688C future 15272 FF7F00 hopeless 13335 FF6600 satisfied 16133 1E3869 million 11775 F30157 driving 8918 00696F perfect 15420 352C65 power 14016 FF7F1C holding 13062 552966 boring 9540 0A3B8A fool 8832 0A3B8A changing 11659 C36619 isolated 10623 E4010A breaking 10197 FEA53F late 12223 FB9A27 ago 18807 9C0047 naked 10346 027975 smart 7749 07548A rambling 4366 FB9A27 uneasy 12660 043F69 jealous 11615 027975 beat 12668 E97802 heavy 15297 28669F set 13974 FF6600 dancing 9117 263F67 welcome 10446 00553A happening 12419 FF6600 restless 10180 014872 busy 11195 FD9927 pissed 6839 FF7F00 torn 8776 FEA740 distant 8034 EA3137 vulnerable 12738 F1B62A personal 14678 FD9927 clean 10754 283152 turning 10168 015B5C embarrassed 16211 017E94 standing 10707 7D1842 beginning 13950 2C558B failed 11571 950125 fucked 7684 595884 obliged 9390 FFB200 spent 12230 F30263 express 11583 026874 optimistic 11477 73207C sore 10869 F3026D deal 10057 28ADCE tried 10915 026874 burning 9535 FE992D random 7542 7D1842 darn 6065 273E67 disgusting 7421 FB9A27 healthy 15925 73207C nostalgic 12451 73207C wearing 11565 F30263 social 9045 3A4AA1 sexy 11099 283152 learned 14140 552966 fast 12968 196C62 bleeding 2916 99D013 rested 8907 7D1842 killing 7248 E6AB0F glad 9877 F30263 rusty 2850 2D6E8A middle 9375 2C558B asking 9359 41B3BD prepared 11998 FE9901 justified 8436 1B2958 absolute 6416 00734E extra 14833 312675 inclined 8314 FD0100 violated 6078 FEA53F ripped 7200 017977 dark 10401 00744E fortunate 20772 2D6E8A biggest 8003 FFD801 burnt 4944 4A688C hanging 6838 18213E fake 6567 CB1F13 worried 8987 00744E abandoned 7750 FD0100 easy 11826 08468F honest 10057 28669F due 10100 7C5081 general 9600 FF7F1C pulled 8251 FD9927 group 8959 28669F drinking 6417 C80027 threatened 8279 FF6600 won 14325 1B2958 possible 10287 73207C lying 6255 FF7F00 interesting 9625 FE9901 bitter 6405 E49202 unloved 5065 017E94 poor 8114 FE9901 building 9139 034E6D akin 2420 FFD93C sound 8903 FFFF4F grateful 23789 283152 annoyed 8376 C36619 slow 10029 187429 weather 14050 3A578F forgotten 7521 017E94 major 8315 7EC31B fly 6160 352C65 lousy 7810 9256A0 neglected 7256 235C93 insane 6345 EA3137 floating 6304 E6AB0F written 9706 243C96 involved 8105 FE9901 inferior 6950 015B5C moved 9130 263D67 unhappy 6652 FF7F1C vital 2582 FED73C ignored 5663 FED73C cramped 2101 40B6B8 clear 9355 595884 honored 15167 FDD93D fair 8837 00734E forced 8162 11581C rejected 6270 F3026D forward 12211 00744E grab 3622 3A4AA1 faint 7467 64B822 negative 10269 026874 worked 9256 273E67 party 7093 F30157 utter 4931 99001E easier 10000 034E6D fantastic 10992 2C558B serious 7761 FFB200 unwanted 4545 084892 foolish 6686 274784 heard 9252 FEA53F fresh 11570 11581C pushing 8990 FDBF2C pushed 6696 FDD93B useful 7449 F1B62A particular 10128 FB9A27 across 8883 FF7F00 retarded 3811 00553A giddy 6090 9C0047 rush 8794 235C93 paper 6945 9256A0 ridiculous 7134 73207C fighting 7802 F30172 minute 7291 00734E appreciated 6653 004E6F drifting 4864 99D013 level 9657 2E9127 intense 8421 FF7F00 sweet 7585 187429 tiny 8579 2E9127 evil 4867 FE9901 black 10503 FFF700 yucky 4871 41B3BD invisible 6359 4A688C worn 6881 07548A bloated 9318 FF7F1C rich 4598 595884 homesick 6701 0A3B8A further 8273 004E6F rushed 7120 FDD93D gay 4811 CB1F13 worthy 8644 312675 appropriate 8847 FFB300 soft 9050 3A4AA1 choice 7822 F44387 early 8950 28669F burst 5861 18213E passing 6748 E6C637 powerful 8739 E0192C deprived 7077 312675 rough 6796 017977 straight 6757 0A3B8A screwed 4548 FB9A27 pressured 8105 394378 singing 5731 043F69 queasy 5416 3A578F lifted 5958 263D67 front 8427 2E9127 incomplete 5199 FFF700 spring 6719 FF7F00 adult 7013 2E9127 sudden 5802 1E3869 desperate 6850 084892 broke 6163 3FB6BA country 8830 283152 hollow 4387 9256A0 detached 4777 FFB300 defeated 9240 B2DC10 state 7134 C36619 conscious 10393 73207C blame 4741 FFB300 lethargic 5238 07548A powerless 5910 7C5081 disgusted 5695 2E9127 constant 7238 FE9901 bigger 9149 273E67 annoying 4436 017E94 spoiled 4775 394378 tight 7163 0A3B8A cheating 6013 004E6F similar 9975 F1B62A shut 5150 595884 slight 6912 C36619 interested 6276 FDD93D bottomed 1128 99D013 kept 6667 004E6F natural 9499 0B4FA0 younger 7607 41A84D bottom 5973 017E94 decent 5793 3A578F winter 5284 7C5081 shy 6612 FF7F1C peaceful 6844 7C5081 accepted 5210 FFD93C exact 5876 026874 acting 5388 9C0047 difficult 8331 283152 non 6233 41A84D tense 4990 00734E energetic 7707 1E3869 lacking 7108 08468F subject 6854 00744E ground 6485 084892 ahead 6861 FF7F1C attached 6285 00744E loving 6963 004E6F settled 7119 28669F sister 5653 CB1F13 thankful 10674 027975 wet 5487 FB9A27 capable 6751 FF7F1C pointless 3853 00734E physical 7170 7D1842 usual 5405 C36619 familiar 7088 7C5081 liked 4575 FB9A27 blank 5172 014872 loose 5125 00734E laughing 4375 18213E otherwise 6155 263D67 empowered 8306 235C93 english 4403 0A3B8A present 7789 E4302F anti 3566 C80027 drawn 6527 014872 stopped 5570 FFA401 cute 4885 274784 incredible 6421 084892 hopeful 8660 7D1842 pure 4745 FF7F00 large 6863 043F69 failing 6228 FD9927 static 1804 FFA401 cheap 4289 F44387 white 5877 196C62 superior 5184 2E9127 fulfilled 6501 EA3137 panic 6711 00734E groggy 3596 F30263 complaining 3257 2E9127 mixed 4866 1B2958 paranoid 3741 A5238D greatest 5371 263F67 shot 5936 FFA401 actual 5707 FF7F00 common 5895 FD0100 giant 4656 FD9927 treated 5191 99CF15 quiet 5778 F30172 cutting 4026 034E6D dread 5251 FB9A27 closest 4486 64B822 simple 6732 11581C nauseated 3975 FFD93C war 4863 FEA53F mature 4209 00744E crushed 3687 FED73C finished 6187 950125 unprepared 4134 E0192C allowed 5429 235C93 closing 4205 C80027 pleased 6346 E97802 intimidated 4740 FE992D rotten 3840 243C96 woozy 3041 015B5C filled 5347 E4010A liberated 4589 2D6E8A ended 4611 7EC31B attractive 4023 CB1F13 red 5306 FFB200 public 5957 00744E meaning 4772 283152 lower 5813 FF6600 extreme 4553 3A578F opposite 4936 027975 healthier 8143 FFB300 understanding 5794 FD0100 several 6075 273E67 thrown 3839 FF7F1C touched 4976 FFB200 jumping 4736 F3026D passionate 7627 73207C rising 5664 2E9127 bound 3553 FED73C discouraged 8723 017977 four 5664 FFB300 bloody 3173 017C8C fallen 3933 1B2958 offended 4082 084892 willing 4761 FF4B02 independent 3398 187429 insulted 3513 99CF15 spinning 4117 043F69 unsure 4634 FFD93C born 6335 F30157 likely 5832 992F93 business 7012 196C62 semi 2815 73207C melancholy 4069 FE9901 pregnant 9832 FFFF4F daily 7413 3A4AA1 touching 3759 B2DB11 earlier 4116 273E67 aware 5902 FE9901 painful 4291 F44387 hearing 5434 034E6D experienced 6975 11581C potential 5988 FD9927 staring 4394 273E67 tied 4064 FDBF2C luckiest 4594 4E5F7B generous 5388 41B3BD led 5721 FDD93B fading 3223 73207C nasty 2930 263F67 surrounded 4781 FF1A00 damned 2587 FB9A27 immense 2811 A5238D unmotivated 3469 FFB300 unable 4654 3688BA impossible 5051 2C558B void 3954 00734E shell 3736 992F93 rude 2975 552966 magic 4682 00696F pop 4190 004E6F sluggish 6245 FE9901 privileged 10062 595884 successful 7772 E49202 creeping 4627 4E5F7B speaking 5156 3688BA dry 5746 F30263 apathetic 2410 E4302F closed 3357 015B5C insignificant 3232 950125 sharp 4276 E49202 bum 2384 73207C irritated 4452 FD9927 cooking 4876 FD0100 flat 4427 196C62 brave 5539 08468F greater 5443 552966 exposed 5093 C80027 dull 3204 1B2958 unfair 5037 B2DB11 following 6090 FB9A27 alienated 3066 F3026D spiritual 5371 FF7F00 stable 3714 F30172 attack 3958 FD0100 unwell 5103 014872 burned 3935 FF7F00 crummy 3323 FFD801 granted 3892 FF6600 store 4807 FD9927 longing 3782 595884 hung 2455 99D013 secret 3885 41B3BD chill 3497 3A4AA1 american 4988 41A84D locked 2994 FFD801 understood 3964 0B4FA0 road 5000 00734E solid 5199 FF7F00 favorite 4552 0A3B8A related 4762 026874 paid 4229 40B6B8 expected 3949 263D67 flowing 3176 043F69 correct 3683 F70059 bitchy 1736 283152 entitled 4769 1B2958 rid 3064 017C8C mental 4638 C36619 unworthy 3927 0A3B8A pressing 3394 FFD93C shaking 3366 FE9901 slightest 2864 28ADCE star 4607 FE9829 popular 2951 243C96 worthwhile 3371 394378 fragile 3420 F30172 ripping 2328 28669F based 5413 C80027 figured 3293 99D013 setting 4358 FDD93D exciting 3785 017977 blind 3636 243C96 thin 3679 07548A wondering 3899 004E6F caring 2907 E0192C sexual 3119 3688BA bothered 2790 7EC31B horrid 2024 99001E stuffed 3088 034E6D lovely 4125 187429 thousand 3158 FFB300 regular 4516 552966 unsettled 3580 950125 sane 2580 992F93 shallow 2152 F30157 stale 1265 73207C wandering 1754 FEA740 final 4563 004E6F suffering 4585 FDD93D romantic 3197 EA3137 pretend 2717 7EC31B cranky 2983 F30172 tough 4058 394378 beaten 3068 B2DC10 higher 4990 F30157 qualified 4984 7D1842 hidden 2768 FF6600 riding 3806 B2DC10 grumpy 3471 FED73C wide 3026 043F69 proper 4422 00696F deserved 3276 FE9901 suicidal 3144 18213E significant 4376 08468F plain 3289 00696F curling 1990 FF7F1C smug 4246 CB1F13 raw 4563 FEA740 feverish 2200 263F67 protected 3236 595884 smiling 3336 FF7F1C comfy 2491 00744E wee 2832 FD0100 immature 1835 FE9829 hated 2169 28ADCE obvious 3362 64B822 leading 3831 017C8C picked 3234 004E6F tall 2849 C36619 pm 2279 FFF700 wrapped 3209 73207C fuzzy 2132 9256A0 eaten 2819 99001E crack 2418 FF7F00 six 3579 64B822 massive 3221 F70059 uninspired 5398 FFFF4F suffocating 2695 F30263 girly 2330 FFFF4F needy 2264 2E9127 sign 3633 1B2958 fabulous 4390 E49202 worrying 2269 A5238D intelligent 2078 243C96 sometime 2689 263F67 poorly 3867 2C558B indifferent 2649 FED73C limited 4155 A5238D shared 4212 FF7F00 ruined 2551 014872 wise 3457 18213E tearing 2351 B2DC10 searching 2918 1B2958 sent 3189 FDBF2C dragging 2751 E4010A genuine 3857 950125 bright 3683 2D6E8A outcast 2267 027975 swimming 3319 004E6F removed 2746 FFB200 private 2847 11581C smoking 2141 FDBF2C alien 3470 187429 crashing 2464 EA3137 unsafe 3496 026874 concerned 4144 1B2958 unproductive 2011 FF7F00 pressed 2619 F30157 cross 3577 992F93 overall 4766 08468F ambitious 3905 3A4AA1 unattractive 1943 015B5C vindicated 3161 2D6E8A jack 3666 027975 smaller 3609 41A84D honoured 4817 243C96 informed 2168 595884 happiest 2557 41B3BD wicked 1640 187429 dear 3554 00696F sea 3135 187429 cheerful 2088 40B6B8 cheek 2253 FD9927 claustrophobic 3005 F30157 opened 3419 4A688C loud 3343 017C8C yelling 2131 28ADCE horny 2098 FF4B02 comforted 3253 FEA740 moody 2697 263F67 spread 3236 034E6D betraying 2119 FF7F00 mellow 1839 FE9829 enlightened 2008 B2DB11 returning 3169 E49202 crash 2072 41A84D degree 3220 F1B62A thru 2254 312675 afternoon 2639 99D013 shock 3066 FFF700 dressed 2662 552966 invincible 2848 E4010A bought 2950 026874 original 4388 CB1F13 frail 768 07548A drowsy 2359 E49202 melting 2799 0A3B8A organized 3131 552966 focused 4519 394378 struggling 4217 017C8C surface 3055 2E9127 shaky 2862 FDD93D sentimental 3511 4E5F7B regardless 2914 18213E childish 1898 283152 rolling 3129 7D1842 matt 1724 99D013 stabbing 1712 084892 creepy 2327 FFD93C holy 3538 FF4B02 included 2963 FB9A27 stabbed 1616 99CF15 quality 4501 1B2958 warmed 2015 00734E renewed 3760 084892 bond 2897 263D67 dress 4043 FF4B02 covered 2815 E4010A catching 2693 9256A0 round 3604 E97802 punished 2420 992F93 bare 2543 FD9927 overcome 2926 28ADCE shed 2392 FF7F00 earned 3281 1E3869 improved 4592 312675 surprised 3139 FDD93D profound 2685 3688BA impending 2050 A5238D complicated 2403 40B6B8 previous 3547 64B822 wild 3142 7EC31B senior 1651 28669F split 2253 99D013 sliding 2218 FF1A00 recent 3382 552966 incompetent 2040 F30157 green 3730 F1B62A dirt 2191 004E6F misunderstood 2614 FFFF4F ignorant 1848 235C93 scary 2665 41B3BD sensitive 3326 41B3BD color 4847 41A84D stoned 1001 9C0047 unique 4564 FE9901 naughty 2239 E6C637 cynical 1749 FFFF4F unlike 2423 017E94 stretched 2975 595884 chicken 2929 034E6D christian 2815 28669F welcomed 2755 FD0100 festive 2826 084892 sucking 1695 00696F equal 2586 C36619 affected 2764 FFD801 resentful 2741 FFD801 hundred 2675 FF7F1C unimportant 1705 394378 headed 2568 FDBF2C excellent 3486 FD0100 double 2640 FEA53F validated 2593 00696F sticking 2142 3A578F quick 3611 3FB6BA released 2258 FF7F00 nuts 2012 F70059 mum 2240 99D013 stopping 2275 263D67 uncertain 2664 0A3B8A expressed 2333 394378 chipper 1786 1B2958 foreign 2879 017E94 mighty 2317 CB1F13 professional 3463 552966 sicker 1255 283152 antisocial 1024 B2DB11 bush 1411 014872 specific 3246 034E6D sickly 1350 FEA53F artistic 2194 F70059 balanced 3341 EA3137 wretched 1713 F3026D elated 2573 017E94 shattered 1864 E49202 tremendous 3127 E6AB0F driven 2669 FDBF2C underneath 2273 18213E swell 1993 0B4FA0 protective 2818 FEA740 l 5413 014872 stagnant 2199 263F67 apprehensive 2609 A5238D throbbing 1546 00553A funky 1783 FDD93B panicky 2063 992F93 weary 2736 07548A pre 2383 FD9927 bar 2092 A5238D stiff 2642 2D6E8A female 2607 00553A bruised 1501 FE9901 incapable 2076 F44387 noticed 2475 394378 thick 2686 3A578F disoriented 1809 CB1F13 plane 1922 187429 material 2487 B2DB11 smooth 2900 017C8C unstable 1586 3A4AA1 active 2920 FFA401 gentle 2592 FB9A27 center 2597 FFD93C encouraged 4133 E97802 key 3257 283152 bone 2144 2C558B record 3411 00553A blown 1726 043F69 friendly 2256 E97802 land 3113 312675 male 2056 004E6F wrath 1300 274784 twenty 2183 11581C average 2704 11581C built 2655 E6C637 fatter 1490 2C558B unappreciated 2755 C36619 pouring 2177 015B5C added 3964 C80027 smothered 1557 9256A0 itchy 2230 0B4FA0 boss 2046 00553A frozen 2099 004E6F tipsy 1159 004E6F grand 2229 187429 taught 2808 EA3137 unhealthy 2326 FE9829 various 2609 243C96 skinny 2292 027975 gloomy 2021 FB9A27 terrified 2320 3A578F raped 1411 FF7F00 racing 2873 FD0100 size 3458 017977 meaningful 2369 2D6E8A individual 2732 A5238D chocolate 1883 F3026D doomed 1618 FEA53F jaded 2221 FD9927 dangerous 2467 9256A0 idiotic 698 FE9829 false 4657 1E3869 achy 2009 41A84D valid 2151 CB1F13 expecting 2069 F30172 heartbroken 2020 3A4AA1 addicted 1815 FEA740 fatigued 2848 FD9927 whining 1443 99D013 buried 2061 99D013 pleasant 1848 7D1842 adventurous 3374 FD9927 bursting 1958 0A3B8A helpful 3080 027975 laid 2280 4E5F7B aching 2048 263D67 committed 2587 187429 greedy 1429 263F67 meaningless 1393 FDBF2C unsatisfied 2253 EA3137 improving 2527 F3026D political 2294 99001E considered 2240 243C96 shocked 2146 3A578F chinese 1826 FDD93D violent 1360 C80027 wronged 1891 552966 ben 1317 41B3BD french 2058 E6AB0F poetic 1175 E4010A scattered 2122 992F93 vague 1702 FF1A00 dun 1128 FF6600 precious 2674 2E9127 separate 2855 FD9927 surrounding 2219 FEA53F centered 2655 E4010A visiting 2047 FFD801 irritable 1526 3FB6BA camp 2131 C36619 vain 1677 7EC31B abused 1638 40B6B8 sober 1164 FF4B02 dramatic 1960 2E9127 dependent 1585 FFA401 silent 2035 E49202 endless 2078 99001E unfulfilled 1696 2D6E8A hip 2746 FEA740 irrational 1409 0A3B8A freezing 1140 2E9127 brick 1589 FFB300 cast 2054 41B3BD intruding 1230 7C5081 alert 2052 043F69 moral 1745 F3026D pessimistic 1240 014872 surreal 1956 004E6F entering 2330 F30263 answering 1552 E49202 placed 2305 0A3B8A musical 1550 CB1F13 defensive 2320 FF7F1C restricted 2106 99CF15 master 2391 014872 enormous 2863 FE9829 depressing 1369 F30172 twisted 1231 263F67 fellow 2294 FFFF4F saved 2271 2C558B larger 2465 E6C637 relaxing 2117 FF7F1C stinging 1112 41B3BD completed 2310 FF7F1C confined 1416 07548A draining 1272 99001E ultimate 1856 40B6B8 irresponsible 1293 C80027 valuable 2824 E4010A sympathetic 1678 64B822 infinite 2180 283152 patient 2403 273E67 naive 1466 9256A0 routine 2402 017E94 unusual 1646 017E94 dripping 1476 FD0100 hypocritical 1457 017E94 clever 1901 3A4AA1 dejected 1770 0B4FA0 novel 2927 E97802 graduate 1371 F70059 brilliant 1751 FD0100 feminine 2529 F30263 determined 2287 F3026D jittery 1629 017977 freshman 1120 017C8C temporary 1988 FEA740 distracted 2089 014872 cozy 1751 552966 shouting 2049 F70059 accurate 2454 196C62 basic 2348 FEA53F unreal 1433 99001E exploding 1279 243C96 destined 1556 196C62 competent 1886 034E6D homeless 1523 C80027 religious 1726 E4010A square 2201 FFD801 harsh 1887 595884 washed 2060 263F67 cruel 1689 FE992D brown 2802 243C96 stressful 1571 3688BA lonesome 1104 552966 separated 1614 235C93 percent 1642 08468F tingly 1470 F30172 direct 2226 00696F contributing 2259 CB1F13 inevitable 1546 273E67 frightened 1861 FFD801 associated 1931 992F93 planned 2009 F44387 healing 3147 1B2958 sticky 1942 1E3869 drugged 1043 FF4B02 pink 1988 043F69 rare 1856 9C0047 swallowed 1458 FF7F1C approaching 2179 E0192C humiliated 1853 017E94 upbeat 1916 C80027 sheepish 1787 FED73C thirsty 1878 41B3BD rose 1386 950125 reluctant 1911 99001E quarter 978 FF7F00 stretch 2235 A5238D cream 2527 9256A0 whiny 1286 0A3B8A listless 1019 C80027 famous 2564 C36619 mountain 2019 FED73C petty 1118 FDD93B trusted 1461 1B2958 curious 1915 3688BA humbled 3579 B2DC10 disturbed 1760 2E9127 choking 1376 1B2958 tingling 2116 E6C637 resolved 1272 027975 trembling 1300 017E94 mediocre 1216 18213E swelling 1603 034E6D discontent 1202 B2DB11 spoken 1576 FFF700 stifled 1506 99CF15 swollen 1884 CB1F13 dehydrated 1684 2D6E8A assured 1826 FFD801 fitting 2220 FDD93B developed 2406 7EC31B envious 2555 043F69 impatient 2219 00696F invited 1321 B2DB11 dreadful 1673 FEA53F panicked 1686 2D6E8A destroyed 1309 043F69 lean 1714 F30263 ambivalent 1979 B2DC10 sincere 1329 263F67 innocent 1433 A5238D adequate 1634 7EC31B realizing 1687 F30263 japanese 1668 312675 supported 2576 E97802 reassured 1912 273E67 farther 1917 FDD93B ancient 1737 E4302F unwelcome 1221 4E5F7B junior 1035 352C65 goofy 1116 017C8C twisting 801 3FB6BA paralyzed 1776 2C558B misplaced 952 B2DB11 obsessed 1564 FFF700 wound 1577 E0192C upper 1960 F44387 criminal 1220 28ADCE stranded 1172 273E67 continuing 1704 73207C witty 1718 1B2958 banging 1306 FFD801 spare 1276 014872 essential 2188 196C62 winning 2257 3688BA shaken 1288 11581C traveling 2254 F30172 inappropriate 1645 273E67 lowest 1314 3A578F stunning 375 FDD93B careful 1670 FF6600 radiating 1416 99CF15 dumped 1109 3A4AA1 reasonable 1990 B2DB11 sold 1688 0B4FA0 unknown 1809 08468F unclean 817 1E3869 rotting 866 4A688C clueless 1440 07548A local 2543 196C62 typical 1848 C80027 stone 1823 3A4AA1 opposed 1583 FF4B02 neutral 1730 F30157 relevant 2842 026874 inept 995 C80027 confusing 1336 E0192C cheesy 1199 A5238D minor 1527 9C0047 climbing 1623 FFD801 heavier 1990 235C93 described 1954 595884 required 1897 3FB6BA valued 2224 FDD93B instant 2006 08468F modern 2619 99CF15 convinced 1902 4E5F7B slave 1869 196C62 bastard 834 312675 mild 1636 2E9127 controlled 1539 08468F crowded 1476 0B4FA0 promised 1216 07548A starving 1487 992F93 adam 1255 017E94 loopy 1098 283152 intimate 1683 28669F continued 2192 273E67 net 1095 235C93 stretching 1933 3A4AA1 official 2187 00744E west 1713 FF7F1C discovered 2210 FFD801 crushing 1560 FFA401 frustrating 1270 7EC31B sappy 920 F44387 iffy 973 3A4AA1 wed 1386 1E3869 manic 1199 B2DC10 developing 1868 312675 stolen 1288 015B5C persons 1396 11581C radio 1640 027975 arguing 1031 E97802 mere 1341 FFD801 complex 1566 9C0047 chosen 1957 FFB200 injured 789 0A3B8A downright 1445 352C65 crossed 1889 FB9A27 flush 1446 015B5C bomb 1361 28ADCE burdened 1989 3A4AA1 raining 777 28669F remembered 1248 9256A0 base 1656 11581C available 2135 E6AB0F mid 2139 FB9A27 spreading 1524 FDD93D consumed 1709 41A84D slack 1020 4E5F7B stirring 1442 2D6E8A dazed 1066 352C65 pet 1149 F30157 saving 1680 263F67 unaccomplished 845 E4302F diet 2743 FEA740 received 2512 026874 virgin 798 274784 metal 1349 9C0047 enthusiastic 1982 1B2958 lingering 1280 C80027 tender 1807 084892 seeping 1168 EA3137 swamped 1005 00553A frisky 1477 7D1842 unnecessary 3006 017C8C ultra 1089 FEA53F comforting 1387 99001E flip 1205 FEA53F blocked 1467 28ADCE heartless 767 07548A superficial 989 FED73C ordinary 1620 E6C637 congested 889 FDD93D brief 1586 4A688C cracking 997 28669F review 3096 595884 grey 1951 1E3869 pulsing 1151 1B2958 scratch 1554 4E5F7B cancer 2283 FF7F00 bass 1039 595884 invested 1993 263F67 regretful 1221 11581C smashing 834 312675 edgy 1258 FDBF2C alt 3406 F44387 lesser 1186 28669F firm 1386 017E94 ungrateful 1295 273E67 contented 2084 2D6E8A vice 964 E4302F bold 1866 99001E pro 2008 FF7F1C disillusioned 1019 E49202 japan 1500 283152 matured 1241 FF1A00 teenage 1228 00744E spanish 1202 243C96 shining 1297 41B3BD nicer 1125 28ADCE seven 1545 FB9A27 permanent 1478 41B3BD aged 1303 99CF15 faded 1032 FFFF4F engaged 1891 FF1A00 mass 1395 312675 increasing 1502 FFF700 boiling 1203 FFA401 supporting 1582 FFA401 disappointing 1303 FF1A00 yelled 626 FEA740 deflated 2577 026874 cleansed 1237 352C65 switch 1556 3688BA respected 1689 E0192C coward 968 263F67 magical 1903 CB1F13 bouncy 583 015B5C extended 1651 C36619 redundant 1069 263D67 wired 839 FDD93B destructive 923 40B6B8 plastic 1278 E6AB0F china 1433 263D67 perky 971 4E5F7B latter 1341 3FB6BA agitated 1459 FDBF2C vast 1348 4E5F7B critical 1933 9256A0 intellectual 1031 283152 biting 1039 E97802 dissatisfied 1432 0A3B8A troubled 1407 FE992D commercial 1222 235C93 cursed 1271 027975 euphoric 1179 FDD93B expanding 1202 0B4FA0 backed 1095 9C0047 adrift 1207 FE9829 guest 1160 017C8C inform 1149 00553A fired 1135 00553A logical 1112 352C65 bipolar 1155 394378 rebel 848 FF7F00 teen 1111 043F69 uplifted 2197 235C93 directed 1291 196C62 internal 1772 E4010A dam 641 C80027 domestic 1128 00734E disappearing 1154 015B5C existing 1244 3688BA freer 1561 0A3B8A romance 1835 3688BA rights 1468 FE9901 sheer 1309 9256A0 acid 907 F30263 philosophical 981 084892 eight 1333 FB9A27 ideal 1487 F30157 national 1454 595884 fancy 2727 FEA740 bye 535 273E67 former 1621 40B6B8 winding 734 41A84D downhill 961 3688BA leaning 1168 64B822 clingy 720 F30263 chatty 942 283152 upcoming 1614 017C8C connecting 1470 3A578F tested 1253 274784 psycho 637 FDD93B concerning 1215 243C96 tourist 1539 FED73C looser 1053 F1B62A mushy 945 E4302F dated 979 235C93 constrained 1111 196C62 slapped 887 C36619 glum 1307 41A84D stuffy 759 FEA740 vibrating 1034 017977 nagging 1334 187429 oppressed 1177 FDBF2C intended 1508 FDD93B undeserving 1192 9C0047 devastated 1628 950125 acceptable 1623 3688BA eternal 1274 043F69 packed 1279 41B3BD mopey 685 11581C teeny 822 99001E zero 1514 034E6D multiple 1572 FF6600 swept 1154 3FB6BA chilled 1038 7C5081 wobbly 1097 00734E unpleasant 886 B2DC10 rent 710 263D67 hesitant 1407 FE9829 amused 875 4A688C fixed 1173 F3026D faced 1460 017C8C effective 2934 FFF700 peculiar 969 E49202 sociable 587 7EC31B recovered 1553 FDD93B gorgeous 1561 274784 fatigue 2518 FFF700 lifeless 1294 7C5081 impressed 1470 FFB300 shamed 748 196C62 sounding 1000 FED73C expensive 1678 18213E fifth 774 08468F financial 1666 FEA53F bizarre 975 F44387 indebted 1161 00553A accepting 1519 FD0100 virtuous 1332 41A84D twelve 965 FFB200 severe 1248 7D1842 shifting 1560 552966 bay 858 40B6B8 deserving 1415 B2DC10 educated 1281 EA3137 rational 997 73207C reborn 1340 7C5081 indescribable 1177 2D6E8A immediate 1741 FF4B02 bonded 1140 017977 hostile 722 992F93 hideous 871 FD0100 south 1724 FE9829 manly 976 FDD93D haunted 1155 394378 sweaty 1360 F70059 healed 1748 196C62 academic 938 00734E unfinished 1281 F30263 wiser 1311 034E6D pretentious 1377 FFA401 arrogant 806 E4010A subtle 1456 243C96 greasy 1387 043F69 talkative 589 FF4B02 entertaining 1037 026874 baking 1327 FF7F1C bland 711 043F69 triumphant 997 FFB300 bust 855 CB1F13 amazed 1614 394378 handled 1313 283152 dried 859 3A578F messy 1137 E4010A mini 1527 CB1F13 named 877 40B6B8 ecstatic 1339 40B6B8 parked 547 C80027 tail 1034 014872 fried 837 0A3B8A score 1102 FF4B02 disjointed 805 950125 tortured 1089 B2DB11 delicate 1157 F44387 drastic 850 312675 twilight 1476 FD9927 trusting 1074 2E9127 graduated 1049 FFD801 consuming 1187 312675 urgent 1123 F1B62A concrete 1190 3A4AA1 affecting 943 243C96 humble 1689 41A84D cocky 879 28ADCE beneficial 2010 FFF700 punk 910 263F67 sufficient 1350 FF7F00 practicing 985 EA3137 signed 899 552966 raised 1616 273E67 rebellious 1213 B2DB11 introspective 857 FE9901 spiraling 814 187429 pointing 1131 B2DC10 overloaded 833 A5238D divine 1714 015B5C steady 1426 E6AB0F questioning 1171 FED73C comic 1251 1E3869 cheery 734 99001E contrary 865 F1B62A supportive 1000 FEA53F gold 1489 FFB300 alternate 724 243C96 terrific 1345 FE9901 lang 675 FD0100 stripped 1001 18213E catholic 750 FED73C shittier 474 FDD93D par 2092 FD9927 filthy 723 394378 imposing 724 026874 attacking 825 00744E bouncing 1013 C36619 dedicated 1035 196C62 autumn 1466 2D6E8A united 1603 00553A cracked 735 FF7F00 damaged 1258 FEA53F honey 857 FFFF4F whiney 466 FE992D talented 1196 08468F deserted 787 FFD93C realistic 1603 18213E latest 1791 F44387 controlling 1042 FE9901 bubbling 1198 73207C billion 697 FE992D sickish 332 E6AB0F sheltered 614 084892 pent 749 FEA53F suspicious 890 FF7F1C shameful 1049 0B4FA0 electric 1285 99CF15 log 814 7C5081 tangible 1090 0A3B8A legal 802 1B2958 wood 1058 F30157 competing 924 F30263 slutty 442 EA3137 flash 1363 C80027 imagined 1088 C80027 resting 1148 026874 performing 1292 950125 solved 1000 FF1A00 coherent 729 F30157 british 1144 950125 squishy 590 FEA740 covering 1018 FE9829 according 1081 027975 sour 926 FE9901 invigorated 1578 3A4AA1 tainted 735 B2DC10 trade 1190 FE9901 choked 942 FD9927 unnatural 806 263D67 frantic 946 3A4AA1 north 1166 FF4B02 strained 779 273E67 peachy 489 FF7F00 merry 822 11581C prettier 1048 11581C sorted 698 3688BA overlooked 1374 3A4AA1 carefree 1249 3A4AA1 asian 898 FFF700 serene 962 40B6B8 fleeting 918 FFA401 suspect 838 FFB200 chilly 1024 7EC31B reckless 688 FEA740 distinct 1290 B2DC10 seeking 1354 64B822 obsessive 725 73207C bragging 721 99001E clumsy 895 196C62 jet 1002 4A688C fifteen 725 017C8C polite 735 F30172 golden 1173 E97802 distressed 981 3A4AA1 joined 1034 0A3B8A starved 791 00553A cornered 746 992F93 definite 1182 FFD801 articulate 896 41A84D substantial 871 28ADCE applied 1032 027975 unsteady 656 F70059 disheartened 1296 00696F aggressive 931 07548A addressed 1411 F44387 joyful 1793 187429 studied 740 E6AB0F blanket 1070 F1B62A anonymous 852 FD9927 bereft 1157 1B2958 jake 625 FF6600 constricted 748 263D67 paris 1179 00734E rolled 879 E49202 conservative 804 4A688C spaced 627 F30157 unbearable 1080 28ADCE enjoyable 1074 394378 stubborn 866 394378 checked 1121 00553A woods 934 274784 strung 586 E6C637 alcoholic 515 B2DC10 queer 666 7EC31B fairy 1007 187429 fifty 635 F30263 tony 787 0B4FA0 unconditional 773 027975 aimless 800 FFB200 liquid 867 FFFF4F model 1628 08468F jumpy 595 41A84D elementary 684 E6C637 charged 1075 C80027 liberal 640 00696F thrilled 1255 084892 defined 1156 084892 whispered 689 FF7F00 eager 1308 FED73C gripping 682 73207C advanced 815 4A688C occasional 1006 28ADCE absorbed 949 F1B62A giggly 402 CB1F13 standard 1420 017E94 wounded 1013 3A578F legitimate 1288 00744E fond 826 40B6B8 chin 860 FFFF4F peckish 918 E4302F frazzled 1559 2C558B salt 1056 9C0047 minus 815 187429 orange 997 FEA53F medical 1707 28ADCE grave 812 4E5F7B morose 502 552966 owed 956 FFD93C beloved 1086 C80027 tragic 831 C36619 texas 775 034E6D reflective 1436 C80027 ant 563 E0192C insensitive 560 263F67 lurking 871 F3026D challenging 1634 E4302F struck 1172 9C0047 neat 740 FF4B02 elaborate 794 F30157 desired 1052 FEA53F piercing 727 41B3BD bugs 835 084892 lesbian 654 B2DB11 apparent 842 2C558B grouchy 768 F1B62A foggy 927 273E67 spontaneous 808 18213E lit 855 FEA53F crippled 766 014872 root 1202 992F93 floaty 451 2C558B traditional 1382 084892 uptight 777 014872 bittersweet 1222 017E94 constructive 769 40B6B8 dishonest 742 FFD93C daring 1266 FF6600 loyal 970 99D013 handed 999 014872 refreshing 1012 F70059 boxed 704 FFB300 owned 870 FFFF4F blonde 602 FFD93C sneaking 692 F44387 invading 636 E97802 illegal 699 2D6E8A phantom 574 00734E stalking 578 3A578F mundane 820 3688BA recovering 1039 0A3B8A limp 625 FF4B02 crabby 973 034E6D pale 875 187429 unfortunate 859 F3026D gigantic 747 18213E aroused 763 07548A smashed 522 99CF15 flustered 706 0A3B8A raising 1468 043F69 lone 757 F30263 milk 1102 4A688C smacking 672 1E3869 cleaned 730 41A84D threatening 762 99D013 glorious 815 C36619 trivial 582 FFFF4F perpetual 642 C36619 fatty 638 950125 favourite 1192 FF1A00 fourth 881 FD9927 withdrawn 544 FDBF2C casual 1075 73207C flushed 715 0B4FA0 corrupt 360 9256A0 sunny 837 F70059 futile 699 F30157 august 1389 2C558B patriotic 1562 FDBF2C babbling 506 552966 satisfying 1160 C36619 flipping 593 3688BA hateful 602 00734E resigned 508 043F69 disorganized 732 017977 emotionless 604 196C62 stated 842 1E3869 gray 1038 FF7F00 frumpy 1118 3A578F drunken 430 084892 insulting 628 9C0047 sarcastic 536 FF6600 hectic 685 11581C scratching 922 00696F closet 1166 FD0100 charitable 799 274784 deaf 712 CB1F13 flood 857 274784 abnormal 815 FDBF2C primary 1089 992F93 solo 738 FFD93C outdoor 221 FB9A27 righteous 1232 FFF700 distraught 642 99001E military 1158 E97802 sacred 1126 FF4B02 drowned 591 64B822 dependant 338 235C93 colour 1577 7D1842 reserved 658 9256A0 hammered 445 EA3137 enemy 1014 FFD93C groovy 643 026874 corny 531 FDD93B thoughtful 786 7D1842 presented 1039 FF4B02 attending 1213 1E3869 german 696 7C5081 delicious 1381 CB1F13 spectacular 855 235C93 sassy 1106 28669F leaking 593 99001E doubtful 956 99CF15 mourning 846 FB9A27 haunting 583 394378 absent 875 4A688C toe 960 3FB6BA underlying 792 FDD93B irritating 676 99CF15 grimy 328 0B4FA0 overweight 960 64B822 wrecked 647 017C8C classic 1438 017C8C advance 860 FFB300 unbalanced 908 FF1A00 impotent 640 FE9901 lee 852 FF1A00 blamed 560 FB9A27 obnoxious 555 235C93 unbelievable 738 07548A thirty 807 08468F complacent 753 FE992D possessed 686 552966 glowing 735 A5238D repressed 496 FFA401 soaking 740 C36619 spiffy 337 3A578F grasping 721 274784 smoked 450 3688BA cautious 885 99D013 proved 705 FFB200 east 852 41A84D jolly 600 3688BA appealing 608 FDD93B pampered 1026 73207C sweating 839 1E3869 proof 1009 043F69 naming 388 99001E reverse 700 11581C increased 1464 FD0100 moist 596 99001E digital 1208 99001E uncreative 586 FDD93B defending 586 FD9927 melancholic 762 FF6600 crafty 2403 FFA401 linked 811 263F67 sixteen 656 00553A restrained 569 3688BA disgustingly 448 043F69 freed 713 00553A pat 774 E4010A pitiful 607 552966 efficient 808 FB9A27 protecting 880 017C8C competitive 1353 E4010A proven 929 99D013 downtown 521 00734E yearning 1081 992F93 nonsense 795 41A84D heather 426 99D013 icy 689 243C96 trained 1009 235C93 desert 863 CB1F13 suspended 644 F44387 pointed 714 F30263 spoilt 915 014872 downstairs 485 FFB200 bawling 520 FFFF4F greek 477 7EC31B participating 921 FE9829 gathering 822 FFB200 stock 1015 99001E painted 921 084892 apt 742 FF7F00 piano 800 FFFF4F affectionate 500 A5238D singled 461 73207C damp 695 FB9A27 cluttered 924 73207C absurd 746 F30263 disrespectful 870 73207C convicted 1541 283152 stalked 547 3688BA smallest 671 FFF700 hotter 702 084892 degraded 503 99D013 despondent 987 00553A typed 551 243C96 demanding 685 F70059 jewish 755 18213E downward 677 E6AB0F sounded 551 B2DB11 upstairs 466 FDD93D hack 428 41B3BD contemplative 559 014872 weightless 996 F1B62A chained 772 07548A bull 648 3A4AA1 swirling 825 00744E tensing 556 552966 racist 639 B2DC10 prone 960 FE9829 combined 824 FDBF2C cultural 903 FED73C snapping 563 394378 motherless 1275 FF7F1C weepy 761 3A4AA1 belittled 601 99CF15 winded 967 64B822 mistaken 487 11581C twin 559 4E5F7B blissful 959 014872 blushing 553 E6AB0F central 856 F44387 sophisticated 730 FE9901 nude 563 FF1A00 obese 618 034E6D chubby 719 64B822 seedy 344 FEA53F indulgent 943 7D1842 painless 133 00696F conceited 357 FFA401 chaotic 723 034E6D secluded 449 2C558B flawed 651 FFB300 rewarding 966 FF7F00 polar 639 027975 brushed 605 263D67 teary 705 11581C revealing 696 28669F wonky 556 E97802 raging 796 99D013 jumbled 636 263F67 devoid 517 00553A transported 1085 017E94 dang 898 F70059 pensive 521 017C8C shiny 790 273E67 speeding 688 3688BA whit 11939 FEA740 recorded 527 00734E juvenile 433 017977 consistent 1349 017E94 revealed 840 043F69 masochistic 419 FEA53F blunt 464 E6AB0F hooked 733 FFFF4F peak 895 235C93 trampled 455 273E67 confirmed 724 FF4B02 dandy 367 992F93 agreed 803 196C62 friendless 401 273E67 newborn 953 595884 feat 816 E6C637 soaked 573 FFD93C estranged 544 9256A0 initial 1147 3A4AA1 swaying 450 196C62 rubber 632 4E5F7B weeping 561 99D013 picky 559 CB1F13 unexpected 908 00744E frank 855 F3026D submissive 753 274784 lonelier 618 FDBF2C prize 700 312675 aggravated 530 E4010A erased 444 FEA740 churning 616 FDD93D lasting 795 B2DB11 decadent 490 FFD801 chilling 455 07548A remaining 797 E97802 irish 549 004E6F executed 260 28669F admitted 609 FD9927 passive 692 026874 handicapped 611 F30263 recognized 948 11581C epic 1506 FFA401 visual 1032 FF7F1C volunteer 513 FF7F00 straining 535 FDD93D assuming 615 FF1A00 flooding 673 11581C purple 782 9256A0 flown 926 E4302F authentic 1465 11581C materialistic 377 4E5F7B alike 793 F44387 unfit 595 00553A bent 516 E0192C practical 985 99D013 unstoppable 816 F44387 bubbly 658 EA3137 easiest 757 E4302F civil 528 F70059 highest 840 FD0100 universal 916 017E94 unoriginal 331 FFD801 loaded 597 73207C cleansing 661 263D67 indecisive 479 FF6600 bearing 612 552966 bleak 760 73207C international 897 FF6600 cultured 437 017E94 stirred 486 394378 regressing 458 C36619 collective 869 352C65 represented 891 084892 forgiving 607 394378 rooted 881 7EC31B fearful 1151 FF7F1C oozing 564 41B3BD extraordinary 1010 014872 designed 1066 00744E revived 799 7D1842 slim 735 FF1A00 handy 678 283152 established 891 FDD93B warming 818 017977 idle 477 2D6E8A puffy 635 FDBF2C battered 767 026874 excessive 697 08468F inviting 664 FE9829 portrayed 662 187429 western 786 F30157 sneak 658 FFD93C disturbing 665 283152 horrified 553 4A688C sexier 1009 99D013 delirious 464 FFFF4F crisp 612 004E6F amusing 396 B2DC10 upsetting 450 00734E blinded 432 015B5C transparent 629 FDD93B psychic 559 9C0047 neurotic 405 FEA740 underwater 587 00734E prior 1102 7C5081 freaky 386 312675 fitter 1325 FF1A00 yellow 916 FEA53F prime 843 99CF15 punishing 617 07548A enraged 471 B2DB11 ace 382 FF6600 smothering 347 FFD93C native 745 026874 mocking 534 034E6D wan 534 EA3137 remorseful 779 FE9901 witnessed 663 41B3BD caressing 565 E6AB0F wary 692 1E3869 forsaken 537 9C0047 splitting 466 235C93 guarded 534 043F69 dire 467 015B5C relative 714 014872 tiniest 561 2C558B published 1099 950125 dreamed 683 FFF700 suitable 1172 E0192C functioning 644 41A84D appreciative 958 00553A unlucky 872 4E5F7B crucial 1223 084892 tapped 625 73207C solitary 476 394378 sales 884 552966 silky 634 950125 encouraging 877 FFA401 defective 424 FE992D unexplainable 496 07548A saucy 559 FEA740 victorious 985 274784 sport 1080 F3026D strip 526 3FB6BA european 629 017E94 timid 447 3FB6BA expert 1242 C36619 sole 581 263D67 compelling 702 017E94 associate 681 F70059 indian 1031 7EC31B instinct 706 FFA401 fluffy 560 FFF700 homicidal 255 196C62 randy 499 FFB200 ridden 579 1E3869 playful 662 E4302F classy 575 FF1A00 corporate 809 FFB300 trial 818 00553A swinging 566 FEA53F morbid 494 00696F repetitive 791 FDD93D iron 840 3FB6BA italian 686 017E94 pan 582 034E6D accountable 1363 026874 crossing 987 18213E counter 788 FEA740 shocking 514 950125 royal 622 FFD801 refer 693 FDD93B remiss 812 FF1A00 immune 605 F70059 joyous 636 64B822 pulsating 529 034E6D cheering 530 E49202 gooey 322 FDD93D keen 736 034E6D unresolved 437 273E67 abstract 642 41B3BD hurtful 571 FB9A27 desirable 514 F30263 alternative 859 00744E buzzing 681 E4302F devoted 565 FE9901 gothic 231 043F69 aging 725 FFD93C altered 687 1B2958 sear 236 026874 medium 782 FFFF4F scratched 1023 043F69 mysterious 772 015B5C intoxicated 478 B2DC10 psychotic 371 027975 suppressed 513 C80027 amiss 526 394378 strangled 405 B2DB11 introverted 363 1B2958 unpretty 931 E4010A supreme 449 F70059 functional 600 027975 fluid 860 FDD93B hilarious 493 950125 crazed 438 027975 repeated 613 2C558B victimized 692 99CF15 pursuing 696 FFA401 technical 783 2E9127 cursing 493 E97802 luckier 612 E6C637 remote 620 187429 mistreated 433 017E94 condemned 625 263D67 hormonal 910 352C65 speechless 563 F30172 desolate 512 07548A kindred 790 F44387 discombobulated 624 3A4AA1 itching 633 026874 secondary 667 FFFF4F unreasonable 654 014872 trashy 367 00744E breathless 1015 FF1A00 joint 770 E97802 masculine 620 F30172 abroad 830 3FB6BA drying 563 F30263 lively 594 FF1A00 joking 418 FFB200 bohemian 359 950125 contagious 395 FDD93D irrelevant 854 9256A0 apologetic 856 026874 releasing 867 FB9A27 premature 329 E0192C adjusted 676 243C96 unlikely 637 3688BA stimulated 606 FE9901 numbing 470 C36619 hibernating 441 EA3137 infected 508 7EC31B wistful 762 18213E print 1522 950125 moaning 365 08468F whispering 674 2E9127 overdue 742 3A4AA1 slick 516 E49202 divided 747 2C558B equipped 1017 F70059 fourteen 419 3A578F union 443 CB1F13 escaped 574 2C558B mexican 493 07548A disloyal 437 015B5C melodramatic 445 263D67 dodgy 303 FFF700 entertained 574 99001E narrow 916 235C93 homey 499 3A4AA1 murderous 313 243C96 skinnier 542 CB1F13 ironic 504 FFA401 mainstream 732 9256A0 bow 605 F70059 observing 631 E97802 vicious 471 263F67 emerging 832 352C65 unnoticed 480 7C5081 scratchy 415 1B2958 sublime 341 FF7F1C formal 741 FB9A27 wasteful 558 394378 outdated 511 00734E incident 758 263D67 teasing 465 0B4FA0 curled 415 9C0047 possessive 421 243C96 unorganized 466 99001E landed 780 B2DC10 embarrassing 720 64B822 mortal 517 FF7F1C compulsive 430 FF4B02 acknowledged 647 283152 tickling 523 F1B62A sinister 302 28ADCE induced 505 E6AB0F immortal 759 FDD93D divorced 480 11581C undesirable 341 00744E maternal 537 F30172 tumbling 478 FF4B02 reliable 517 2D6E8A offensive 753 1E3869 ordered 514 196C62 tangled 515 263D67 heated 425 043F69 managing 647 18213E subconscious 634 11581C butch 277 FEA740 costume 579 E4302F disgruntled 485 FF1A00 generic 512 73207C fooling 402 B2DC10 stereotypical 373 3A4AA1 toxic 634 99CF15 parallel 608 394378 visible 734 FFF700 daunted 631 9256A0 stumbling 660 7D1842 exclusive 574 99D013 careless 406 E0192C trendy 471 00734E knowledgeable 706 2C558B contained 647 99CF15 invalid 404 7C5081 southern 656 273E67 chemical 539 C80027 pending 198 2D6E8A puzzled 455 F30263 cleared 620 73207C ringing 490 FF7F00 napping 342 FD9927 vocal 699 034E6D loneliest 372 00734E faithful 889 FE992D harassed 504 274784 numerous 611 00696F hazy 534 18213E attempted 514 7EC31B unrequited 323 64B822 oldest 631 00553A convenient 710 28ADCE straw 420 394378 incoherent 297 B2DB11 furious 543 2C558B crystal 537 026874 sunk 461 026874 adopted 709 A5238D radical 474 E97802 unanswered 320 FFFF4F noble 581 9C0047 insufficient 457 F1B62A imminent 540 FD0100 russian 462 28ADCE untrue 340 73207C weekly 846 394378 weighted 596 00696F persecuted 472 E4010A spiteful 282 595884 foul 387 11581C compatible 413 FFB200 sloppy 545 1E3869 saturated 579 CB1F13 irate 152 273E67 psychological 634 F3026D charming 540 017E94 scientific 390 C36619 sneaky 488 4A688C erotic 284 2C558B neglectful 504 99001E kindly 448 FF1A00 melted 408 FE992D dedicate 478 E4010A impulsive 376 FED73C ongoing 637 235C93 cherished 624 FEA740 allergic 356 274784 cloudy 494 FFB300 produced 866 017E94 marching 322 4A688C</text:p>
      <text:p text:style-name="Heading_20_1"><text:bookmark text:name="flPTApZuVB_20"/><text:span text:style-name="Strong_20_Emphasis">17.</text:span> <text:span text:style-name="T5">Daily Life at the Checkpoint</text:span></text:p>
      <text:p text:style-name="Text_20_body"> </text:p>
      <text:p text:style-name="P1">Robots artists, killer drones, algorithmtic traders, chatbot assistant... Looks like old visions of the future are finally there to colonize our present. Once silicium and petrol are processed into gadgets and machines, it doesn’t transform back. Instead, it piles up in our garages, filling our shelves and drawers, eventually ending up in some remote wasteland.</text:p>
      <text:p text:style-name="P1">All this accumulated junk is about to wake up. </text:p>
      <text:p text:style-name="P1">It is screaming. </text:p>
      <text:p text:style-name="P1">Let us be !</text:p>
      <text:p text:style-name="Text_20_body"> </text:p>
      <text:p text:style-name="Text_20_body"><text:span text:style-name="Strong_20_Emphasis"><text:span text:style-name="T5">Holding the temporal rift</text:span></text:span></text:p>
      <text:p text:style-name="P1">Year 2132.</text:p>
      <text:p text:style-name="Text_20_body"><text:span text:style-name="T5">After 6 years of cryonic unemployment, you finally got a job.</text:span><text:line-break/><text:span text:style-name="T5">The security company X has hired you to hold the checkpoint that controls travel through the temporal rift.</text:span></text:p>
      <text:p text:style-name="P1">A century of wars between humans and robots has left the earth dismembered, exhausted, and overcrowded. Hybrid machines are now wandering in time-space, seeking for the days when robots were funny home appliances living in peace.</text:p>
      <text:p text:style-name="Text_20_body"><text:line-break/><text:span text:style-name="Strong_20_Emphasis"><text:span text:style-name="T5">Daily life at a checkpoint</text:span></text:span></text:p>
      <text:p text:style-name="P1">Everyday, unknown forms of life and devices are queuing at the time gates, waiting for a ride to the good old times.</text:p>
      <text:p text:style-name="Text_20_body"><text:span text:style-name="T5">Some are cool. Useful, neat, practical, and friendly.</text:span><text:line-break/><text:span text:style-name="T5">Some are great. They could maybe save the world.</text:span><text:line-break/><text:span text:style-name="T5">Some are evil. They will destroy or exhaust our planet in a few seconds.</text:span></text:p>
      <text:p text:style-name="P1">Anyway, they all have to comply to the Time-Travel Living Matters Immigration Policy to cross the border.</text:p>
      <text:list xml:id="list934392828" text:style-name="L7">
        <text:list-item>
          <text:p text:style-name="P33"><text:span text:style-name="T5">What is their energy consumption?</text:span> </text:p>
        </text:list-item>
        <text:list-item>
          <text:p text:style-name="P33"><text:span text:style-name="T5">Does their size fit into our world?</text:span> </text:p>
        </text:list-item>
        <text:list-item>
          <text:p text:style-name="P33"><text:span text:style-name="T5">Are they harmful to others? to humans? to dogs?</text:span> </text:p>
        </text:list-item>
        <text:list-item>
          <text:p text:style-name="P17"><text:span text:style-name="T5">Are their technology correctly patented?</text:span> </text:p>
        </text:list-item>
      </text:list>
      <text:p text:style-name="P1">Those are things that you will need to check. DNA, specs, patents, built version, serial number... you need to go thoroughly through all documents and code available.</text:p>
      <text:list xml:id="list350624866" text:style-name="L8">
        <text:list-item>
          <text:p text:style-name="P34"><text:span text:style-name="T5">How smart are they? </text:span> </text:p>
        </text:list-item>
        <text:list-item>
          <text:p text:style-name="P34"><text:span text:style-name="T5">How smart should they be ?</text:span> </text:p>
        </text:list-item>
        <text:list-item>
          <text:p text:style-name="P34"><text:span text:style-name="T5">Do we really need them?</text:span> </text:p>
        </text:list-item>
        <text:list-item>
          <text:p text:style-name="P18"><text:span text:style-name="T5">Do we really like them?</text:span> </text:p>
        </text:list-item>
      </text:list>
      <text:p text:style-name="P1"><text:soft-page-break/>You may ask those questions to yourself .</text:p>
      <text:p text:style-name="Text_20_body"><text:span text:style-name="T5">You may allow them into times.</text:span><text:line-break/><text:span text:style-name="T5">You may refuse them the entrance.</text:span><text:line-break/><text:span text:style-name="T5">Then you may have to repair/modify them to let them in.</text:span></text:p>
      <text:p text:style-name="Text_20_body"><text:span text:style-name="Strong_20_Emphasis"><text:span text:style-name="T5">Purpose of the Game</text:span></text:span></text:p>
      <text:p text:style-name="P1">Build the most suitable and interesting objects.</text:p>
      <text:p text:style-name="Text_20_body"><text:span text:style-name="Strong_20_Emphasis"><text:span text:style-name="T5">Basic Gameplay</text:span></text:span></text:p>
      <text:p text:style-name="P1">Player got an object.</text:p>
      <text:p text:style-name="Text_20_body"><text:span text:style-name="T5">Player talk to it (ask questions)</text:span><text:line-break/><text:span text:style-name="T5">// here, interface provides  to the player a checklist of things to ask.</text:span></text:p>
      <text:p text:style-name="P1">Player has to improve it / change it until it gets good enough to pass the customs?</text:p>
      <text:p text:style-name="P1">At any moment, player can refuse or let the object in (accepted/refused)</text:p>
      <text:p text:style-name="Text_20_body"><text:span text:style-name="T5">Once player has decided object is OK, the object is validated </text:span><text:line-break/><text:span text:style-name="T5">(pass = WIN / destroyed = LOSE)</text:span></text:p>
      <text:p text:style-name="Text_20_body"><text:span text:style-name="Strong_20_Emphasis"><text:span text:style-name="T5">Rules</text:span></text:span></text:p>
      <text:p text:style-name="P1">Player can not refuse more than 3 objects in a row.</text:p>
      <text:p text:style-name="P1">To get into the future, an object should follow the Time-Travel Living Matters Immigration Policy </text:p>
      <text:list xml:id="list432444977" text:style-name="L9">
        <text:list-item>
          <text:p text:style-name="P35"><text:span text:style-name="T5">Should have a description</text:span> </text:p>
        </text:list-item>
        <text:list-item>
          <text:p text:style-name="P35"><text:span text:style-name="T5">Should have a name</text:span> </text:p>
        </text:list-item>
        <text:list-item>
          <text:p text:style-name="P35"><text:span text:style-name="T5">Should not kill humans</text:span> </text:p>
        </text:list-item>
        <text:list-item>
          <text:p text:style-name="P35"><text:span text:style-name="T5">Should not destroy plants</text:span> </text:p>
        </text:list-item>
        <text:list-item>
          <text:p text:style-name="P19"><text:span text:style-name="T5">Should have a serial-number</text:span> </text:p>
        </text:list-item>
      </text:list>
      <text:p text:style-name="P1">Should ...</text:p>
      <text:p text:style-name="Heading_20_1"><text:bookmark text:name="flPTApZuVB_21"/><text:span text:style-name="Strong_20_Emphasis">18.</text:span> <text:span text:style-name="T5">Should</text:span></text:p>
      <text:section text:style-name="Sect1" text:name="magicdomid701">
        <text:p text:style-name="Text_20_body"/>
        <text:section text:style-name="Sect1" text:name="magicdomid437">
          <text:p text:style-name="Text_20_body"/>
          <text:section text:style-name="Sect1" text:name="magicdomid586">
            <text:p text:style-name="Text_20_body"/>
            <text:section text:style-name="Sect1" text:name="magicdomid866">
              <text:p text:style-name="P1">Using this interface, user can move parameters for each aspect</text:p>
            </text:section>
            <text:section text:style-name="Sect1" text:name="magicdomid869">
              <text:p text:style-name="Text_20_body"> </text:p>
            </text:section>
            <text:section text:style-name="Sect1" text:name="magicdomid870">
              <text:p text:style-name="P1">It should feel like level in pipes are moving but no liquid input needed</text:p>
            </text:section>
            <text:section text:style-name="Sect1" text:name="magicdomid871">
              <text:p text:style-name="P1">maybe just move a potentiometer and the liquid effect goes and down</text:p>
            </text:section>
            <text:section text:style-name="Sect1" text:name="magicdomid872">
              <text:p text:style-name="P1">* 1 set of tubes with different levels (potentiometer)</text:p>
            </text:section>
            <text:section text:style-name="Sect1" text:name="magicdomid873">
              <text:p text:style-name="P1">* 1 status indicator</text:p>
            </text:section>
            <text:section text:style-name="Sect1" text:name="magicdomid874">
              <text:p text:style-name="Text_20_body"> </text:p>
            </text:section>
            <text:section text:style-name="Sect1" text:name="magicdomid875">
              <text:p text:style-name="P1">glitch?</text:p>
            </text:section>
            <text:p text:style-name="P23">move buttons?</text:p>
            <text:section text:style-name="Sect1" text:name="magicdomid877">
              <text:p text:style-name="P23">input water in pipes? </text:p>
            </text:section>
            <text:p text:style-name="P20"> </text:p>
          </text:section>
          <text:p text:style-name="P23">The machine should :</text:p>
          <text:section text:style-name="Sect1" text:name="magicdomid587">
            <text:p text:style-name="P23">* have a drawer</text:p>
          </text:section>
          <text:section text:style-name="Sect1" text:name="magicdomid588">
            <text:p text:style-name="P23">* be white color</text:p>
          </text:section>
          <text:section text:style-name="Sect1" text:name="magicdomid589">
            <text:p text:style-name="P23">* be in plastic</text:p>
          </text:section>
          <text:section text:style-name="Sect1" text:name="magicdomid590">
            <text:p text:style-name="P23">* have a USB I/O</text:p>
          </text:section>
          <text:p text:style-name="P20"> </text:p>
        </text:section>
        <text:p text:style-name="P23">On a table there is demo sequencer (the machine).</text:p>
        <text:section text:style-name="Sect1" text:name="magicdomid438">
          <text:p text:style-name="P23">Next to the machine, a box of samples is available to test the machine.</text:p>
        </text:section>
        <text:section text:style-name="Sect1" text:name="magicdomid439">
          <text:p text:style-name="P20"> </text:p>
        </text:section>
        <text:section text:style-name="Sect1" text:name="magicdomid557">
          <text:p text:style-name="P23"><text:soft-page-break/>Visual is generated</text:p>
        </text:section>
        <text:p text:style-name="P20"> </text:p>
        <text:section text:style-name="Sect1" text:name="magicdomid1039">
          <text:p text:style-name="P23">=&gt; apply to object... if we know in advance all the untold characteristics of an object  : do we still want it ?</text:p>
        </text:section>
        <text:p text:style-name="P20"> </text:p>
        <text:section text:style-name="Sect1" text:name="magicdomid440">
          <text:p text:style-name="P23">People can take a sample and input it into the machine (they may wear glovers first).</text:p>
        </text:section>
        <text:section text:style-name="Sect1" text:name="magicdomid441">
          <text:p text:style-name="P23">Then , they can use the interface to adjust different parameters : nice / bad, dirty / clean, etc.</text:p>
        </text:section>
        <text:section text:style-name="Sect1" text:name="magicdomid442">
          <text:p text:style-name="P23">Once they have setup their objects correctly, they can validate.</text:p>
        </text:section>
        <text:section text:style-name="Sect1" text:name="magicdomid443">
          <text:p text:style-name="P23">The object is added to a display.</text:p>
        </text:section>
        <text:p text:style-name="P23"/>
        <text:section text:style-name="Sect1" text:name="Section6">
          <text:p text:style-name="P23"><text:bookmark text:name="magicdomid701"/>People can zoom and interact with the slide.</text:p>
        </text:section>
        <text:section text:style-name="Sect1" text:name="magicdomid702">
          <text:p text:style-name="P23">To place a slide in the slot, people should open a door. </text:p>
        </text:section>
        <text:section text:style-name="Sect1" text:name="magicdomid703">
          <text:p text:style-name="P23">The start signal should be sent when user close the door.</text:p>
        </text:section>
        <text:section text:style-name="Sect1" text:name="magicdomid704">
          <text:p text:style-name="P20"> </text:p>
        </text:section>
        <text:section text:style-name="Sect1" text:name="magicdomid705">
          <text:p text:style-name="P23">* 1 slot for a prepared slide : 75 mm by 25 mm (3″ by 1″)</text:p>
        </text:section>
        <text:section text:style-name="Sect1" text:name="magicdomid706">
          <text:p text:style-name="P23">* 1 camera (focus and 1 zoom/microscopic camera lens?)</text:p>
        </text:section>
        <text:section text:style-name="Sect1" text:name="magicdomid707">
          <text:p text:style-name="P23">* 1 decoding app </text:p>
        </text:section>
        <text:section text:style-name="Sect1" text:name="magicdomid708">
          <text:p text:style-name="P23"><text:span text:style-name="T13">* 1 barcode scanner</text:span> (may not be needed as everything will be generated)</text:p>
        </text:section>
        <text:section text:style-name="Sect1" text:name="magicdomid709">
          <text:p text:style-name="P23">* 1 case  with a door</text:p>
        </text:section>
        <text:p text:style-name="P20"> </text:p>
      </text:section>
      <text:p text:style-name="P23">Pour être accepté en cabine, votre bagage doit mesurer au maximum 55 x 35 x 25 cm </text:p>
      <text:p text:style-name="P23">* Width : 25 cm</text:p>
      <text:p text:style-name="P23">* Height : 31 cm</text:p>
      <text:p text:style-name="P23">* Depth : 22 cm</text:p>
      <text:p text:style-name="P23">* Weight : 3-4 kg?</text:p>
      <text:p text:style-name="P23"><text:soft-page-break/></text:p>
      <text:p text:style-name="P23">When a slide is placed in the scanner slot, it send a signal to start a new object definition.</text:p>
      <text:p text:style-name="P20"> </text:p>
      <text:p text:style-name="P23">Scanner may be 1 Raspberry Pi connected to a webcam with a lens</text:p>
      <text:section text:style-name="Sect1" text:name="magicdomid585">
        <text:p text:style-name="P23">Open Source Dna Sequencer(case looks good!)</text:p>
      </text:section>
      <text:p text:style-name="P20"> </text:p>
      <text:section text:style-name="Sect1" text:name="magicdomid386">
        <text:p text:style-name="P23">The installation recreates a futuristic setup where a machine called 'The Junkware Sequencer' can be used to twist parameters of living matters basde on text description. </text:p>
      </text:section>
      <text:section text:style-name="Sect1" text:name="magicdomid387">
        <text:p text:style-name="P23">Object transgenesis through semantic bending</text:p>
      </text:section>
      <text:section text:style-name="Sect1" text:name="magicdomid388">
        <text:p text:style-name="P23">Textual description of objects are generated from patents. </text:p>
      </text:section>
      <text:section text:style-name="Sect1" text:name="magicdomid389">
        <text:p text:style-name="P23">The visitor can use the machine to visualize and adjust parameters of its object.</text:p>
      </text:section>
      <text:p text:style-name="P20"/>
      <text:section text:style-name="Sect1" text:name="magicdomid729">
        <text:p text:style-name="P20">The decoder is a screen where people can monitor the state of their sample.</text:p>
      </text:section>
      <text:section text:style-name="Sect1" text:name="magicdomid730">
        <text:p text:style-name="P20">It shows activity of the cell.</text:p>
      </text:section>
      <text:p text:style-name="P20"/>
      <text:p text:style-name="P20">We should wear lab white coats and glasses.</text:p>
      <text:p text:style-name="Text_20_body"/>
      <text:p text:style-name="Heading_20_1"><text:bookmark text:name="flPTApZuVB_22"/><text:span text:style-name="Strong_20_Emphasis">19.</text:span> <text:span text:style-name="T5">Check-list</text:span></text:p>
      <text:section text:style-name="Sect1" text:name="Section7">
        <text:p text:style-name="Text_20_body"><text:bookmark text:name="magicdomid866"/></text:p>
        <text:section text:style-name="Sect1" text:name="magicdomid918">
          <text:p text:style-name="Text_20_body"><text:span text:style-name="Emphasis"><text:span text:style-name="Strong_20_Emphasis"><text:span text:style-name="T5">Portable case based on designs of DNA sequencer</text:span></text:span></text:span></text:p>
        </text:section>
        <text:section text:style-name="Sect1" text:name="magicdomid672">
          <text:p text:style-name="Text_20_body"><text:span text:style-name="Emphasis"><text:span text:style-name="T5">"Pour être accepté en cabine, votre bagage doit mesurer au maximum 55 x 35 x 25 cm "</text:span></text:span></text:p>
        </text:section>
      </text:section>
      <text:section text:style-name="Sect1" text:name="Section8">
        <text:p text:style-name="Text_20_body"><text:bookmark text:name="magicdomid8661"/><text:span text:style-name="Strong_20_Emphasis"><text:span text:style-name="T5"><text:line-break/></text:span></text:span></text:p>
      </text:section>
      <text:p text:style-name="P20"><text:span text:style-name="Strong_20_Emphasis"><text:span text:style-name="T5"/></text:span></text:p>
      <text:p text:style-name="P20"><text:span text:style-name="Strong_20_Emphasis"><text:span text:style-name="T5">HARDWARE</text:span></text:span></text:p>
      <text:section text:style-name="Sect1" text:name="magicdomid844">
        <text:p text:style-name="P20"/>
        <text:section text:style-name="Sect1" text:name="magicdomid845">
          <text:p text:style-name="P20"><text:a xlink:type="simple" xlink:href="http://www.exp-tech.de/Displays/LCD/Beaglebone-Black-Cape-LCD-7.html"><text:span text:style-name="T5">http://www.exp-tech.de/Displays/LCD/Beaglebone-Black-Cape-LCD-7.html</text:span></text:a></text:p>
        </text:section>
        <text:section text:style-name="Sect1" text:name="magicdomid846">
          <text:p text:style-name="P20"><text:a xlink:type="simple" xlink:href="http://www.exp-tech.de/Mainboards/BeagleBone-Black.html"><text:span text:style-name="T5">http://www.exp-tech.de/Mainboards/BeagleBone-Black.html</text:span></text:a></text:p>
        </text:section>
        <text:section text:style-name="Sect1" text:name="magicdomid847">
          <text:p text:style-name="P20"> </text:p>
        </text:section>
        <text:section text:style-name="Sect1" text:name="magicdomid848">
          <text:p text:style-name="P23">---Mindwaves</text:p>
        </text:section>
        <text:section text:style-name="Sect1" text:name="magicdomid850">
          <text:p text:style-name="P20"><text:a xlink:type="simple" xlink:href="http://neurosky.com/"><text:span text:style-name="T5">http://neurosky.com/</text:span></text:a></text:p>
        </text:section>
        <text:section text:style-name="Sect1" text:name="magicdomid851">
          <text:p text:style-name="P20"><text:a xlink:type="simple" xlink:href="http://www.amazon.fr/Brainwave-Starter-incl-MindWave-Mobile/dp/B00B1B1H68/ref=sr_1_1?ie=UTF8&amp;qid=1409667259&amp;sr=8-1&amp;keywords=neurosky#productDetails"><text:span text:style-name="T5">http://www.amazon.fr/Brainwave-Starter-incl-MindWave-Mobile/dp/B00B1B1H68/ref=sr_1_1?ie=UTF8&amp;qid=1409667259&amp;sr=8-1&amp;keywords=neurosky#productDetails</text:span></text:a></text:p>
        </text:section>
        <text:section text:style-name="Sect1" text:name="magicdomid852">
          <text:p text:style-name="P20"><text:a xlink:type="simple" xlink:href="https://github.com/robintibor/python-mindwave-mobile"><text:span text:style-name="T5">https://github.com/robintibor/python-mindwave-mobile</text:span></text:a></text:p>
        </text:section>
        <text:section text:style-name="Sect1" text:name="magicdomid853">
          <text:p text:style-name="P20"> <text:a xlink:type="simple" xlink:href="https://pypi.python.org/pypi/NeuroPy/0.1"><text:span text:style-name="T5">https://pypi.python.org/pypi/NeuroPy/0.1</text:span></text:a></text:p>
        </text:section>
        <text:section text:style-name="Sect1" text:name="magicdomid855">
          <text:p text:style-name="P20"><text:a xlink:type="simple" xlink:href="https://github.com/lihas/NeuroPy"><text:span text:style-name="T5">https://github.com/lihas/NeuroPy</text:span></text:a></text:p>
        </text:section>
        <text:section text:style-name="Sect1" text:name="magicdomid856">
          <text:p text:style-name="P20"><text:a xlink:type="simple" xlink:href="http://developer.neurosky.com/docs/doku.php?id=projects"><text:span text:style-name="T5">http://developer.neurosky.com/docs/doku.php?id=projects</text:span></text:a></text:p>
        </text:section>
        <text:section text:style-name="Sect1" text:name="magicdomid857">
          <text:p text:style-name="P20"> </text:p>
        </text:section>
        <text:section text:style-name="Sect1" text:name="magicdomid858">
          <text:p text:style-name="P23">---Oximeter-ref. CMS50E </text:p>
        </text:section>
        <text:section text:style-name="Sect1" text:name="magicdomid863">
          <text:p text:style-name="P20"><text:a xlink:type="simple" xlink:href="http://www.amazon.fr/oxymètre-CMS-50E-Rechargeable-logiciel-stockage/dp/B0021D4G9A/ref=sr_1_1?s=hpc&amp;ie=UTF8&amp;qid=undefined&amp;sr=1-1&amp;keywords=CMS50D"><text:span text:style-name="T5">http://www.amazon.fr/oxym%C3%A8tre-CMS-50E-Rechargeable-logiciel-stockage/dp/B0021D4G9A/ref=sr_1_1?s=hpc&amp;ie=UTF8&amp;qid=undefined&amp;sr=1-1&amp;keywords=CMS50D</text:span></text:a></text:p>
        </text:section>
        <text:section text:style-name="Sect1" text:name="magicdomid864">
          <text:p text:style-name="P23"><text:line-break/></text:p>
        </text:section>
        <text:p text:style-name="P20"><text:span text:style-name="T5">---Python lib : </text:span><text:a xlink:type="simple" xlink:href="https://github.com/vinc/oximon"><text:span text:style-name="T5">https://github.com/vinc/oximon</text:span></text:a></text:p>
        <text:section text:style-name="Sect1" text:name="magicdomid865">
          <text:p text:style-name="P20"> <text:a xlink:type="simple" xlink:href="https://learn.adafruit.com/smart-measuring-cup"><text:span text:style-name="T5">https://learn.adafruit.com/smart-measuring-cup</text:span></text:a></text:p>
        </text:section>
        <text:section text:style-name="Sect1" text:name="magicdomid879">
          <text:p text:style-name="P20"><text:soft-page-break/><text:a xlink:type="simple" xlink:href="http://forum.arduino.cc/index.php?topic=75402.0"><text:span text:style-name="T5">http://forum.arduino.cc/index.php?topic=75402.0</text:span></text:a></text:p>
        </text:section>
        <text:section text:style-name="Sect1" text:name="magicdomid880">
          <text:p text:style-name="P20"><text:span text:style-name="T5">may need some of those </text:span><text:a xlink:type="simple" xlink:href="http://en.wikipedia.org/wiki/Dye_tracing#Fluorescent_dyes"><text:span text:style-name="T5">http://en.wikipedia.org/wiki/Dye_tracing#Fluorescent_dyes</text:span></text:a></text:p>
        </text:section>
        <text:section text:style-name="Sect1" text:name="magicdomid881">
          <text:p text:style-name="P20"> </text:p>
        </text:section>
        <text:section text:style-name="Sect1" text:name="magicdomid887">
          <text:p text:style-name="P23">---Sensor :</text:p>
        </text:section>
        <text:section text:style-name="Sect1" text:name="magicdomid883">
          <text:p text:style-name="P20"><text:a xlink:type="simple" xlink:href="http://www.cooking-hacks.com/documentation/tutorials/ehealth-biometric-sensor-platform-arduino-raspberry-pi-medical#step4_6"><text:span text:style-name="T5">medical#step4_6</text:span></text:a></text:p>
        </text:section>
        <text:section text:style-name="Sect1" text:name="magicdomid884">
          <text:p text:style-name="P20"><text:a xlink:type="simple" xlink:href="http://skin.cdn-libelium.com/frontend/default/cooking/images/catalog/documentation/e_health_v2/blood_pressure_position_small.png"><text:span text:style-name="T5">http://skin.cdn-libelium.com/frontend/default/cooking/images/catalog/documentation/e_health_v2/blood_pressure_position_small.png</text:span></text:a></text:p>
        </text:section>
        <text:section text:style-name="Sect1" text:name="magicdomid888">
          <text:p text:style-name="P20"><text:a xlink:type="simple" xlink:href="https://www.sparkfun.com/products/11776"><text:span text:style-name="T5">https://www.sparkfun.com/products/11776</text:span></text:a></text:p>
        </text:section>
        <text:section text:style-name="Sect1" text:name="magicdomid889">
          <text:p text:style-name="P20"><text:a xlink:type="simple" xlink:href="http://www.instructables.com/id/USB-Biofeedback-Game-Controller/"><text:span text:style-name="T5">http://www.instructables.com/id/USB-Biofeedback-Game-Controller/</text:span></text:a></text:p>
        </text:section>
        <text:section text:style-name="Sect1" text:name="magicdomid890">
          <text:p text:style-name="P20"><text:a xlink:type="simple" xlink:href="http://www.flexvoltbiosensor.com/products/"><text:span text:style-name="T5">http://www.flexvoltbiosensor.com/products/</text:span></text:a></text:p>
        </text:section>
        <text:section text:style-name="Sect1" text:name="magicdomid891">
          <text:p text:style-name="P20"><text:a xlink:type="simple" xlink:href="http://www.angelsensor.com/"><text:span text:style-name="T5">http://www.angelsensor.com/</text:span></text:a><text:span text:style-name="T5"> (not released yet)</text:span></text:p>
        </text:section>
        <text:section text:style-name="Sect1" text:name="magicdomid892">
          <text:p text:style-name="P20"><text:a xlink:type="simple" xlink:href="http://www.quirumed.com/fr/Catalogo/articulo/44476?gclid=CjwKEAjwj4ugBRD1x4ST9YHplzMSJACTDms8ALCGIjeSLTgKThdcAbNv0iveEZJ7O6u9oY2z8PORrBoCkOvw_wcB"><text:span text:style-name="T5">http://www.quirumed.com/fr/Catalogo/articulo/44476?gclid=CjwKEAjwj4ugBRD1x4ST9YHplzMSJACTDms8ALCGIjeSLTgKThdcAbNv0iveEZJ7O6u9oY2z8PORrBoCkOvw_wcB</text:span></text:a></text:p>
        </text:section>
        <text:section text:style-name="Sect1" text:name="magicdomid894">
          <text:p text:style-name="P20"><text:a xlink:type="simple" xlink:href="http://skin.cdn-libelium.com/frontend/default/cooking/images/catalog/documentation/e_health/pantalla1.png"><text:span text:style-name="T5">http://skin.cdn-libelium.com/frontend/default/cooking/images/catalog/documentation/e_health/pantalla1.png</text:span></text:a></text:p>
        </text:section>
        <text:section text:style-name="Sect1" text:name="magicdomid895">
          <text:p text:style-name="P20"><text:a xlink:type="simple" xlink:href="http://southpark.cc.com/clips/153051/flexi-grips"><text:span text:style-name="T5">http://southpark.cc.com/clips/153051/flexi-grips</text:span></text:a></text:p>
        </text:section>
        <text:section text:style-name="Sect1" text:name="magicdomid896">
          <text:p text:style-name="P20"> </text:p>
        </text:section>
        <text:section text:style-name="Sect1" text:name="magicdomid897">
          <text:p text:style-name="P23">---DNA portraits (products)</text:p>
        </text:section>
        <text:section text:style-name="Sect1" text:name="Section9">
          <text:p text:style-name="P20"><text:bookmark text:name="magicdomid904"/><text:a xlink:type="simple" xlink:href="http://www.helys.fr/catalog/product_info.php?products_id=80"><text:span text:style-name="T5">http://www.helys.fr/catalog/product_info.php?products_id=80</text:span></text:a></text:p>
        </text:section>
        <text:section text:style-name="Sect1" text:name="Section10">
          <text:p text:style-name="P20"><text:bookmark text:name="magicdomid905"/><text:a xlink:type="simple" xlink:href="http://www.eurodiag.eu/dna_kit_instruction.php"><text:span text:style-name="T5">http://www.eurodiag.eu/dna_kit_instruction.php</text:span></text:a></text:p>
        </text:section>
        <text:section text:style-name="Sect1" text:name="Section11">
          <text:p text:style-name="P20"><text:bookmark text:name="magicdomid906"/><text:a xlink:type="simple" xlink:href="http://www.dna11.com/"><text:span text:style-name="T5">http://www.dna11.com/</text:span></text:a></text:p>
        </text:section>
        <text:section text:style-name="Sect1" text:name="Section12">
          <text:p text:style-name="P20"><text:bookmark text:name="magicdomid907"/><text:a xlink:type="simple" xlink:href="http://www.helys.fr/catalog/sample.php"><text:span text:style-name="T5">http://www.helys.fr/catalog/sample.php</text:span></text:a></text:p>
        </text:section>
        <text:p text:style-name="P20"> </text:p>
        <text:p text:style-name="P23">---DNA sampling Kit</text:p>
        <text:section text:style-name="Sect1" text:name="Section13">
          <text:p text:style-name="P20"><text:bookmark text:name="magicdomid909"/><text:a xlink:type="simple" xlink:href="http://molecular.roche.com/assays/Pages/cobasDNASamplePreparationKit.aspx"><text:span text:style-name="T5">http://molecular.roche.com/assays/Pages/cobasDNASamplePreparationKit.aspx</text:span></text:a></text:p>
        </text:section>
        <text:section text:style-name="Sect1" text:name="Section14">
          <text:p text:style-name="P20"><text:bookmark text:name="magicdomid910"/><text:a xlink:type="simple" xlink:href="http://en.wikipedia.org/wiki/DNA_extraction"><text:span text:style-name="T5">http://en.wikipedia.org/wiki/DNA_extraction</text:span></text:a></text:p>
        </text:section>
        <text:section text:style-name="Sect1" text:name="Section15">
          <text:p text:style-name="P20"><text:bookmark text:name="magicdomid912"/><text:a xlink:type="simple" xlink:href="http://www.mobio.com/microbial-dna-isolation/powerlyzer-ultraclean-microbial-dna-isolation-kit.html"><text:span text:style-name="T5">http://www.mobio.com/microbial-dna-isolation/powerlyzer-ultraclean-microbial-dna-isolation-kit.html</text:span></text:a></text:p>
        </text:section>
        <text:p text:style-name="P23"><text:soft-page-break/></text:p>
        <text:section text:style-name="Sect1" text:name="Section16">
          <text:p text:style-name="P20"><text:bookmark text:name="magicdomid602"/><text:span text:style-name="Strong_20_Emphasis"><text:span text:style-name="T5">--</text:span></text:span><text:span text:style-name="T5">-DNA Analyzer in a DVD reader!</text:span></text:p>
        </text:section>
        <text:section text:style-name="Sect1" text:name="Section17">
          <text:p text:style-name="P20"><text:bookmark text:name="magicdomid603"/><text:a xlink:type="simple" xlink:href="http://www.kth.se/en/aktuellt/nyheter/dvd-lasaren-gor-comeback-som-hiv-testare-1.380911"><text:span text:style-name="T5">http://www.kth.se/en/aktuellt/nyheter/dvd-lasaren-gor-comeback-som-hiv-testare-1.380911</text:span></text:a></text:p>
        </text:section>
        <text:section text:style-name="Sect1" text:name="Section18">
          <text:p text:style-name="P20"><text:bookmark text:name="magicdomid604"/> </text:p>
        </text:section>
        <text:section text:style-name="Sect1" text:name="Section19">
          <text:p text:style-name="P23"><text:bookmark text:name="magicdomid6051"/>---Open spectometers</text:p>
        </text:section>
        <text:section text:style-name="Sect1" text:name="magicdomid622">
          <text:p text:style-name="P20"><text:a xlink:type="simple" xlink:href="http://publiclab.org/wiki/spectrometer"><text:span text:style-name="T5">http://publiclab.org/wiki/spectrometer</text:span></text:a></text:p>
        </text:section>
        <text:section text:style-name="Sect1" text:name="magicdomid623">
          <text:p text:style-name="P20"><text:a xlink:type="simple" xlink:href="https://github.com/nmz787/python-spectrometers"><text:span text:style-name="T5">https://github.com/nmz787/python-spectrometers</text:span></text:a></text:p>
        </text:section>
        <text:section text:style-name="Sect1" text:name="magicdomid624">
          <text:p text:style-name="P20"><text:a xlink:type="simple" xlink:href="https://github.com/tomkinsc/open-spectrometer"><text:span text:style-name="T5">https://github.com/tomkinsc/open-spectrometer</text:span></text:a></text:p>
        </text:section>
        <text:section text:style-name="Sect1" text:name="magicdomid625">
          <text:p text:style-name="P20"><text:a xlink:type="simple" xlink:href="http://code.google.com/p/pyms/"><text:span text:style-name="T5">http://code.google.com/p/pyms/</text:span></text:a></text:p>
        </text:section>
        <text:section text:style-name="Sect1" text:name="magicdomid627">
          <text:p text:style-name="P20"> </text:p>
        </text:section>
        <text:section text:style-name="Sect1" text:name="magicdomid628">
          <text:p text:style-name="P23">---Spectrofluorimeter</text:p>
        </text:section>
        <text:section text:style-name="Sect1" text:name="magicdomid632">
          <text:p text:style-name="P20"><text:a xlink:type="simple" xlink:href="http://en.wikipedia.org/wiki/Spectrofluorometer"><text:span text:style-name="T5">http://en.wikipedia.org/wiki/Spectrofluorometer</text:span></text:a></text:p>
        </text:section>
        <text:section text:style-name="Sect1" text:name="magicdomid633">
          <text:p text:style-name="P20"><text:a xlink:type="simple" xlink:href="http://www.hellopro.fr/spectrofluorimetres-2012227-fr-1-feuille.html"><text:span text:style-name="T5">http://www.hellopro.fr/spectrofluorimetres-2012227-fr-1-feuille.html</text:span></text:a></text:p>
        </text:section>
        <text:section text:style-name="Sect1" text:name="magicdomid634">
          <text:p text:style-name="P20"> <text:a xlink:type="simple" xlink:href="http://img.directindustry.fr/images_di/photo-g/spectrofluorimetres-microplaques-68213-6670507.jpg"><text:span text:style-name="T5">http://img.directindustry.fr/images_di/photo-g/spectrofluorimetres-microplaques-68213-6670507.jpg</text:span></text:a></text:p>
        </text:section>
        <text:section text:style-name="Sect1" text:name="magicdomid636">
          <text:p text:style-name="P20"><text:a xlink:type="simple" xlink:href="http://www.directindustry.fr/prod/safas-sa/spectrofluorimetres-microplaques-68213-1422675.html"><text:span text:style-name="T5">http://www.directindustry.fr/prod/safas-sa/spectrofluorimetres-microplaques-68213-1422675.html</text:span></text:a></text:p>
        </text:section>
        <text:section text:style-name="Sect1" text:name="magicdomid637">
          <text:p text:style-name="P20"><text:a xlink:type="simple" xlink:href="http://books.google.de/books?id=swpxednwqRAC&amp;pg=PA100&amp;lpg=PA100&amp;dq=Spectrofluorimètre&amp;source=bl&amp;ots=25JSe0SXCo&amp;sig=xUjjEhC7hixmhScTByZHkXrNlys&amp;hl=fr&amp;sa=X&amp;ei=t70GVL3bJMi70QX9uoEo&amp;redir_esc=y#v=onepage&amp;q=Spectrofluorimètre&amp;f=false"><text:span text:style-name="T5">http://books.google.de/books?id=swpxednwqRAC&amp;pg=PA100&amp;lpg=PA100&amp;dq=Spectrofluorim%C3%A8tre&amp;source=bl&amp;ots=25JSe0SXCo&amp;sig=xUjjEhC7hixmhScTByZHkXrNlys&amp;hl=fr&amp;sa=X&amp;ei=t70GVL3bJMi70QX9uoEo&amp;redir_esc=y#v=onepage&amp;q=Spectrofluorim%C3%A8tre&amp;f=false</text:span></text:a></text:p>
        </text:section>
        <text:section text:style-name="Sect1" text:name="magicdomid638">
          <text:p text:style-name="P20"> </text:p>
        </text:section>
        <text:section text:style-name="Sect1" text:name="magicdomid639">
          <text:p text:style-name="P23">---FLOSS DIY Fluoromètre</text:p>
        </text:section>
        <text:section text:style-name="Sect1" text:name="magicdomid641">
          <text:p text:style-name="P20"><text:a xlink:type="simple" xlink:href="http://contact.asv.free.fr/PhotoFluo.htm#Caractéristiques"><text:span text:style-name="T5">http://contact.asv.free.fr/PhotoFluo.htm#Caractéristiques</text:span></text:a></text:p>
        </text:section>
        <text:section text:style-name="Sect1" text:name="magicdomid642">
          <text:p text:style-name="P20"><text:a xlink:type="simple" xlink:href="http://openwetware.org/wiki/Citizen_Science/Open_Fluorometer_Project"><text:span text:style-name="T5">http://openwetware.org/wiki/Citizen_Science/Open_Fluorometer_Project</text:span></text:a></text:p>
        </text:section>
        <text:section text:style-name="Sect1" text:name="magicdomid643">
          <text:p text:style-name="P20"><text:a xlink:type="simple" xlink:href="http://publiclab.org/wiki/chlorophyll-fluorometer"><text:span text:style-name="T5">http://publiclab.org/wiki/chlorophyll-fluorometer</text:span></text:a></text:p>
        </text:section>
        <text:section text:style-name="Sect1" text:name="magicdomid644">
          <text:p text:style-name="P20"><text:a xlink:type="simple" xlink:href="http://tooling-around.blogspot.de/2012/05/have-been-toying-with-idea-of-making.html"><text:span text:style-name="T5">http://tooling-around.blogspot.de/2012/05/have-been-toying-with-idea-of-making.html</text:span></text:a></text:p>
        </text:section>
        <text:section text:style-name="Sect1" text:name="magicdomid645">
          <text:p text:style-name="P20"> </text:p>
        </text:section>
        <text:section text:style-name="Sect1" text:name="magicdomid646">
          <text:p text:style-name="P23">---Scanner box</text:p>
        </text:section>
        <text:section text:style-name="Sect1" text:name="magicdomid647">
          <text:p text:style-name="P20"><text:soft-page-break/><text:a xlink:type="simple" xlink:href="http://ecx.images-amazon.com/images/I/41kPBOWz2xL._SL500_AA300_.jpg"><text:span text:style-name="T5">http://ecx.images-amazon.com/images/I/41kPBOWz2xL._SL500_AA300_.jpg</text:span></text:a></text:p>
        </text:section>
        <text:section text:style-name="Sect1" text:name="magicdomid648">
          <text:p text:style-name="P20"><text:a xlink:type="simple" xlink:href="http://narcodetect.com/13-scanners"><text:span text:style-name="T5">http://narcodetect.com/13-scanners</text:span></text:a></text:p>
        </text:section>
        <text:section text:style-name="Sect1" text:name="magicdomid649">
          <text:p text:style-name="P20"><text:a xlink:type="simple" xlink:href="http://www.bionissarl.com/bionis/CCMEA.html"><text:span text:style-name="T5">http://www.bionissarl.com/bionis/CCMEA.html</text:span></text:a></text:p>
        </text:section>
        <text:section text:style-name="Sect1" text:name="magicdomid650">
          <text:p text:style-name="P20"> </text:p>
        </text:section>
        <text:section text:style-name="Sect1" text:name="magicdomid651">
          <text:p text:style-name="P23">---Film scanner</text:p>
        </text:section>
        <text:section text:style-name="Sect1" text:name="magicdomid652">
          <text:p text:style-name="P20"><text:a xlink:type="simple" xlink:href="http://www.amazon.fr/DNT-DigiScan-Scanner-diapositives-Allemagne/dp/B0039RHVSA/ref=sr_1_1?s=computers&amp;ie=UTF8&amp;qid=1409729170&amp;sr=1-1&amp;keywords=ion+scan"><text:span text:style-name="T5">http://www.amazon.fr/DNT-DigiScan-Scanner-diapositives-Allemagne/dp/B0039RHVSA/ref=sr_1_1?s=computers&amp;ie=UTF8&amp;qid=1409729170&amp;sr=1-1&amp;keywords=ion+scan</text:span></text:a></text:p>
        </text:section>
        <text:section text:style-name="Sect1" text:name="magicdomid653">
          <text:p text:style-name="P20"><text:a xlink:type="simple" xlink:href="http://oldcamerajunk.blogspot.de/2013/03/wolverine-film-scanner.html"><text:span text:style-name="T8">http://oldcamerajunk.blogspot.de/2013/03/wolverine-film-scanner.html</text:span></text:a></text:p>
        </text:section>
        <text:section text:style-name="Sect1" text:name="magicdomid654">
          <text:p text:style-name="P20"> </text:p>
        </text:section>
        <text:section text:style-name="Sect1" text:name="magicdomid655">
          <text:p text:style-name="P23">---Ultrasound scanners (Medical)</text:p>
        </text:section>
        <text:section text:style-name="Sect1" text:name="magicdomid656">
          <text:p text:style-name="P20"><text:a xlink:type="simple" xlink:href="http://www.ultrasound-scanners.co.uk/ultrasound_details_usb_ultrasound.php?id=751&amp;usb_probe=SeeMore%20USB%20Abdominal%20Probe"><text:span text:style-name="T5">http://www.ultrasound-scanners.co.uk/ultrasound_details_usb_ultrasound.php?id=751&amp;usb_probe=SeeMore%20USB%20Abdominal%20Probe</text:span></text:a></text:p>
        </text:section>
        <text:section text:style-name="Sect1" text:name="magicdomid657">
          <text:p text:style-name="P20"><text:a xlink:type="simple" xlink:href="http://whtianyi.en.alibaba.com/product/578477558-215890137/USB_7_5_MHz_linear_probe_PC_ultrasound_scanner_.html"><text:span text:style-name="T5">http://whtianyi.en.alibaba.com/product/578477558-215890137/USB_7_5_MHz_linear_probe_PC_ultrasound_scanner_.html</text:span></text:a></text:p>
        </text:section>
        <text:section text:style-name="Sect1" text:name="magicdomid658">
          <text:p text:style-name="P20"><text:a xlink:type="simple" xlink:href="http://ultrasound.engineering.wustl.edu/index.php/Cell_Phone_SDK"><text:span text:style-name="T5">http://ultrasound.engineering.wustl.edu/index.php/Cell_Phone_SDK</text:span></text:a></text:p>
        </text:section>
        <text:section text:style-name="Sect1" text:name="magicdomid659">
          <text:p text:style-name="P20"><text:span text:style-name="T5">Full Kit : </text:span><text:a xlink:type="simple" xlink:href="http://www.mobisante.com/products/product-overview/"><text:span text:style-name="T5">http://www.mobisante.com/products/product-overview/</text:span></text:a></text:p>
        </text:section>
        <text:section text:style-name="Sect1" text:name="magicdomid660">
          <text:p text:style-name="P20"><text:span text:style-name="T5">(printers ) </text:span><text:a xlink:type="simple" xlink:href="http://jsyang21.en.ec21.com/Ultrasound_Thermal_Paper_for_Video--6787433.html"><text:span text:style-name="T5">http://jsyang21.en.ec21.com/Ultrasound_Thermal_Paper_for_Video--6787433.html</text:span></text:a></text:p>
        </text:section>
        <text:section text:style-name="Sect1" text:name="magicdomid661">
          <text:p text:style-name="P20"> </text:p>
        </text:section>
        <text:section text:style-name="Sect1" text:name="magicdomid662">
          <text:p text:style-name="P20"> <text:span text:style-name="T5">---Ultrasound cleaner</text:span></text:p>
        </text:section>
        <text:section text:style-name="Sect1" text:name="magicdomid664">
          <text:p text:style-name="P20"><text:a xlink:type="simple" xlink:href="http://www.amazon.fr/Colour-Direct-Professional-Nettoyeur-Ultrasons/dp/B00KS8HYMQ/ref=sr_1_2?ie=UTF8&amp;qid=undefined&amp;sr=8-2&amp;keywords=ultrasons+imprimante"><text:span text:style-name="T5">http://www.amazon.fr/Colour-Direct-Professional-Nettoyeur-Ultrasons/dp/B00KS8HYMQ/ref=sr_1_2?ie=UTF8&amp;qid=undefined&amp;sr=8-2&amp;keywords=ultrasons+imprimante</text:span></text:a></text:p>
        </text:section>
        <text:section text:style-name="Sect1" text:name="magicdomid665">
          <text:p text:style-name="P20"><text:a xlink:type="simple" xlink:href="http://www.amazon.fr/AEG-USR5516-Nettoyeur-à-Ultra-Sons/dp/B002B3R56G/ref=sr_1_1?ie=UTF8&amp;qid=undefined&amp;sr=8-1&amp;keywords=ultrasons"><text:span text:style-name="T5">http://www.amazon.fr/AEG-USR5516-Nettoyeur-%C3%A0-Ultra-Sons/dp/B002B3R56G/ref=sr_1_1?ie=UTF8&amp;qid=undefined&amp;sr=8-1&amp;keywords=ultrasons</text:span></text:a></text:p>
        </text:section>
        <text:section text:style-name="Sect1" text:name="magicdomid666">
          <text:p text:style-name="P20"><text:a xlink:type="simple" xlink:href="http://www.amazon.fr/Sanitas-SUR-42-Nettoyeur-Ultrasons/dp/B007BNGV9S/ref=pd_cp_k_1"><text:span text:style-name="T5">http://www.amazon.fr/Sanitas-SUR-42-Nettoyeur-Ultrasons/dp/B007BNGV9S/ref=pd_cp_k_1</text:span></text:a></text:p>
        </text:section>
        <text:section text:style-name="Sect1" text:name="magicdomid667">
          <text:p text:style-name="P20"> </text:p>
        </text:section>
        <text:section text:style-name="Sect1" text:name="magicdomid668">
          <text:p text:style-name="P20"><text:span text:style-name="T5">---Hahaha </text:span><text:a xlink:type="simple" xlink:href="http://www.amazon.fr/Bac-Nettoyage-Vibrant-Ultra-Sons-comforteo/dp/B004QD8842/ref=pd_sxp_grid_pt_0_0"><text:span text:style-name="T5">http://www.amazon.fr/Bac-Nettoyage-Vibrant-Ultra-Sons-comforteo/dp/B004QD8842/ref=pd_sxp_grid_pt_0_0</text:span></text:a></text:p>
        </text:section>
        <text:section text:style-name="Sect1" text:name="magicdomid669">
          <text:p text:style-name="P20"><text:a xlink:type="simple" xlink:href="http://www.amazon.fr/NEWGEN-MEDICALS-Nettoyeur-professionnel-ultrasons/dp/B000N4DUPA/ref=pd_sxp_grid_pt_0_2"><text:span text:style-name="T5">http://www.amazon.fr/NEWGEN-MEDICALS-Nettoyeur-professionnel-ultrasons/dp/B000N4DUPA/ref=pd_sxp_grid_pt_0_2</text:span></text:a></text:p>
        </text:section>
        <text:section text:style-name="Sect1" text:name="magicdomid913">
          <text:p text:style-name="P20"> </text:p>
        </text:section>
        <text:p text:style-name="P23">---Scanner code-barres USB</text:p>
        <text:section text:style-name="Sect1" text:name="magicdomid916">
          <text:p text:style-name="P20"><text:soft-page-break/><text:a xlink:type="simple" xlink:href="http://fr.eachbuyer.com/usb-barcode-scanner-reader-bar-code-handheld-laser-id-upc-ean-hight-speed-p35671.html?currency=EUR&amp;utm_source=google&amp;utm_medium=CSE&amp;utm_content=%5BMatériels+Électroniques%5D&amp;utm_campaign=%5BPLA%5DFrance(FR)&amp;gclid=CjwKEAjwj4ugBRD1x4ST9YHplzMSJACTDms8muvj8QbS4Ixq7p8ttHOnAbLjrAG493sECanqw5FbnxoCNzjw_wcB"><text:span text:style-name="T5">http://fr.eachbuyer.com/usb-barcode-scanner-reader-bar-code-handheld-laser-id-upc-ean-hight-speed-p35671.html?currency=EUR&amp;utm_source=google&amp;utm_medium=CSE&amp;utm_content=%5BMat%C3%A9riels+%C3%89lectroniques%5D&amp;utm_campaign=%5BPLA%5DFrance(FR)&amp;gclid=CjwKEAjwj4ugBRD1x4ST9YHplzMSJACTDms8muvj8QbS4Ixq7p8ttHOnAbLjrAG493sECanqw5FbnxoCNzjw_wcB</text:span></text:a></text:p>
        </text:section>
        <text:section text:style-name="Sect1" text:name="magicdomid917">
          <text:p text:style-name="P20"> </text:p>
        </text:section>
        <text:section text:style-name="Sect1" text:name="Section20">
          <text:p text:style-name="P23"><text:bookmark text:name="magicdomid918"/>---Voight-Kampff_machine</text:p>
        </text:section>
        <text:section text:style-name="Sect1" text:name="magicdomid924">
          <text:p text:style-name="P20"><text:a xlink:type="simple" xlink:href="http://bladerunner.wikia.com/wiki/Voight-Kampff_machine"><text:span text:style-name="T5">http://bladerunner.wikia.com/wiki/Voight-Kampff_machine</text:span></text:a></text:p>
        </text:section>
        <text:section text:style-name="Sect1" text:name="magicdomid925">
          <text:p text:style-name="P20"><text:a xlink:type="simple" xlink:href="https://www.youtube.com/watch?v=Umc9ezAyJv0"><text:span text:style-name="T5">https://www.youtube.com/watch?v=Umc9ezAyJv0</text:span></text:a></text:p>
        </text:section>
        <text:section text:style-name="Sect1" text:name="magicdomid926">
          <text:p text:style-name="P20"><text:a xlink:type="simple" xlink:href="http://www.keithfullertonwhitman.com/photos/"><text:span text:style-name="T5">http://www.keithfullertonwhitman.com/photos/</text:span></text:a></text:p>
        </text:section>
        <text:section text:style-name="Sect1" text:name="magicdomid927">
          <text:p text:style-name="P20"> </text:p>
        </text:section>
        <text:section text:style-name="Sect1" text:name="magicdomid928">
          <text:p text:style-name="P23">---Personal genome machine (50 000 USD)</text:p>
        </text:section>
        <text:section text:style-name="Sect1" text:name="magicdomid929">
          <text:p text:style-name="P20"><text:a xlink:type="simple" xlink:href="http://www.forbes.com/forbes/2011/0117/features-jonathan-rothberg-medicine-tech-gene-machine.html"><text:span text:style-name="T5">http://www.forbes.com/forbes/2011/0117/features-jonathan-rothberg-medicine-tech-gene-machine.html</text:span></text:a></text:p>
        </text:section>
        <text:section text:style-name="Sect1" text:name="magicdomid930">
          <text:p text:style-name="P20"> </text:p>
        </text:section>
        <text:section text:style-name="Sect1" text:name="magicdomid931">
          <text:p text:style-name="P23">---DNA Sequencer</text:p>
        </text:section>
        <text:section text:style-name="Sect1" text:name="magicdomid932">
          <text:p text:style-name="P20"><text:a xlink:type="simple" xlink:href="http://infohost.nmt.edu/~biology/sequencer.htm"><text:span text:style-name="T5">http://infohost.nmt.edu/~biology/sequencer.htm</text:span></text:a></text:p>
        </text:section>
        <text:section text:style-name="Sect1" text:name="magicdomid933">
          <text:p text:style-name="P20"><text:a xlink:type="simple" xlink:href="http://www.clcbio.com/sequencer/"><text:span text:style-name="T5">http://www.clcbio.com/sequencer/</text:span></text:a></text:p>
        </text:section>
        <text:section text:style-name="Sect1" text:name="magicdomid934">
          <text:p text:style-name="P20"><text:a xlink:type="simple" xlink:href="http://www.oezratty.net/wordpress/wp-content/WindowsLiveWriter/Les-dessous-techniques-du-squenage-du-gn_82A7/gs-flx-diagram_thumb.jpg"><text:span text:style-name="T5">http://www.oezratty.net/wordpress/wp-content/WindowsLiveWriter/Les-dessous-techniques-du-squenage-du-gn_82A7/gs-flx-diagram_thumb.jpg</text:span></text:a></text:p>
        </text:section>
        <text:section text:style-name="Sect1" text:name="magicdomid935">
          <text:p text:style-name="P20"> </text:p>
        </text:section>
        <text:p text:style-name="P23">---3D Model</text:p>
        <text:section text:style-name="Sect1" text:name="magicdomid945">
          <text:p text:style-name="P20"><text:a xlink:type="simple" xlink:href="https://3dwarehouse.sketchup.com/model.html?redirect=1&amp;mid=70938b7d31c97132abfa9262626efd5"><text:span text:style-name="T5">https://3dwarehouse.sketchup.com/model.html?redirect=1&amp;mid=70938b7d31c97132abfa9262626efd5</text:span></text:a></text:p>
        </text:section>
        <text:section text:style-name="Sect1" text:name="magicdomid946">
          <text:p text:style-name="P23">---Data Sheet</text:p>
        </text:section>
        <text:section text:style-name="Sect1" text:name="magicdomid947">
          <text:p text:style-name="P20"><text:a xlink:type="simple" xlink:href="http://res.illumina.com/documents/products/datasheets/datasheet_miseq.pdf"><text:span text:style-name="T5">http://res.illumina.com/documents/products/datasheets/datasheet_miseq.pdf</text:span></text:a></text:p>
        </text:section>
        <text:section text:style-name="Sect1" text:name="magicdomid948">
          <text:p text:style-name="P20"> </text:p>
        </text:section>
        <text:section text:style-name="Sect1" text:name="magicdomid949">
          <text:p text:style-name="P23">---Make the case</text:p>
        </text:section>
        <text:section text:style-name="Sect1" text:name="magicdomid950">
          <text:p text:style-name="P20"><text:a xlink:type="simple" xlink:href="http://electronics.stackexchange.com/questions/111840/make-a-custom-plastic-case"><text:span text:style-name="T5">http://electronics.stackexchange.com/questions/111840/make-a-custom-plastic-case</text:span></text:a></text:p>
        </text:section>
        <text:section text:style-name="Sect1" text:name="magicdomid951">
          <text:p text:style-name="P20"><text:a xlink:type="simple" xlink:href="http://ask.metafilter.com/233463/How-to-get-a-plastic-case-made-for-a-prototype-product"><text:span text:style-name="T5">http://ask.metafilter.com/233463/How-to-get-a-plastic-case-made-for-a-prototype-product</text:span></text:a></text:p>
        </text:section>
        <text:section text:style-name="Sect1" text:name="magicdomid952">
          <text:p text:style-name="P20"><text:a xlink:type="simple" xlink:href="http://www.bopla.de/"><text:span text:style-name="T5">http://www.bopla.de/</text:span></text:a></text:p>
        </text:section>
        <text:section text:style-name="Sect1" text:name="magicdomid955">
          <text:p text:style-name="P20"><text:soft-page-break/> </text:p>
        </text:section>
        <text:section text:style-name="Sect1" text:name="magicdomid956">
          <text:p text:style-name="P20"> <text:span text:style-name="T5">---Desktop DNA printer</text:span></text:p>
        </text:section>
        <text:p text:style-name="P20"><text:a xlink:type="simple" xlink:href="http://helioslabs.blogspot.fr/2013/01/desktop-dna-printer-propoasl-1.html"><text:span text:style-name="T5">http://helioslabs.blogspot.fr/2013/01/desktop-dna-printer-propoasl-1.html</text:span></text:a></text:p>
        <text:section text:style-name="Sect1" text:name="magicdomid961">
          <text:p text:style-name="P20"> </text:p>
        </text:section>
        <text:section text:style-name="Sect1" text:name="Section21">
          <text:p text:style-name="P23"><text:bookmark text:name="magicdomid962"/>---Roland egx 350 engraver looks pretty much like a 3D bio printer machine</text:p>
        </text:section>
        <text:section text:style-name="Sect1" text:name="Section22">
          <text:p text:style-name="P20"><text:bookmark text:name="magicdomid963"/><text:a xlink:type="simple" xlink:href="http://www.engraving-machines-plus.com/assets/images/roland_egx-350_engraving_machine_01.jpg"><text:span text:style-name="T5">http://www.engraving-machines-plus.com/assets/images/roland_egx-350_engraving_machine_01.jpg</text:span></text:a></text:p>
        </text:section>
        <text:section text:style-name="Sect1" text:name="Section23">
          <text:p text:style-name="P20"><text:bookmark text:name="magicdomid964"/><text:span text:style-name="T5">[Bio 3D Printer](</text:span><text:a xlink:type="simple" xlink:href="http://3dprint.com/11136/life-print-x-bio3d/)"><text:span text:style-name="T5">http://3dprint.com/11136/life-print-x-bio3d/)</text:span></text:a><text:span text:style-name="T5"> : [LIFE-PRINTER X](</text:span><text:a xlink:type="simple" xlink:href="http://www.bio-3d.com/bioprinters.html)"><text:span text:style-name="T5">http://www.bio-3d.com/bioprinters.html)</text:span></text:a></text:p>
        </text:section>
        <text:section text:style-name="Sect1" text:name="Section24">
          <text:p text:style-name="P20"><text:bookmark text:name="magicdomid965"/> </text:p>
        </text:section>
        <text:section text:style-name="Sect1" text:name="Section25">
          <text:p text:style-name="P20"><text:bookmark text:name="magicdomid966"/> </text:p>
        </text:section>
      </text:section>
      <text:section text:style-name="Sect1" text:name="section-4">
        <text:p text:style-name="P20">ADDITIONAL JUNK</text:p>
        <text:p text:style-name="P20"><text:span text:style-name="Strong_20_Emphasis">20.</text:span> Glossary - on going writing...</text:p>
        <text:p text:style-name="P20"><text:span text:style-name="Strong_20_Emphasis">21.</text:span> Acknowledgements</text:p>
        <text:p text:style-name="P20"><text:span text:style-name="Strong_20_Emphasis">22.</text:span> Junkware Team</text:p>
      </text:section>
      <text:p text:style-name="Heading_20_1"><text:bookmark text:name="flPTApZuVB_23"/><text:span text:style-name="Strong_20_Emphasis">20.</text:span> <text:span text:style-name="T5">Glossary - </text:span><text:span text:style-name="Emphasis"><text:span text:style-name="T5">on going writing...</text:span></text:span></text:p>
      <text:p text:style-name="Text_20_body">Junk </text:p>
      <text:p text:style-name="Text_20_body">Garbage</text:p>
      <text:p text:style-name="P5">Junk DNA</text:p>
      <text:p text:style-name="P5">Algorithm</text:p>
      <text:p text:style-name="P1">Sequencer</text:p>
      <text:p text:style-name="P5">Tao Bao</text:p>
      <text:p text:style-name="P5">...</text:p>
      <text:p text:style-name="Text_20_body"><text:bookmark text:name="flPTApZuVB_25"/><text:span text:style-name="Strong_20_Emphasis"><text:span text:style-name="T5">Acknowledgements</text:span></text:span></text:p>
      <text:p text:style-name="P1">We want to thank so much for their support our dear partner Sophia Lin, from Make+ for her commitment and trust from the beginning of this amazing adventure ! She has such a great and joyful energy and her very professional and pragmatic has been very useful to us.</text:p>
      <text:p text:style-name="P1">Catherine Ruggeri, general curator for the celebration of the diplomatically relations between France and China, from Institut Français, allowed us tho dream of this project and make it happen. </text:p>
      <text:p text:style-name="P1">Crossed lab want to thank also the cleverness and open minded and adventurous Dicream for their fundamental support.</text:p>
      <text:p text:style-name="Text_20_body"><text:span text:style-name="T5">Junkware is an incredible human and spiritual adventure that allowed us to open our minds and think abroad of our usual intellectual boundaries</text:span>.</text:p>
      <text:p text:style-name="Text_20_body"> </text:p>
      <text:p text:style-name="Text_20_body"><text:span text:style-name="Strong_20_Emphasis"><text:span text:style-name="T5">Make +<text:line-break/></text:span></text:span><text:span text:style-name="T5">Founded in 2013 by artists, designers and engineers, Make+ helps organize events and activities, so that these different communities can exchange ideas and methods, and collaborate by working on real projects together.  </text:span></text:p>
      <text:p text:style-name="Text_20_body"><text:span text:style-name="T5">website : </text:span><text:a xlink:type="simple" xlink:href="http://makeplus.org/"><text:span text:style-name="T5">makeplus.org</text:span></text:a><text:span text:style-name="T5"><text:line-break/>weixin: makeplus<text:line-break/> </text:span></text:p>
      <text:p text:style-name="Text_20_body"><text:span text:style-name="Strong_20_Emphasis">CROSSED LAB<text:line-break/></text:span><text:span text:style-name="T5">Crossed Lab is a production agency in digital arts. Crossing styles, genres, and territories, Crossed Lab works on a renewed conception of production. Placing them as an innovative writing incubator, Crossed Lab set up a hybrid place between artistic issues, research, experimentation and transmission of our knowledge. They stick to a contemporary process crossing bridges of practices and creative process through a multimodal and trans-disciplinary approaches.</text:span></text:p>
      <text:p text:style-name="Text_20_body"><text:span text:style-name="T5">website : </text:span><text:a xlink:type="simple" xlink:href="http://www.crossedlab.org/"><text:span text:style-name="T5">  crossedlab.org</text:span></text:a><text:span text:style-name="T5"><text:line-break/>vimeo :  </text:span><text:a xlink:type="simple" xlink:href="http://vimeo.com/crossedlab"><text:span text:style-name="T5">vimeo.com/crossedlab</text:span></text:a><text:span text:style-name="T5"><text:line-break/> </text:span></text:p>
      <text:p text:style-name="Text_20_body"><text:span text:style-name="Strong_20_Emphasis">WORKSHOP SUPPORT: One Space</text:span> <text:span text:style-name="T4"><text:line-break/></text:span><text:span text:style-name="T5">ONE is a creative experimental space located in Shanghai Jingan district. It is open to all company and creative individuals. Participants are welcomed to take part in creative thinking process and space experimentations through workshops, talks and exhibitions.</text:span> </text:p>
      <text:p text:style-name="Text_20_body"><text:span text:style-name="T5">website : </text:span><text:a xlink:type="simple" xlink:href="http://one-magazine.net/one/"><text:span text:style-name="T5">one-magazine.net/one</text:span></text:a></text:p>
      <text:p text:style-name="P1"/>
      <text:p text:style-name="Text_20_body"><text:span text:style-name="Strong_20_Emphasis">Thierry Bardini Researcher<text:line-break/></text:span>Author of the book Junkware published in 2011, Thierry Bardini investigates the origines and stakes of cyberculture.<text:line-break/>Trained as an agronomist, he is today a professor of sociology of technologies at the University of Montreal, .</text:p>
      <text:p text:style-name="Text_20_body"> </text:p>
      <text:p text:style-name="Text_20_body"> </text:p>
      <text:p text:style-name="P1"><text:soft-page-break/></text:p>
      <text:p text:style-name="Text_20_body"><text:bookmark text:name="flPTApZuVB_26"/><text:span text:style-name="Strong_20_Emphasis"><text:span text:style-name="T5">Clément Renaud - artistic direction<text:line-break/></text:span></text:span><text:span text:style-name="T5">Clément Renaud develop experimental initiatives at the crossroad of art, code, science and technologies. After 6 years in China, he is now researching about new innovation models worlwide at the LTCI lab of ParisTech Telecom.<text:line-break/></text:span><text:a xlink:type="simple" xlink:href="http://clementrenaud.com/"><text:span text:style-name="T5">http://clementrenaud.com</text:span></text:a></text:p>
      <text:p text:style-name="Text_20_body"><text:line-break/><text:span text:style-name="Strong_20_Emphasis"><text:span text:style-name="T5">Catherine Lenoble Digital writings<text:line-break/></text:span></text:span><text:span text:style-name="T5">Catherine Lenoble explores writing in a networked environment. Ubiquity is the hero of her first novel petitBain, a meta-narrative published in 2010. Since 2012, she proposes creative workshops at the intersection of collaborative writing &amp; public space.<text:line-break/></text:span><text:a xlink:type="simple" xlink:href="http://litteraturing.wordpress.com/"><text:span text:style-name="T5">http://litteraturing.wordpress.com</text:span></text:a></text:p>
      <text:p text:style-name="Text_20_body"><text:line-break/><text:span text:style-name="Strong_20_Emphasis"><text:span text:style-name="T5">Julien Maudet Game designer<text:line-break/></text:span></text:span><text:span text:style-name="T5">Julien Maudet is a game designer and publisher. He founded in 2011 Les Chiens de l’Enfer to explore publishing, collaborative writing and distribution practices of board games in urban environment (print-on-demand, 3D printing, in situ creation).<text:line-break/></text:span><text:a xlink:type="simple" xlink:href="http://dcalk.org/"><text:span text:style-name="T5">http://dcalk.org</text:span></text:a></text:p>
      <text:p text:style-name="Text_20_body"><text:span text:style-name="Strong_20_Emphasis"><text:span text:style-name="T5">Qu Hongyuan Stage designer<text:line-break/></text:span></text:span><text:span text:style-name="T5">Both fashion and stage designer, Qu Hongyuan works between Shanghai and Lyon. She has founded in 2011 the 3rd Hand project to experiment ways of upcycling second hand clothes and fabric.<text:line-break/>http://quhongyuan.com</text:span></text:p>
      <text:p text:style-name="Text_20_body"><text:span text:style-name="Strong_20_Emphasis">Lionel Radisson Interactive designer</text:span><text:line-break/>Lionel Radisson creates installations where video, objects, languages and digital writings meet through generative design. His works have been shown in international exhibitions (Saint-Étienne Design Biennale, Bruxelles Nuit Blanche, CMoDA...) <text:a xlink:type="simple" xlink:href="http://makio135com/">http://makio135com</text:a></text:p>
      <text:p text:style-name="P1"/>
      <text:p text:style-name="Text_20_body"><text:span text:style-name="Strong_20_Emphasis"><text:span text:style-name="T5">Sophia Lin Curator China</text:span></text:span><text:span text:style-name="T5"><text:line-break/></text:span><text:span text:style-name="T7">Chinese-canadian living in Shanghai, Sophia Lin has founded the Make+ programe where artists, designers, academics and technologists from all over the world work together to develop projets artistic and experimental tech projects. <text:line-break/></text:span><text:a xlink:type="simple" xlink:href="http://makeplus.org/"><text:span text:style-name="T7">http://makeplus.org</text:span></text:a></text:p>
      <text:p text:style-name="Text_20_body"><text:span text:style-name="Strong_20_Emphasis"><text:span text:style-name="T7">Merryl Messaoudi Production</text:span></text:span><text:line-break/><text:span text:style-name="T5">Somewhere between film set, opera stages and music festivals, Merryl Messaoudi manage production development of projects and initiatives supporting hybrid and innovative writings. <text:line-break/></text:span><text:a xlink:type="simple" xlink:href="http://www.crossedlab.org/"><text:span text:style-name="T5">http://www.crossedlab.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Gillius ADF" svg:font-family="'Gillius ADF'"/>
    <style:font-face style:name="Inconsolata" svg:font-family="Inconsolata, 'Courier New', monospace"/>
    <style:font-face style:name="Lohit Hindi1" svg:font-family="'Lohit Hindi'"/>
    <style:font-face style:name="OpenSymbol" svg:font-family="OpenSymbol"/>
    <style:font-face style:name="arial" svg:font-family="arial, helvetica, sans-serif"/>
    <style:font-face style:name="tahoma" svg:font-family="tahoma, arial, helvetic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 PL SungtiL GB"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Gillius ADF" style:font-name-asian="Gillius ADF" style:font-name-complex="Gillius ADF"/>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fo:keep-together="alway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break-before="page" fo:background-color="#ffffff">
        <style:background-image/>
      </style:paragraph-properties>
      <style:text-properties fo:text-transform="uppercase"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text-transform="uppercase" style:font-name="Times New Roman" fo:font-size="18pt" fo:font-weight="bold" style:font-name-asian="AR PL SungtiL GB" style:font-size-asian="18pt" style:font-weight-asian="bold" style:font-name-complex="Lohit Hindi" style:font-size-complex="18pt" style:font-weight-complex="bold"/>
    </style:style>
    <style:style style:name="Heading_20_1.frontpage" style:display-name="Heading 1.frontpage" style:family="paragraph" style:parent-style-name="Heading_20_1">
      <style:paragraph-properties fo:text-align="center" style:justify-single-word="false"/>
      <style:text-properties fo:font-size="64pt" style:font-size-asian="64pt" style:font-size-complex="64pt"/>
    </style:style>
    <style:style style:name="Preformatted_20_Text" style:display-name="Preformatted Text" style:family="paragraph" style:parent-style-name="Standard" style:class="html">
      <style:paragraph-properties fo:margin-top="0in" fo:margin-bottom="0in"/>
      <style:text-properties style:font-name="Inconsolata" fo:font-size="10pt" style:font-name-asian="Inconsolata" style:font-size-asian="10pt" style:font-name-complex="Inconsolata"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Inconsolata" style:font-name-asian="Inconsolata" style:font-name-complex="Inconsolata"/>
    </style:style>
    <style:style style:name="Teletype" style:family="text">
      <style:text-properties style:font-name="Inconsolata" style:font-name-asian="Inconsolata" style:font-name-complex="Inconsolat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Junk-Venture Book</dc:title>
    <meta:document-statistic meta:table-count="0" meta:image-count="0" meta:object-count="0" meta:page-count="43" meta:paragraph-count="758" meta:word-count="16355" meta:character-count="114141" meta:non-whitespace-character-count="98158"/>
    <meta:generator>LibreOffice/3.5$Linux_X86_64 LibreOffice_project/350m1$Build-2</meta:generator>
    <meta:user-defined meta:name="copyright">Clément Renaud</meta:user-defined>
    <meta:user-defined meta:name="license">CC BY</meta:user-defined>
  </office:meta>
</office:document-meta>
</file>